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5pt"/>
    </style:style>
    <style:style style:name="co2" style:family="table-column">
      <style:table-column-properties fo:break-before="auto" style:column-width="107.69pt"/>
    </style:style>
    <style:style style:name="co3" style:family="table-column">
      <style:table-column-properties fo:break-before="auto" style:column-width="110.3pt"/>
    </style:style>
    <style:style style:name="co4" style:family="table-column">
      <style:table-column-properties fo:break-before="auto" style:column-width="36.9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daggerfall_palett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000000</text:p>
          </table:table-cell>
          <table:table-cell office:value-type="float" office:value="0" calcext:value-type="float">
            <text:p>0.00000</text:p>
          </table:table-cell>
          <table:table-cell table:number-columns-repeated="2" office:value-type="string" calcext:value-type="string">
            <text:p>Black</text:p>
          </table:table-cell>
          <table:table-cell table:style-name="clr_23_000000" table:formula="of:=T(ORG.OPENOFFICE.STYLE(CRTSTYLESIFNEED([.A1];&quot;clr&quot;)))">
            <text:p/>
          </table:table-cell>
        </table:table-row>
        <table:table-row table:style-name="ro1">
          <table:table-cell office:value-type="string" calcext:value-type="string">
            <text:p>#00FFF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Blue</text:p>
          </table:table-cell>
          <table:table-cell table:style-name="clr_23_00FFFF" table:formula="of:=T(ORG.OPENOFFICE.STYLE(CRTSTYLESIFNEED([.A2];&quot;clr&quot;)))">
            <text:p/>
          </table:table-cell>
        </table:table-row>
        <table:table-row table:style-name="ro1">
          <table:table-cell office:value-type="string" calcext:value-type="string">
            <text:p>#FFE581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alomie</text:p>
          </table:table-cell>
          <table:table-cell office:value-type="string" calcext:value-type="string">
            <text:p>Yellow</text:p>
          </table:table-cell>
          <table:table-cell table:style-name="clr_23_FFE581" table:formula="of:=T(ORG.OPENOFFICE.STYLE(CRTSTYLESIFNEED([.A3];&quot;clr&quot;)))">
            <text:p/>
          </table:table-cell>
        </table:table-row>
        <table:table-row table:style-name="ro1">
          <table:table-cell office:value-type="string" calcext:value-type="string">
            <text:p>#FFCE6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randis</text:p>
          </table:table-cell>
          <table:table-cell office:value-type="string" calcext:value-type="string">
            <text:p>Yellow</text:p>
          </table:table-cell>
          <table:table-cell table:style-name="clr_23_FFCE6B" table:formula="of:=T(ORG.OPENOFFICE.STYLE(CRTSTYLESIFNEED([.A4];&quot;clr&quot;)))">
            <text:p/>
          </table:table-cell>
        </table:table-row>
        <table:table-row table:style-name="ro1">
          <table:table-cell office:value-type="string" calcext:value-type="string">
            <text:p>#FFCE6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Yellow</text:p>
          </table:table-cell>
          <table:table-cell table:style-name="clr_23_FFCE63" table:formula="of:=T(ORG.OPENOFFICE.STYLE(CRTSTYLESIFNEED([.A5];&quot;clr&quot;)))">
            <text:p/>
          </table:table-cell>
        </table:table-row>
        <table:table-row table:style-name="ro1">
          <table:table-cell office:value-type="string" calcext:value-type="string">
            <text:p>#F7CE7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olden Glow</text:p>
          </table:table-cell>
          <table:table-cell office:value-type="string" calcext:value-type="string">
            <text:p>Yellow</text:p>
          </table:table-cell>
          <table:table-cell table:style-name="clr_23_F7CE73" table:formula="of:=T(ORG.OPENOFFICE.STYLE(CRTSTYLESIFNEED([.A6];&quot;clr&quot;)))">
            <text:p/>
          </table:table-cell>
        </table:table-row>
        <table:table-row table:style-name="ro1">
          <table:table-cell office:value-type="string" calcext:value-type="string">
            <text:p>#FFCE5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andelion</text:p>
          </table:table-cell>
          <table:table-cell office:value-type="string" calcext:value-type="string">
            <text:p>Yellow</text:p>
          </table:table-cell>
          <table:table-cell table:style-name="clr_23_FFCE5A" table:formula="of:=T(ORG.OPENOFFICE.STYLE(CRTSTYLESIFNEED([.A7];&quot;clr&quot;)))">
            <text:p/>
          </table:table-cell>
        </table:table-row>
        <table:table-row table:style-name="ro1">
          <table:table-cell office:value-type="string" calcext:value-type="string">
            <text:p>#F7CE6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weet Corn</text:p>
          </table:table-cell>
          <table:table-cell office:value-type="string" calcext:value-type="string">
            <text:p>Yellow</text:p>
          </table:table-cell>
          <table:table-cell table:style-name="clr_23_F7CE6B" table:formula="of:=T(ORG.OPENOFFICE.STYLE(CRTSTYLESIFNEED([.A8];&quot;clr&quot;)))">
            <text:p/>
          </table:table-cell>
        </table:table-row>
        <table:table-row table:style-name="ro1">
          <table:table-cell office:value-type="string" calcext:value-type="string">
            <text:p>#EFCE7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olden Sand</text:p>
          </table:table-cell>
          <table:table-cell office:value-type="string" calcext:value-type="string">
            <text:p>Yellow</text:p>
          </table:table-cell>
          <table:table-cell table:style-name="clr_23_EFCE73" table:formula="of:=T(ORG.OPENOFFICE.STYLE(CRTSTYLESIFNEED([.A9];&quot;clr&quot;)))">
            <text:p/>
          </table:table-cell>
        </table:table-row>
        <table:table-row table:style-name="ro1">
          <table:table-cell office:value-type="string" calcext:value-type="string">
            <text:p>#E7CE7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Wild Rice</text:p>
          </table:table-cell>
          <table:table-cell office:value-type="string" calcext:value-type="string">
            <text:p>Green</text:p>
          </table:table-cell>
          <table:table-cell table:style-name="clr_23_E7CE7B" table:formula="of:=T(ORG.OPENOFFICE.STYLE(CRTSTYLESIFNEED([.A10];&quot;clr&quot;)))">
            <text:p/>
          </table:table-cell>
        </table:table-row>
        <table:table-row table:style-name="ro1">
          <table:table-cell office:value-type="string" calcext:value-type="string">
            <text:p>#FFC66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randis</text:p>
          </table:table-cell>
          <table:table-cell office:value-type="string" calcext:value-type="string">
            <text:p>Yellow</text:p>
          </table:table-cell>
          <table:table-cell table:style-name="clr_23_FFC663" table:formula="of:=T(ORG.OPENOFFICE.STYLE(CRTSTYLESIFNEED([.A11];&quot;clr&quot;)))">
            <text:p/>
          </table:table-cell>
        </table:table-row>
        <table:table-row table:style-name="ro1">
          <table:table-cell office:value-type="string" calcext:value-type="string">
            <text:p>#FFC55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olden Tainoi</text:p>
          </table:table-cell>
          <table:table-cell office:value-type="string" calcext:value-type="string">
            <text:p>Yellow</text:p>
          </table:table-cell>
          <table:table-cell table:style-name="clr_23_FFC556" table:formula="of:=T(ORG.OPENOFFICE.STYLE(CRTSTYLESIFNEED([.A12];&quot;clr&quot;)))">
            <text:p/>
          </table:table-cell>
        </table:table-row>
        <table:table-row table:style-name="ro1">
          <table:table-cell office:value-type="string" calcext:value-type="string">
            <text:p>#E7C67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arzipan</text:p>
          </table:table-cell>
          <table:table-cell office:value-type="string" calcext:value-type="string">
            <text:p>Yellow</text:p>
          </table:table-cell>
          <table:table-cell table:style-name="clr_23_E7C67A" table:formula="of:=T(ORG.OPENOFFICE.STYLE(CRTSTYLESIFNEED([.A13];&quot;clr&quot;)))">
            <text:p/>
          </table:table-cell>
        </table:table-row>
        <table:table-row table:style-name="ro1">
          <table:table-cell office:value-type="string" calcext:value-type="string">
            <text:p>#DEC68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andwisp</text:p>
          </table:table-cell>
          <table:table-cell office:value-type="string" calcext:value-type="string">
            <text:p>Yellow</text:p>
          </table:table-cell>
          <table:table-cell table:style-name="clr_23_DEC680" table:formula="of:=T(ORG.OPENOFFICE.STYLE(CRTSTYLESIFNEED([.A14];&quot;clr&quot;)))">
            <text:p/>
          </table:table-cell>
        </table:table-row>
        <table:table-row table:style-name="ro1">
          <table:table-cell office:value-type="string" calcext:value-type="string">
            <text:p>#F7BD4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Kournikova</text:p>
          </table:table-cell>
          <table:table-cell office:value-type="string" calcext:value-type="string">
            <text:p>Yellow</text:p>
          </table:table-cell>
          <table:table-cell table:style-name="clr_23_F7BD4F" table:formula="of:=T(ORG.OPENOFFICE.STYLE(CRTSTYLESIFNEED([.A15];&quot;clr&quot;)))">
            <text:p/>
          </table:table-cell>
        </table:table-row>
        <table:table-row table:style-name="ro1">
          <table:table-cell office:value-type="string" calcext:value-type="string">
            <text:p>#D0B98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Brown</text:p>
          </table:table-cell>
          <table:table-cell table:style-name="clr_23_D0B986" table:formula="of:=T(ORG.OPENOFFICE.STYLE(CRTSTYLESIFNEED([.A16];&quot;clr&quot;)))">
            <text:p/>
          </table:table-cell>
        </table:table-row>
        <table:table-row table:style-name="ro1">
          <table:table-cell office:value-type="string" calcext:value-type="string">
            <text:p>#E4B25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onchi</text:p>
          </table:table-cell>
          <table:table-cell office:value-type="string" calcext:value-type="string">
            <text:p>Yellow</text:p>
          </table:table-cell>
          <table:table-cell table:style-name="clr_23_E4B250" table:formula="of:=T(ORG.OPENOFFICE.STYLE(CRTSTYLESIFNEED([.A17];&quot;clr&quot;)))">
            <text:p/>
          </table:table-cell>
        </table:table-row>
        <table:table-row table:style-name="ro1">
          <table:table-cell office:value-type="string" calcext:value-type="string">
            <text:p>#BAAE9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Akaroa</text:p>
          </table:table-cell>
          <table:table-cell office:value-type="string" calcext:value-type="string">
            <text:p>Yellow</text:p>
          </table:table-cell>
          <table:table-cell table:style-name="clr_23_BAAE93" table:formula="of:=T(ORG.OPENOFFICE.STYLE(CRTSTYLESIFNEED([.A18];&quot;clr&quot;)))">
            <text:p/>
          </table:table-cell>
        </table:table-row>
        <table:table-row table:style-name="ro1">
          <table:table-cell office:value-type="string" calcext:value-type="string">
            <text:p>#B0A494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ison Hide</text:p>
          </table:table-cell>
          <table:table-cell office:value-type="string" calcext:value-type="string">
            <text:p>Yellow</text:p>
          </table:table-cell>
          <table:table-cell table:style-name="clr_23_B0A494" table:formula="of:=T(ORG.OPENOFFICE.STYLE(CRTSTYLESIFNEED([.A19];&quot;clr&quot;)))">
            <text:p/>
          </table:table-cell>
        </table:table-row>
        <table:table-row table:style-name="ro1">
          <table:table-cell office:value-type="string" calcext:value-type="string">
            <text:p>#CE9F4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Anzac</text:p>
          </table:table-cell>
          <table:table-cell office:value-type="string" calcext:value-type="string">
            <text:p>Yellow</text:p>
          </table:table-cell>
          <table:table-cell table:style-name="clr_23_CE9F49" table:formula="of:=T(ORG.OPENOFFICE.STYLE(CRTSTYLESIFNEED([.A20];&quot;clr&quot;)))">
            <text:p/>
          </table:table-cell>
        </table:table-row>
        <table:table-row table:style-name="ro1">
          <table:table-cell office:value-type="string" calcext:value-type="string">
            <text:p>#B3A07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andrift</text:p>
          </table:table-cell>
          <table:table-cell office:value-type="string" calcext:value-type="string">
            <text:p>Brown</text:p>
          </table:table-cell>
          <table:table-cell table:style-name="clr_23_B3A079" table:formula="of:=T(ORG.OPENOFFICE.STYLE(CRTSTYLESIFNEED([.A21];&quot;clr&quot;)))">
            <text:p/>
          </table:table-cell>
        </table:table-row>
        <table:table-row table:style-name="ro1">
          <table:table-cell office:value-type="string" calcext:value-type="string">
            <text:p>#A59C9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Nobel</text:p>
          </table:table-cell>
          <table:table-cell office:value-type="string" calcext:value-type="string">
            <text:p>Grey</text:p>
          </table:table-cell>
          <table:table-cell table:style-name="clr_23_A59C9C" table:formula="of:=T(ORG.OPENOFFICE.STYLE(CRTSTYLESIFNEED([.A22];&quot;clr&quot;)))">
            <text:p/>
          </table:table-cell>
        </table:table-row>
        <table:table-row table:style-name="ro1">
          <table:table-cell office:value-type="string" calcext:value-type="string">
            <text:p>#B9944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Husk</text:p>
          </table:table-cell>
          <table:table-cell office:value-type="string" calcext:value-type="string">
            <text:p>Yellow</text:p>
          </table:table-cell>
          <table:table-cell table:style-name="clr_23_B9944C" table:formula="of:=T(ORG.OPENOFFICE.STYLE(CRTSTYLESIFNEED([.A23];&quot;clr&quot;)))">
            <text:p/>
          </table:table-cell>
        </table:table-row>
        <table:table-row table:style-name="ro1">
          <table:table-cell office:value-type="string" calcext:value-type="string">
            <text:p>#A1937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Brown</text:p>
          </table:table-cell>
          <table:table-cell table:style-name="clr_23_A1937D" table:formula="of:=T(ORG.OPENOFFICE.STYLE(CRTSTYLESIFNEED([.A24];&quot;clr&quot;)))">
            <text:p/>
          </table:table-cell>
        </table:table-row>
        <table:table-row table:style-name="ro1">
          <table:table-cell office:value-type="string" calcext:value-type="string">
            <text:p>#A48D5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edium Wood</text:p>
          </table:table-cell>
          <table:table-cell office:value-type="string" calcext:value-type="string">
            <text:p>Brown</text:p>
          </table:table-cell>
          <table:table-cell table:style-name="clr_23_A48D5E" table:formula="of:=T(ORG.OPENOFFICE.STYLE(CRTSTYLESIFNEED([.A25];&quot;clr&quot;)))">
            <text:p/>
          </table:table-cell>
        </table:table-row>
        <table:table-row table:style-name="ro1">
          <table:table-cell office:value-type="string" calcext:value-type="string">
            <text:p>#A4824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Luxor Gold</text:p>
          </table:table-cell>
          <table:table-cell office:value-type="string" calcext:value-type="string">
            <text:p>Yellow</text:p>
          </table:table-cell>
          <table:table-cell table:style-name="clr_23_A48243" table:formula="of:=T(ORG.OPENOFFICE.STYLE(CRTSTYLESIFNEED([.A26];&quot;clr&quot;)))">
            <text:p/>
          </table:table-cell>
        </table:table-row>
        <table:table-row table:style-name="ro1">
          <table:table-cell office:value-type="string" calcext:value-type="string">
            <text:p>#8C817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chooner</text:p>
          </table:table-cell>
          <table:table-cell office:value-type="string" calcext:value-type="string">
            <text:p>Brown</text:p>
          </table:table-cell>
          <table:table-cell table:style-name="clr_23_8C8177" table:formula="of:=T(ORG.OPENOFFICE.STYLE(CRTSTYLESIFNEED([.A27];&quot;clr&quot;)))">
            <text:p/>
          </table:table-cell>
        </table:table-row>
        <table:table-row table:style-name="ro1">
          <table:table-cell office:value-type="string" calcext:value-type="string">
            <text:p>#89795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Brown</text:p>
          </table:table-cell>
          <table:table-cell table:style-name="clr_23_89795E" table:formula="of:=T(ORG.OPENOFFICE.STYLE(CRTSTYLESIFNEED([.A28];&quot;clr&quot;)))">
            <text:p/>
          </table:table-cell>
        </table:table-row>
        <table:table-row table:style-name="ro1">
          <table:table-cell office:value-type="string" calcext:value-type="string">
            <text:p>#84776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and Dune</text:p>
          </table:table-cell>
          <table:table-cell office:value-type="string" calcext:value-type="string">
            <text:p>Brown</text:p>
          </table:table-cell>
          <table:table-cell table:style-name="clr_23_84776B" table:formula="of:=T(ORG.OPENOFFICE.STYLE(CRTSTYLESIFNEED([.A29];&quot;clr&quot;)))">
            <text:p/>
          </table:table-cell>
        </table:table-row>
        <table:table-row table:style-name="ro1">
          <table:table-cell office:value-type="string" calcext:value-type="string">
            <text:p>#84725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Green</text:p>
          </table:table-cell>
          <table:table-cell table:style-name="clr_23_847252" table:formula="of:=T(ORG.OPENOFFICE.STYLE(CRTSTYLESIFNEED([.A30];&quot;clr&quot;)))">
            <text:p/>
          </table:table-cell>
        </table:table-row>
        <table:table-row table:style-name="ro1">
          <table:table-cell office:value-type="string" calcext:value-type="string">
            <text:p>#89704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ark Wood</text:p>
          </table:table-cell>
          <table:table-cell office:value-type="string" calcext:value-type="string">
            <text:p>Brown</text:p>
          </table:table-cell>
          <table:table-cell table:style-name="clr_23_897042" table:formula="of:=T(ORG.OPENOFFICE.STYLE(CRTSTYLESIFNEED([.A31];&quot;clr&quot;)))">
            <text:p/>
          </table:table-cell>
        </table:table-row>
        <table:table-row table:style-name="ro1">
          <table:table-cell office:value-type="string" calcext:value-type="string">
            <text:p>#76695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Brown</text:p>
          </table:table-cell>
          <table:table-cell table:style-name="clr_23_76695D" table:formula="of:=T(ORG.OPENOFFICE.STYLE(CRTSTYLESIFNEED([.A32];&quot;clr&quot;)))">
            <text:p/>
          </table:table-cell>
        </table:table-row>
        <table:table-row table:style-name="ro1">
          <table:table-cell office:value-type="string" calcext:value-type="string">
            <text:p>#705E4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oya Bean</text:p>
          </table:table-cell>
          <table:table-cell office:value-type="string" calcext:value-type="string">
            <text:p>Brown</text:p>
          </table:table-cell>
          <table:table-cell table:style-name="clr_23_705E48" table:formula="of:=T(ORG.OPENOFFICE.STYLE(CRTSTYLESIFNEED([.A33];&quot;clr&quot;)))">
            <text:p/>
          </table:table-cell>
        </table:table-row>
        <table:table-row table:style-name="ro1">
          <table:table-cell office:value-type="string" calcext:value-type="string">
            <text:p>#F4CAA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Yellow</text:p>
          </table:table-cell>
          <table:table-cell table:style-name="clr_23_F4CAA7" table:formula="of:=T(ORG.OPENOFFICE.STYLE(CRTSTYLESIFNEED([.A34];&quot;clr&quot;)))">
            <text:p/>
          </table:table-cell>
        </table:table-row>
        <table:table-row table:style-name="ro1">
          <table:table-cell office:value-type="string" calcext:value-type="string">
            <text:p>#E3B49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urly Wood</text:p>
          </table:table-cell>
          <table:table-cell office:value-type="string" calcext:value-type="string">
            <text:p>Brown</text:p>
          </table:table-cell>
          <table:table-cell table:style-name="clr_23_E3B490" table:formula="of:=T(ORG.OPENOFFICE.STYLE(CRTSTYLESIFNEED([.A35];&quot;clr&quot;)))">
            <text:p/>
          </table:table-cell>
        </table:table-row>
        <table:table-row table:style-name="ro1">
          <table:table-cell office:value-type="string" calcext:value-type="string">
            <text:p>#CF987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Feldspar</text:p>
          </table:table-cell>
          <table:table-cell office:value-type="string" calcext:value-type="string">
            <text:p>Red</text:p>
          </table:table-cell>
          <table:table-cell table:style-name="clr_23_CF9876" table:formula="of:=T(ORG.OPENOFFICE.STYLE(CRTSTYLESIFNEED([.A36];&quot;clr&quot;)))">
            <text:p/>
          </table:table-cell>
        </table:table-row>
        <table:table-row table:style-name="ro1">
          <table:table-cell office:value-type="string" calcext:value-type="string">
            <text:p>#C18564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Fallow</text:p>
          </table:table-cell>
          <table:table-cell office:value-type="string" calcext:value-type="string">
            <text:p>Brown</text:p>
          </table:table-cell>
          <table:table-cell table:style-name="clr_23_C18564" table:formula="of:=T(ORG.OPENOFFICE.STYLE(CRTSTYLESIFNEED([.A37];&quot;clr&quot;)))">
            <text:p/>
          </table:table-cell>
        </table:table-row>
        <table:table-row table:style-name="ro1">
          <table:table-cell office:value-type="string" calcext:value-type="string">
            <text:p>#B4715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Orange</text:p>
          </table:table-cell>
          <table:table-cell table:style-name="clr_23_B47150" table:formula="of:=T(ORG.OPENOFFICE.STYLE(CRTSTYLESIFNEED([.A38];&quot;clr&quot;)))">
            <text:p/>
          </table:table-cell>
        </table:table-row>
        <table:table-row table:style-name="ro1">
          <table:table-cell office:value-type="string" calcext:value-type="string">
            <text:p>#A5644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Brown</text:p>
          </table:table-cell>
          <table:table-cell table:style-name="clr_23_A56446" table:formula="of:=T(ORG.OPENOFFICE.STYLE(CRTSTYLESIFNEED([.A39];&quot;clr&quot;)))">
            <text:p/>
          </table:table-cell>
        </table:table-row>
        <table:table-row table:style-name="ro1">
          <table:table-cell office:value-type="string" calcext:value-type="string">
            <text:p>#985D3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Brown</text:p>
          </table:table-cell>
          <table:table-cell table:style-name="clr_23_985D3F" table:formula="of:=T(ORG.OPENOFFICE.STYLE(CRTSTYLESIFNEED([.A40];&quot;clr&quot;)))">
            <text:p/>
          </table:table-cell>
        </table:table-row>
        <table:table-row table:style-name="ro1">
          <table:table-cell office:value-type="string" calcext:value-type="string">
            <text:p>#8C563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ope</text:p>
          </table:table-cell>
          <table:table-cell office:value-type="string" calcext:value-type="string">
            <text:p>Orange</text:p>
          </table:table-cell>
          <table:table-cell table:style-name="clr_23_8C5637" table:formula="of:=T(ORG.OPENOFFICE.STYLE(CRTSTYLESIFNEED([.A41];&quot;clr&quot;)))">
            <text:p/>
          </table:table-cell>
        </table:table-row>
        <table:table-row table:style-name="ro1">
          <table:table-cell office:value-type="string" calcext:value-type="string">
            <text:p>#814F3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Korma</text:p>
          </table:table-cell>
          <table:table-cell office:value-type="string" calcext:value-type="string">
            <text:p>Orange</text:p>
          </table:table-cell>
          <table:table-cell table:style-name="clr_23_814F30" table:formula="of:=T(ORG.OPENOFFICE.STYLE(CRTSTYLESIFNEED([.A42];&quot;clr&quot;)))">
            <text:p/>
          </table:table-cell>
        </table:table-row>
        <table:table-row table:style-name="ro1">
          <table:table-cell office:value-type="string" calcext:value-type="string">
            <text:p>#7A4B2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Korma</text:p>
          </table:table-cell>
          <table:table-cell office:value-type="string" calcext:value-type="string">
            <text:p>Orange</text:p>
          </table:table-cell>
          <table:table-cell table:style-name="clr_23_7A4B2B" table:formula="of:=T(ORG.OPENOFFICE.STYLE(CRTSTYLESIFNEED([.A43];&quot;clr&quot;)))">
            <text:p/>
          </table:table-cell>
        </table:table-row>
        <table:table-row table:style-name="ro1">
          <table:table-cell office:value-type="string" calcext:value-type="string">
            <text:p>#70462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emi-Sweet Chocolate</text:p>
          </table:table-cell>
          <table:table-cell office:value-type="string" calcext:value-type="string">
            <text:p>Brown</text:p>
          </table:table-cell>
          <table:table-cell table:style-name="clr_23_704628" table:formula="of:=T(ORG.OPENOFFICE.STYLE(CRTSTYLESIFNEED([.A44];&quot;clr&quot;)))">
            <text:p/>
          </table:table-cell>
        </table:table-row>
        <table:table-row table:style-name="ro1">
          <table:table-cell office:value-type="string" calcext:value-type="string">
            <text:p>#67402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emi-Sweet Chocolate</text:p>
          </table:table-cell>
          <table:table-cell office:value-type="string" calcext:value-type="string">
            <text:p>Brown</text:p>
          </table:table-cell>
          <table:table-cell table:style-name="clr_23_674027" table:formula="of:=T(ORG.OPENOFFICE.STYLE(CRTSTYLESIFNEED([.A45];&quot;clr&quot;)))">
            <text:p/>
          </table:table-cell>
        </table:table-row>
        <table:table-row table:style-name="ro1">
          <table:table-cell office:value-type="string" calcext:value-type="string">
            <text:p>#5B432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racken</text:p>
          </table:table-cell>
          <table:table-cell office:value-type="string" calcext:value-type="string">
            <text:p>Brown</text:p>
          </table:table-cell>
          <table:table-cell table:style-name="clr_23_5B4326" table:formula="of:=T(ORG.OPENOFFICE.STYLE(CRTSTYLESIFNEED([.A46];&quot;clr&quot;)))">
            <text:p/>
          </table:table-cell>
        </table:table-row>
        <table:table-row table:style-name="ro1">
          <table:table-cell office:value-type="string" calcext:value-type="string">
            <text:p>#4F3F2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eep Bronze</text:p>
          </table:table-cell>
          <table:table-cell office:value-type="string" calcext:value-type="string">
            <text:p>Brown</text:p>
          </table:table-cell>
          <table:table-cell table:style-name="clr_23_4F3F2B" table:formula="of:=T(ORG.OPENOFFICE.STYLE(CRTSTYLESIFNEED([.A47];&quot;clr&quot;)))">
            <text:p/>
          </table:table-cell>
        </table:table-row>
        <table:table-row table:style-name="ro1">
          <table:table-cell office:value-type="string" calcext:value-type="string">
            <text:p>#42362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Jacko Bean</text:p>
          </table:table-cell>
          <table:table-cell office:value-type="string" calcext:value-type="string">
            <text:p>Brown</text:p>
          </table:table-cell>
          <table:table-cell table:style-name="clr_23_423629" table:formula="of:=T(ORG.OPENOFFICE.STYLE(CRTSTYLESIFNEED([.A48];&quot;clr&quot;)))">
            <text:p/>
          </table:table-cell>
        </table:table-row>
        <table:table-row table:style-name="ro1">
          <table:table-cell office:value-type="string" calcext:value-type="string">
            <text:p>#36322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raphite</text:p>
          </table:table-cell>
          <table:table-cell office:value-type="string" calcext:value-type="string">
            <text:p>Yellow</text:p>
          </table:table-cell>
          <table:table-cell table:style-name="clr_23_363228" table:formula="of:=T(ORG.OPENOFFICE.STYLE(CRTSTYLESIFNEED([.A49];&quot;clr&quot;)))">
            <text:p/>
          </table:table-cell>
        </table:table-row>
        <table:table-row table:style-name="ro1">
          <table:table-cell office:value-type="string" calcext:value-type="string">
            <text:p>#E8BCC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Red</text:p>
          </table:table-cell>
          <table:table-cell table:style-name="clr_23_E8BCC8" table:formula="of:=T(ORG.OPENOFFICE.STYLE(CRTSTYLESIFNEED([.A50];&quot;clr&quot;)))">
            <text:p/>
          </table:table-cell>
        </table:table-row>
        <table:table-row table:style-name="ro1">
          <table:table-cell office:value-type="string" calcext:value-type="string">
            <text:p>#DCA6B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lossom</text:p>
          </table:table-cell>
          <table:table-cell office:value-type="string" calcext:value-type="string">
            <text:p>Red</text:p>
          </table:table-cell>
          <table:table-cell table:style-name="clr_23_DCA6BC" table:formula="of:=T(ORG.OPENOFFICE.STYLE(CRTSTYLESIFNEED([.A51];&quot;clr&quot;)))">
            <text:p/>
          </table:table-cell>
        </table:table-row>
        <table:table-row table:style-name="ro1">
          <table:table-cell office:value-type="string" calcext:value-type="string">
            <text:p>#CC92A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Red</text:p>
          </table:table-cell>
          <table:table-cell table:style-name="clr_23_CC92AA" table:formula="of:=T(ORG.OPENOFFICE.STYLE(CRTSTYLESIFNEED([.A52];&quot;clr&quot;)))">
            <text:p/>
          </table:table-cell>
        </table:table-row>
        <table:table-row table:style-name="ro1">
          <table:table-cell office:value-type="string" calcext:value-type="string">
            <text:p>#BC7F9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Red</text:p>
          </table:table-cell>
          <table:table-cell table:style-name="clr_23_BC7F9E" table:formula="of:=T(ORG.OPENOFFICE.STYLE(CRTSTYLESIFNEED([.A53];&quot;clr&quot;)))">
            <text:p/>
          </table:table-cell>
        </table:table-row>
        <table:table-row table:style-name="ro1">
          <table:table-cell office:value-type="string" calcext:value-type="string">
            <text:p>#AF6F9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Red</text:p>
          </table:table-cell>
          <table:table-cell table:style-name="clr_23_AF6F90" table:formula="of:=T(ORG.OPENOFFICE.STYLE(CRTSTYLESIFNEED([.A54];&quot;clr&quot;)))">
            <text:p/>
          </table:table-cell>
        </table:table-row>
        <table:table-row table:style-name="ro1">
          <table:table-cell office:value-type="string" calcext:value-type="string">
            <text:p>#9B628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trikemaster</text:p>
          </table:table-cell>
          <table:table-cell office:value-type="string" calcext:value-type="string">
            <text:p>Violet</text:p>
          </table:table-cell>
          <table:table-cell table:style-name="clr_23_9B6282" table:formula="of:=T(ORG.OPENOFFICE.STYLE(CRTSTYLESIFNEED([.A55];&quot;clr&quot;)))">
            <text:p/>
          </table:table-cell>
        </table:table-row>
        <table:table-row table:style-name="ro1">
          <table:table-cell office:value-type="string" calcext:value-type="string">
            <text:p>#8F547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annon Pink</text:p>
          </table:table-cell>
          <table:table-cell office:value-type="string" calcext:value-type="string">
            <text:p>Red</text:p>
          </table:table-cell>
          <table:table-cell table:style-name="clr_23_8F5477" table:formula="of:=T(ORG.OPENOFFICE.STYLE(CRTSTYLESIFNEED([.A56];&quot;clr&quot;)))">
            <text:p/>
          </table:table-cell>
        </table:table-row>
        <table:table-row table:style-name="ro1">
          <table:table-cell office:value-type="string" calcext:value-type="string">
            <text:p>#7F4D6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osmic</text:p>
          </table:table-cell>
          <table:table-cell office:value-type="string" calcext:value-type="string">
            <text:p>Violet</text:p>
          </table:table-cell>
          <table:table-cell table:style-name="clr_23_7F4D6A" table:formula="of:=T(ORG.OPENOFFICE.STYLE(CRTSTYLESIFNEED([.A57];&quot;clr&quot;)))">
            <text:p/>
          </table:table-cell>
        </table:table-row>
        <table:table-row table:style-name="ro1">
          <table:table-cell office:value-type="string" calcext:value-type="string">
            <text:p>#6D456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osmic</text:p>
          </table:table-cell>
          <table:table-cell office:value-type="string" calcext:value-type="string">
            <text:p>Violet</text:p>
          </table:table-cell>
          <table:table-cell table:style-name="clr_23_6D4566" table:formula="of:=T(ORG.OPENOFFICE.STYLE(CRTSTYLESIFNEED([.A58];&quot;clr&quot;)))">
            <text:p/>
          </table:table-cell>
        </table:table-row>
        <table:table-row table:style-name="ro1">
          <table:table-cell office:value-type="string" calcext:value-type="string">
            <text:p>#65416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Finn</text:p>
          </table:table-cell>
          <table:table-cell office:value-type="string" calcext:value-type="string">
            <text:p>Violet</text:p>
          </table:table-cell>
          <table:table-cell table:style-name="clr_23_654160" table:formula="of:=T(ORG.OPENOFFICE.STYLE(CRTSTYLESIFNEED([.A59];&quot;clr&quot;)))">
            <text:p/>
          </table:table-cell>
        </table:table-row>
        <table:table-row table:style-name="ro1">
          <table:table-cell office:value-type="string" calcext:value-type="string">
            <text:p>#563A4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Loulou</text:p>
          </table:table-cell>
          <table:table-cell office:value-type="string" calcext:value-type="string">
            <text:p>Violet</text:p>
          </table:table-cell>
          <table:table-cell table:style-name="clr_23_563A4D" table:formula="of:=T(ORG.OPENOFFICE.STYLE(CRTSTYLESIFNEED([.A60];&quot;clr&quot;)))">
            <text:p/>
          </table:table-cell>
        </table:table-row>
        <table:table-row table:style-name="ro1">
          <table:table-cell office:value-type="string" calcext:value-type="string">
            <text:p>#4B344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Loulou</text:p>
          </table:table-cell>
          <table:table-cell office:value-type="string" calcext:value-type="string">
            <text:p>Violet</text:p>
          </table:table-cell>
          <table:table-cell table:style-name="clr_23_4B3447" table:formula="of:=T(ORG.OPENOFFICE.STYLE(CRTSTYLESIFNEED([.A61];&quot;clr&quot;)))">
            <text:p/>
          </table:table-cell>
        </table:table-row>
        <table:table-row table:style-name="ro1">
          <table:table-cell office:value-type="string" calcext:value-type="string">
            <text:p>#43333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Violet</text:p>
          </table:table-cell>
          <table:table-cell table:style-name="clr_23_43333F" table:formula="of:=T(ORG.OPENOFFICE.STYLE(CRTSTYLESIFNEED([.A62];&quot;clr&quot;)))">
            <text:p/>
          </table:table-cell>
        </table:table-row>
        <table:table-row table:style-name="ro1">
          <table:table-cell office:value-type="string" calcext:value-type="string">
            <text:p>#3F2F3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Voodoo</text:p>
          </table:table-cell>
          <table:table-cell office:value-type="string" calcext:value-type="string">
            <text:p>Violet</text:p>
          </table:table-cell>
          <table:table-cell table:style-name="clr_23_3F2F38" table:formula="of:=T(ORG.OPENOFFICE.STYLE(CRTSTYLESIFNEED([.A63];&quot;clr&quot;)))">
            <text:p/>
          </table:table-cell>
        </table:table-row>
        <table:table-row table:style-name="ro1">
          <table:table-cell office:value-type="string" calcext:value-type="string">
            <text:p>#382D34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elanzane</text:p>
          </table:table-cell>
          <table:table-cell office:value-type="string" calcext:value-type="string">
            <text:p>Violet</text:p>
          </table:table-cell>
          <table:table-cell table:style-name="clr_23_382D34" table:formula="of:=T(ORG.OPENOFFICE.STYLE(CRTSTYLESIFNEED([.A64];&quot;clr&quot;)))">
            <text:p/>
          </table:table-cell>
        </table:table-row>
        <table:table-row table:style-name="ro1">
          <table:table-cell office:value-type="string" calcext:value-type="string">
            <text:p>#2E2C2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Fuscous Grey</text:p>
          </table:table-cell>
          <table:table-cell office:value-type="string" calcext:value-type="string">
            <text:p>Grey</text:p>
          </table:table-cell>
          <table:table-cell table:style-name="clr_23_2E2C2E" table:formula="of:=T(ORG.OPENOFFICE.STYLE(CRTSTYLESIFNEED([.A65];&quot;clr&quot;)))">
            <text:p/>
          </table:table-cell>
        </table:table-row>
        <table:table-row table:style-name="ro1">
          <table:table-cell office:value-type="string" calcext:value-type="string">
            <text:p>#F5D4A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equila</text:p>
          </table:table-cell>
          <table:table-cell office:value-type="string" calcext:value-type="string">
            <text:p>Yellow</text:p>
          </table:table-cell>
          <table:table-cell table:style-name="clr_23_F5D4AC" table:formula="of:=T(ORG.OPENOFFICE.STYLE(CRTSTYLESIFNEED([.A66];&quot;clr&quot;)))">
            <text:p/>
          </table:table-cell>
        </table:table-row>
        <table:table-row table:style-name="ro1">
          <table:table-cell office:value-type="string" calcext:value-type="string">
            <text:p>#E5C19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hamois</text:p>
          </table:table-cell>
          <table:table-cell office:value-type="string" calcext:value-type="string">
            <text:p>Yellow</text:p>
          </table:table-cell>
          <table:table-cell table:style-name="clr_23_E5C196" table:formula="of:=T(ORG.OPENOFFICE.STYLE(CRTSTYLESIFNEED([.A67];&quot;clr&quot;)))">
            <text:p/>
          </table:table-cell>
        </table:table-row>
        <table:table-row table:style-name="ro1">
          <table:table-cell office:value-type="string" calcext:value-type="string">
            <text:p>#D5AE8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alico</text:p>
          </table:table-cell>
          <table:table-cell office:value-type="string" calcext:value-type="string">
            <text:p>Brown</text:p>
          </table:table-cell>
          <table:table-cell table:style-name="clr_23_D5AE80" table:formula="of:=T(ORG.OPENOFFICE.STYLE(CRTSTYLESIFNEED([.A68];&quot;clr&quot;)))">
            <text:p/>
          </table:table-cell>
        </table:table-row>
        <table:table-row table:style-name="ro1">
          <table:table-cell office:value-type="string" calcext:value-type="string">
            <text:p>#C49A6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Fallow</text:p>
          </table:table-cell>
          <table:table-cell office:value-type="string" calcext:value-type="string">
            <text:p>Brown</text:p>
          </table:table-cell>
          <table:table-cell table:style-name="clr_23_C49A69" table:formula="of:=T(ORG.OPENOFFICE.STYLE(CRTSTYLESIFNEED([.A69];&quot;clr&quot;)))">
            <text:p/>
          </table:table-cell>
        </table:table-row>
        <table:table-row table:style-name="ro1">
          <table:table-cell office:value-type="string" calcext:value-type="string">
            <text:p>#B78C5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arley Corn</text:p>
          </table:table-cell>
          <table:table-cell office:value-type="string" calcext:value-type="string">
            <text:p>Yellow</text:p>
          </table:table-cell>
          <table:table-cell table:style-name="clr_23_B78C58" table:formula="of:=T(ORG.OPENOFFICE.STYLE(CRTSTYLESIFNEED([.A70];&quot;clr&quot;)))">
            <text:p/>
          </table:table-cell>
        </table:table-row>
        <table:table-row table:style-name="ro1">
          <table:table-cell office:value-type="string" calcext:value-type="string">
            <text:p>#AD7F4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uddy Waters</text:p>
          </table:table-cell>
          <table:table-cell office:value-type="string" calcext:value-type="string">
            <text:p>Yellow</text:p>
          </table:table-cell>
          <table:table-cell table:style-name="clr_23_AD7F4E" table:formula="of:=T(ORG.OPENOFFICE.STYLE(CRTSTYLESIFNEED([.A71];&quot;clr&quot;)))">
            <text:p/>
          </table:table-cell>
        </table:table-row>
        <table:table-row table:style-name="ro1">
          <table:table-cell office:value-type="string" calcext:value-type="string">
            <text:p>#A0764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uddy Waters</text:p>
          </table:table-cell>
          <table:table-cell office:value-type="string" calcext:value-type="string">
            <text:p>Yellow</text:p>
          </table:table-cell>
          <table:table-cell table:style-name="clr_23_A0764A" table:formula="of:=T(ORG.OPENOFFICE.STYLE(CRTSTYLESIFNEED([.A72];&quot;clr&quot;)))">
            <text:p/>
          </table:table-cell>
        </table:table-row>
        <table:table-row table:style-name="ro1">
          <table:table-cell office:value-type="string" calcext:value-type="string">
            <text:p>#976E4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ark Tan</text:p>
          </table:table-cell>
          <table:table-cell office:value-type="string" calcext:value-type="string">
            <text:p>Brown</text:p>
          </table:table-cell>
          <table:table-cell table:style-name="clr_23_976E45" table:formula="of:=T(ORG.OPENOFFICE.STYLE(CRTSTYLESIFNEED([.A73];&quot;clr&quot;)))">
            <text:p/>
          </table:table-cell>
        </table:table-row>
        <table:table-row table:style-name="ro1">
          <table:table-cell office:value-type="string" calcext:value-type="string">
            <text:p>#866741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ark Wood</text:p>
          </table:table-cell>
          <table:table-cell office:value-type="string" calcext:value-type="string">
            <text:p>Brown</text:p>
          </table:table-cell>
          <table:table-cell table:style-name="clr_23_866741" table:formula="of:=T(ORG.OPENOFFICE.STYLE(CRTSTYLESIFNEED([.A74];&quot;clr&quot;)))">
            <text:p/>
          </table:table-cell>
        </table:table-row>
        <table:table-row table:style-name="ro1">
          <table:table-cell office:value-type="string" calcext:value-type="string">
            <text:p>#7B5C3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hingle Fawn</text:p>
          </table:table-cell>
          <table:table-cell office:value-type="string" calcext:value-type="string">
            <text:p>Brown</text:p>
          </table:table-cell>
          <table:table-cell table:style-name="clr_23_7B5C3C" table:formula="of:=T(ORG.OPENOFFICE.STYLE(CRTSTYLESIFNEED([.A75];&quot;clr&quot;)))">
            <text:p/>
          </table:table-cell>
        </table:table-row>
        <table:table-row table:style-name="ro1">
          <table:table-cell office:value-type="string" calcext:value-type="string">
            <text:p>#6D553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hingle Fawn</text:p>
          </table:table-cell>
          <table:table-cell office:value-type="string" calcext:value-type="string">
            <text:p>Brown</text:p>
          </table:table-cell>
          <table:table-cell table:style-name="clr_23_6D5536" table:formula="of:=T(ORG.OPENOFFICE.STYLE(CRTSTYLESIFNEED([.A76];&quot;clr&quot;)))">
            <text:p/>
          </table:table-cell>
        </table:table-row>
        <table:table-row table:style-name="ro1">
          <table:table-cell office:value-type="string" calcext:value-type="string">
            <text:p>#604C3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Jambalaya</text:p>
          </table:table-cell>
          <table:table-cell office:value-type="string" calcext:value-type="string">
            <text:p>Brown</text:p>
          </table:table-cell>
          <table:table-cell table:style-name="clr_23_604C33" table:formula="of:=T(ORG.OPENOFFICE.STYLE(CRTSTYLESIFNEED([.A77];&quot;clr&quot;)))">
            <text:p/>
          </table:table-cell>
        </table:table-row>
        <table:table-row table:style-name="ro1">
          <table:table-cell office:value-type="string" calcext:value-type="string">
            <text:p>#53472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eep Bronze</text:p>
          </table:table-cell>
          <table:table-cell office:value-type="string" calcext:value-type="string">
            <text:p>Brown</text:p>
          </table:table-cell>
          <table:table-cell table:style-name="clr_23_53472C" table:formula="of:=T(ORG.OPENOFFICE.STYLE(CRTSTYLESIFNEED([.A78];&quot;clr&quot;)))">
            <text:p/>
          </table:table-cell>
        </table:table-row>
        <table:table-row table:style-name="ro1">
          <table:table-cell office:value-type="string" calcext:value-type="string">
            <text:p>#453F2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Woodrush</text:p>
          </table:table-cell>
          <table:table-cell office:value-type="string" calcext:value-type="string">
            <text:p>Yellow</text:p>
          </table:table-cell>
          <table:table-cell table:style-name="clr_23_453F2A" table:formula="of:=T(ORG.OPENOFFICE.STYLE(CRTSTYLESIFNEED([.A79];&quot;clr&quot;)))">
            <text:p/>
          </table:table-cell>
        </table:table-row>
        <table:table-row table:style-name="ro1">
          <table:table-cell office:value-type="string" calcext:value-type="string">
            <text:p>#3D362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irch</text:p>
          </table:table-cell>
          <table:table-cell office:value-type="string" calcext:value-type="string">
            <text:p>Yellow</text:p>
          </table:table-cell>
          <table:table-cell table:style-name="clr_23_3D3626" table:formula="of:=T(ORG.OPENOFFICE.STYLE(CRTSTYLESIFNEED([.A80];&quot;clr&quot;)))">
            <text:p/>
          </table:table-cell>
        </table:table-row>
        <table:table-row table:style-name="ro1">
          <table:table-cell office:value-type="string" calcext:value-type="string">
            <text:p>#322D2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lack Magic</text:p>
          </table:table-cell>
          <table:table-cell office:value-type="string" calcext:value-type="string">
            <text:p>Brown</text:p>
          </table:table-cell>
          <table:table-cell table:style-name="clr_23_322D22" table:formula="of:=T(ORG.OPENOFFICE.STYLE(CRTSTYLESIFNEED([.A81];&quot;clr&quot;)))">
            <text:p/>
          </table:table-cell>
        </table:table-row>
        <table:table-row table:style-name="ro1">
          <table:table-cell office:value-type="string" calcext:value-type="string">
            <text:p>#CDCDE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Link Water</text:p>
          </table:table-cell>
          <table:table-cell office:value-type="string" calcext:value-type="string">
            <text:p>Blue</text:p>
          </table:table-cell>
          <table:table-cell table:style-name="clr_23_CDCDE0" table:formula="of:=T(ORG.OPENOFFICE.STYLE(CRTSTYLESIFNEED([.A82];&quot;clr&quot;)))">
            <text:p/>
          </table:table-cell>
        </table:table-row>
        <table:table-row table:style-name="ro1">
          <table:table-cell office:value-type="string" calcext:value-type="string">
            <text:p>#BCBCC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Blue</text:p>
          </table:table-cell>
          <table:table-cell table:style-name="clr_23_BCBCC7" table:formula="of:=T(ORG.OPENOFFICE.STYLE(CRTSTYLESIFNEED([.A83];&quot;clr&quot;)))">
            <text:p/>
          </table:table-cell>
        </table:table-row>
        <table:table-row table:style-name="ro1">
          <table:table-cell office:value-type="string" calcext:value-type="string">
            <text:p>#A5A5A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pun Pearl</text:p>
          </table:table-cell>
          <table:table-cell office:value-type="string" calcext:value-type="string">
            <text:p>Blue</text:p>
          </table:table-cell>
          <table:table-cell table:style-name="clr_23_A5A5AE" table:formula="of:=T(ORG.OPENOFFICE.STYLE(CRTSTYLESIFNEED([.A84];&quot;clr&quot;)))">
            <text:p/>
          </table:table-cell>
        </table:table-row>
        <table:table-row table:style-name="ro1">
          <table:table-cell office:value-type="string" calcext:value-type="string">
            <text:p>#91919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rey Suit</text:p>
          </table:table-cell>
          <table:table-cell office:value-type="string" calcext:value-type="string">
            <text:p>Blue</text:p>
          </table:table-cell>
          <table:table-cell table:style-name="clr_23_91919F" table:formula="of:=T(ORG.OPENOFFICE.STYLE(CRTSTYLESIFNEED([.A85];&quot;clr&quot;)))">
            <text:p/>
          </table:table-cell>
        </table:table-row>
        <table:table-row table:style-name="ro1">
          <table:table-cell office:value-type="string" calcext:value-type="string">
            <text:p>#87879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rey Suit</text:p>
          </table:table-cell>
          <table:table-cell office:value-type="string" calcext:value-type="string">
            <text:p>Blue</text:p>
          </table:table-cell>
          <table:table-cell table:style-name="clr_23_878795" table:formula="of:=T(ORG.OPENOFFICE.STYLE(CRTSTYLESIFNEED([.A86];&quot;clr&quot;)))">
            <text:p/>
          </table:table-cell>
        </table:table-row>
        <table:table-row table:style-name="ro1">
          <table:table-cell office:value-type="string" calcext:value-type="string">
            <text:p>#7A7A8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torm Grey</text:p>
          </table:table-cell>
          <table:table-cell office:value-type="string" calcext:value-type="string">
            <text:p>Blue</text:p>
          </table:table-cell>
          <table:table-cell table:style-name="clr_23_7A7A89" table:formula="of:=T(ORG.OPENOFFICE.STYLE(CRTSTYLESIFNEED([.A87];&quot;clr&quot;)))">
            <text:p/>
          </table:table-cell>
        </table:table-row>
        <table:table-row table:style-name="ro1">
          <table:table-cell office:value-type="string" calcext:value-type="string">
            <text:p>#72727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torm Grey</text:p>
          </table:table-cell>
          <table:table-cell office:value-type="string" calcext:value-type="string">
            <text:p>Blue</text:p>
          </table:table-cell>
          <table:table-cell table:style-name="clr_23_72727F" table:formula="of:=T(ORG.OPENOFFICE.STYLE(CRTSTYLESIFNEED([.A88];&quot;clr&quot;)))">
            <text:p/>
          </table:table-cell>
        </table:table-row>
        <table:table-row table:style-name="ro1">
          <table:table-cell office:value-type="string" calcext:value-type="string">
            <text:p>#676774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omet</text:p>
          </table:table-cell>
          <table:table-cell office:value-type="string" calcext:value-type="string">
            <text:p>Blue</text:p>
          </table:table-cell>
          <table:table-cell table:style-name="clr_23_676774" table:formula="of:=T(ORG.OPENOFFICE.STYLE(CRTSTYLESIFNEED([.A89];&quot;clr&quot;)))">
            <text:p/>
          </table:table-cell>
        </table:table-row>
        <table:table-row table:style-name="ro1">
          <table:table-cell office:value-type="string" calcext:value-type="string">
            <text:p>#5E5E6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omet</text:p>
          </table:table-cell>
          <table:table-cell office:value-type="string" calcext:value-type="string">
            <text:p>Blue</text:p>
          </table:table-cell>
          <table:table-cell table:style-name="clr_23_5E5E6D" table:formula="of:=T(ORG.OPENOFFICE.STYLE(CRTSTYLESIFNEED([.A90];&quot;clr&quot;)))">
            <text:p/>
          </table:table-cell>
        </table:table-row>
        <table:table-row table:style-name="ro1">
          <table:table-cell office:value-type="string" calcext:value-type="string">
            <text:p>#55556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right Grey</text:p>
          </table:table-cell>
          <table:table-cell office:value-type="string" calcext:value-type="string">
            <text:p>Grey</text:p>
          </table:table-cell>
          <table:table-cell table:style-name="clr_23_555560" table:formula="of:=T(ORG.OPENOFFICE.STYLE(CRTSTYLESIFNEED([.A91];&quot;clr&quot;)))">
            <text:p/>
          </table:table-cell>
        </table:table-row>
        <table:table-row table:style-name="ro1">
          <table:table-cell office:value-type="string" calcext:value-type="string">
            <text:p>#4B4B5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un Powder</text:p>
          </table:table-cell>
          <table:table-cell office:value-type="string" calcext:value-type="string">
            <text:p>Violet</text:p>
          </table:table-cell>
          <table:table-cell table:style-name="clr_23_4B4B55" table:formula="of:=T(ORG.OPENOFFICE.STYLE(CRTSTYLESIFNEED([.A92];&quot;clr&quot;)))">
            <text:p/>
          </table:table-cell>
        </table:table-row>
        <table:table-row table:style-name="ro1">
          <table:table-cell office:value-type="string" calcext:value-type="string">
            <text:p>#44445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un Powder</text:p>
          </table:table-cell>
          <table:table-cell office:value-type="string" calcext:value-type="string">
            <text:p>Violet</text:p>
          </table:table-cell>
          <table:table-cell table:style-name="clr_23_444450" table:formula="of:=T(ORG.OPENOFFICE.STYLE(CRTSTYLESIFNEED([.A93];&quot;clr&quot;)))">
            <text:p/>
          </table:table-cell>
        </table:table-row>
        <table:table-row table:style-name="ro1">
          <table:table-cell office:value-type="string" calcext:value-type="string">
            <text:p>#3D3D4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Payne's Grey</text:p>
          </table:table-cell>
          <table:table-cell office:value-type="string" calcext:value-type="string">
            <text:p>Grey</text:p>
          </table:table-cell>
          <table:table-cell table:style-name="clr_23_3D3D43" table:formula="of:=T(ORG.OPENOFFICE.STYLE(CRTSTYLESIFNEED([.A94];&quot;clr&quot;)))">
            <text:p/>
          </table:table-cell>
        </table:table-row>
        <table:table-row table:style-name="ro1">
          <table:table-cell office:value-type="string" calcext:value-type="string">
            <text:p>#35353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evolver</text:p>
          </table:table-cell>
          <table:table-cell office:value-type="string" calcext:value-type="string">
            <text:p>Violet</text:p>
          </table:table-cell>
          <table:table-cell table:style-name="clr_23_35353B" table:formula="of:=T(ORG.OPENOFFICE.STYLE(CRTSTYLESIFNEED([.A95];&quot;clr&quot;)))">
            <text:p/>
          </table:table-cell>
        </table:table-row>
        <table:table-row table:style-name="ro1">
          <table:table-cell office:value-type="string" calcext:value-type="string">
            <text:p>#30303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lue</text:p>
          </table:table-cell>
          <table:table-cell table:style-name="clr_23_303032" table:formula="of:=T(ORG.OPENOFFICE.STYLE(CRTSTYLESIFNEED([.A96];&quot;clr&quot;)))">
            <text:p/>
          </table:table-cell>
        </table:table-row>
        <table:table-row table:style-name="ro1">
          <table:table-cell office:value-type="string" calcext:value-type="string">
            <text:p>#2C2C2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lue</text:p>
          </table:table-cell>
          <table:table-cell table:style-name="clr_23_2C2C2D" table:formula="of:=T(ORG.OPENOFFICE.STYLE(CRTSTYLESIFNEED([.A97];&quot;clr&quot;)))">
            <text:p/>
          </table:table-cell>
        </table:table-row>
        <table:table-row table:style-name="ro1">
          <table:table-cell office:value-type="string" calcext:value-type="string">
            <text:p>#B0CDF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olumbia Blue</text:p>
          </table:table-cell>
          <table:table-cell office:value-type="string" calcext:value-type="string">
            <text:p>Blue</text:p>
          </table:table-cell>
          <table:table-cell table:style-name="clr_23_B0CDFF" table:formula="of:=T(ORG.OPENOFFICE.STYLE(CRTSTYLESIFNEED([.A98];&quot;clr&quot;)))">
            <text:p/>
          </table:table-cell>
        </table:table-row>
        <table:table-row table:style-name="ro1">
          <table:table-cell office:value-type="string" calcext:value-type="string">
            <text:p>#93B9F4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Light Sky Blue</text:p>
          </table:table-cell>
          <table:table-cell office:value-type="string" calcext:value-type="string">
            <text:p>Blue</text:p>
          </table:table-cell>
          <table:table-cell table:style-name="clr_23_93B9F4" table:formula="of:=T(ORG.OPENOFFICE.STYLE(CRTSTYLESIFNEED([.A99];&quot;clr&quot;)))">
            <text:p/>
          </table:table-cell>
        </table:table-row>
        <table:table-row table:style-name="ro1">
          <table:table-cell office:value-type="string" calcext:value-type="string">
            <text:p>#7BA4E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Jordy Blue</text:p>
          </table:table-cell>
          <table:table-cell office:value-type="string" calcext:value-type="string">
            <text:p>Blue</text:p>
          </table:table-cell>
          <table:table-cell table:style-name="clr_23_7BA4E6" table:formula="of:=T(ORG.OPENOFFICE.STYLE(CRTSTYLESIFNEED([.A100];&quot;clr&quot;)))">
            <text:p/>
          </table:table-cell>
        </table:table-row>
        <table:table-row table:style-name="ro1">
          <table:table-cell office:value-type="string" calcext:value-type="string">
            <text:p>#6898D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Picton Blue</text:p>
          </table:table-cell>
          <table:table-cell office:value-type="string" calcext:value-type="string">
            <text:p>Blue</text:p>
          </table:table-cell>
          <table:table-cell table:style-name="clr_23_6898D9" table:formula="of:=T(ORG.OPENOFFICE.STYLE(CRTSTYLESIFNEED([.A101];&quot;clr&quot;)))">
            <text:p/>
          </table:table-cell>
        </table:table-row>
        <table:table-row table:style-name="ro1">
          <table:table-cell office:value-type="string" calcext:value-type="string">
            <text:p>#5789C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Picton Blue</text:p>
          </table:table-cell>
          <table:table-cell office:value-type="string" calcext:value-type="string">
            <text:p>Blue</text:p>
          </table:table-cell>
          <table:table-cell table:style-name="clr_23_5789CD" table:formula="of:=T(ORG.OPENOFFICE.STYLE(CRTSTYLESIFNEED([.A102];&quot;clr&quot;)))">
            <text:p/>
          </table:table-cell>
        </table:table-row>
        <table:table-row table:style-name="ro1">
          <table:table-cell office:value-type="string" calcext:value-type="string">
            <text:p>#447CC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urious Blue</text:p>
          </table:table-cell>
          <table:table-cell office:value-type="string" calcext:value-type="string">
            <text:p>Blue</text:p>
          </table:table-cell>
          <table:table-cell table:style-name="clr_23_447CC0" table:formula="of:=T(ORG.OPENOFFICE.STYLE(CRTSTYLESIFNEED([.A103];&quot;clr&quot;)))">
            <text:p/>
          </table:table-cell>
        </table:table-row>
        <table:table-row table:style-name="ro1">
          <table:table-cell office:value-type="string" calcext:value-type="string">
            <text:p>#4470B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teel Blue</text:p>
          </table:table-cell>
          <table:table-cell office:value-type="string" calcext:value-type="string">
            <text:p>Blue</text:p>
          </table:table-cell>
          <table:table-cell table:style-name="clr_23_4470B3" table:formula="of:=T(ORG.OPENOFFICE.STYLE(CRTSTYLESIFNEED([.A104];&quot;clr&quot;)))">
            <text:p/>
          </table:table-cell>
        </table:table-row>
        <table:table-row table:style-name="ro1">
          <table:table-cell office:value-type="string" calcext:value-type="string">
            <text:p>#3E69A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ariner</text:p>
          </table:table-cell>
          <table:table-cell office:value-type="string" calcext:value-type="string">
            <text:p>Blue</text:p>
          </table:table-cell>
          <table:table-cell table:style-name="clr_23_3E69A7" table:formula="of:=T(ORG.OPENOFFICE.STYLE(CRTSTYLESIFNEED([.A105];&quot;clr&quot;)))">
            <text:p/>
          </table:table-cell>
        </table:table-row>
        <table:table-row table:style-name="ro1">
          <table:table-cell office:value-type="string" calcext:value-type="string">
            <text:p>#37619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Lochmara</text:p>
          </table:table-cell>
          <table:table-cell office:value-type="string" calcext:value-type="string">
            <text:p>Blue</text:p>
          </table:table-cell>
          <table:table-cell table:style-name="clr_23_37619A" table:formula="of:=T(ORG.OPENOFFICE.STYLE(CRTSTYLESIFNEED([.A106];&quot;clr&quot;)))">
            <text:p/>
          </table:table-cell>
        </table:table-row>
        <table:table-row table:style-name="ro1">
          <table:table-cell office:value-type="string" calcext:value-type="string">
            <text:p>#315A8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t Tropaz</text:p>
          </table:table-cell>
          <table:table-cell office:value-type="string" calcext:value-type="string">
            <text:p>Blue</text:p>
          </table:table-cell>
          <table:table-cell table:style-name="clr_23_315A8E" table:formula="of:=T(ORG.OPENOFFICE.STYLE(CRTSTYLESIFNEED([.A107];&quot;clr&quot;)))">
            <text:p/>
          </table:table-cell>
        </table:table-row>
        <table:table-row table:style-name="ro1">
          <table:table-cell office:value-type="string" calcext:value-type="string">
            <text:p>#2D527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Venice Blue</text:p>
          </table:table-cell>
          <table:table-cell office:value-type="string" calcext:value-type="string">
            <text:p>Blue</text:p>
          </table:table-cell>
          <table:table-cell table:style-name="clr_23_2D527A" table:formula="of:=T(ORG.OPENOFFICE.STYLE(CRTSTYLESIFNEED([.A108];&quot;clr&quot;)))">
            <text:p/>
          </table:table-cell>
        </table:table-row>
        <table:table-row table:style-name="ro1">
          <table:table-cell office:value-type="string" calcext:value-type="string">
            <text:p>#334D6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ay Of Many</text:p>
          </table:table-cell>
          <table:table-cell office:value-type="string" calcext:value-type="string">
            <text:p>Blue</text:p>
          </table:table-cell>
          <table:table-cell table:style-name="clr_23_334D66" table:formula="of:=T(ORG.OPENOFFICE.STYLE(CRTSTYLESIFNEED([.A109];&quot;clr&quot;)))">
            <text:p/>
          </table:table-cell>
        </table:table-row>
        <table:table-row table:style-name="ro1">
          <table:table-cell office:value-type="string" calcext:value-type="string">
            <text:p>#34455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iscay</text:p>
          </table:table-cell>
          <table:table-cell office:value-type="string" calcext:value-type="string">
            <text:p>Blue</text:p>
          </table:table-cell>
          <table:table-cell table:style-name="clr_23_344557" table:formula="of:=T(ORG.OPENOFFICE.STYLE(CRTSTYLESIFNEED([.A110];&quot;clr&quot;)))">
            <text:p/>
          </table:table-cell>
        </table:table-row>
        <table:table-row table:style-name="ro1">
          <table:table-cell office:value-type="string" calcext:value-type="string">
            <text:p>#323E4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ig Stone</text:p>
          </table:table-cell>
          <table:table-cell office:value-type="string" calcext:value-type="string">
            <text:p>Blue</text:p>
          </table:table-cell>
          <table:table-cell table:style-name="clr_23_323E49" table:formula="of:=T(ORG.OPENOFFICE.STYLE(CRTSTYLESIFNEED([.A111];&quot;clr&quot;)))">
            <text:p/>
          </table:table-cell>
        </table:table-row>
        <table:table-row table:style-name="ro1">
          <table:table-cell office:value-type="string" calcext:value-type="string">
            <text:p>#2F3B3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Outer Space</text:p>
          </table:table-cell>
          <table:table-cell office:value-type="string" calcext:value-type="string">
            <text:p>Grey</text:p>
          </table:table-cell>
          <table:table-cell table:style-name="clr_23_2F3B3C" table:formula="of:=T(ORG.OPENOFFICE.STYLE(CRTSTYLESIFNEED([.A112];&quot;clr&quot;)))">
            <text:p/>
          </table:table-cell>
        </table:table-row>
        <table:table-row table:style-name="ro1">
          <table:table-cell office:value-type="string" calcext:value-type="string">
            <text:p>#2C3031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od Grey</text:p>
          </table:table-cell>
          <table:table-cell office:value-type="string" calcext:value-type="string">
            <text:p>Grey</text:p>
          </table:table-cell>
          <table:table-cell table:style-name="clr_23_2C3031" table:formula="of:=T(ORG.OPENOFFICE.STYLE(CRTSTYLESIFNEED([.A113];&quot;clr&quot;)))">
            <text:p/>
          </table:table-cell>
        </table:table-row>
        <table:table-row table:style-name="ro1">
          <table:table-cell office:value-type="string" calcext:value-type="string">
            <text:p>#DCDCD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ainsboro</text:p>
          </table:table-cell>
          <table:table-cell office:value-type="string" calcext:value-type="string">
            <text:p>White</text:p>
          </table:table-cell>
          <table:table-cell table:style-name="clr_23_DCDCDC" table:formula="of:=T(ORG.OPENOFFICE.STYLE(CRTSTYLESIFNEED([.A114];&quot;clr&quot;)))">
            <text:p/>
          </table:table-cell>
        </table:table-row>
        <table:table-row table:style-name="ro1">
          <table:table-cell office:value-type="string" calcext:value-type="string">
            <text:p>#C5C5C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Grey</text:p>
          </table:table-cell>
          <table:table-cell table:style-name="clr_23_C5C5C5" table:formula="of:=T(ORG.OPENOFFICE.STYLE(CRTSTYLESIFNEED([.A115];&quot;clr&quot;)))">
            <text:p/>
          </table:table-cell>
        </table:table-row>
        <table:table-row table:style-name="ro1">
          <table:table-cell office:value-type="string" calcext:value-type="string">
            <text:p>#B9B9B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Grey</text:p>
          </table:table-cell>
          <table:table-cell table:style-name="clr_23_B9B9B9" table:formula="of:=T(ORG.OPENOFFICE.STYLE(CRTSTYLESIFNEED([.A116];&quot;clr&quot;)))">
            <text:p/>
          </table:table-cell>
        </table:table-row>
        <table:table-row table:style-name="ro1">
          <table:table-cell office:value-type="string" calcext:value-type="string">
            <text:p>#AEAEA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ark Grey</text:p>
          </table:table-cell>
          <table:table-cell office:value-type="string" calcext:value-type="string">
            <text:p>Grey</text:p>
          </table:table-cell>
          <table:table-cell table:style-name="clr_23_AEAEAE" table:formula="of:=T(ORG.OPENOFFICE.STYLE(CRTSTYLESIFNEED([.A117];&quot;clr&quot;)))">
            <text:p/>
          </table:table-cell>
        </table:table-row>
        <table:table-row table:style-name="ro1">
          <table:table-cell office:value-type="string" calcext:value-type="string">
            <text:p>#A2A2A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ark Grey</text:p>
          </table:table-cell>
          <table:table-cell office:value-type="string" calcext:value-type="string">
            <text:p>Grey</text:p>
          </table:table-cell>
          <table:table-cell table:style-name="clr_23_A2A2A2" table:formula="of:=T(ORG.OPENOFFICE.STYLE(CRTSTYLESIFNEED([.A118];&quot;clr&quot;)))">
            <text:p/>
          </table:table-cell>
        </table:table-row>
        <table:table-row table:style-name="ro1">
          <table:table-cell office:value-type="string" calcext:value-type="string">
            <text:p>#93939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uva Grey</text:p>
          </table:table-cell>
          <table:table-cell office:value-type="string" calcext:value-type="string">
            <text:p>Grey</text:p>
          </table:table-cell>
          <table:table-cell table:style-name="clr_23_939393" table:formula="of:=T(ORG.OPENOFFICE.STYLE(CRTSTYLESIFNEED([.A119];&quot;clr&quot;)))">
            <text:p/>
          </table:table-cell>
        </table:table-row>
        <table:table-row table:style-name="ro1">
          <table:table-cell office:value-type="string" calcext:value-type="string">
            <text:p>#848484</text:p>
          </table:table-cell>
          <table:table-cell office:value-type="float" office:value="1" calcext:value-type="float">
            <text:p>1.00000</text:p>
          </table:table-cell>
          <table:table-cell table:number-columns-repeated="2" office:value-type="string" calcext:value-type="string">
            <text:p>Grey</text:p>
          </table:table-cell>
          <table:table-cell table:style-name="clr_23_848484" table:formula="of:=T(ORG.OPENOFFICE.STYLE(CRTSTYLESIFNEED([.A120];&quot;clr&quot;)))">
            <text:p/>
          </table:table-cell>
        </table:table-row>
        <table:table-row table:style-name="ro1">
          <table:table-cell office:value-type="string" calcext:value-type="string">
            <text:p>#777777</text:p>
          </table:table-cell>
          <table:table-cell office:value-type="float" office:value="1" calcext:value-type="float">
            <text:p>1.00000</text:p>
          </table:table-cell>
          <table:table-cell table:number-columns-repeated="2" office:value-type="string" calcext:value-type="string">
            <text:p>Grey</text:p>
          </table:table-cell>
          <table:table-cell table:style-name="clr_23_777777" table:formula="of:=T(ORG.OPENOFFICE.STYLE(CRTSTYLESIFNEED([.A121];&quot;clr&quot;)))">
            <text:p/>
          </table:table-cell>
        </table:table-row>
        <table:table-row table:style-name="ro1">
          <table:table-cell office:value-type="string" calcext:value-type="string">
            <text:p>#6E6E6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im Grey</text:p>
          </table:table-cell>
          <table:table-cell office:value-type="string" calcext:value-type="string">
            <text:p>Grey</text:p>
          </table:table-cell>
          <table:table-cell table:style-name="clr_23_6E6E6E" table:formula="of:=T(ORG.OPENOFFICE.STYLE(CRTSTYLESIFNEED([.A122];&quot;clr&quot;)))">
            <text:p/>
          </table:table-cell>
        </table:table-row>
        <table:table-row table:style-name="ro1">
          <table:table-cell office:value-type="string" calcext:value-type="string">
            <text:p>#63636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im Grey</text:p>
          </table:table-cell>
          <table:table-cell office:value-type="string" calcext:value-type="string">
            <text:p>Grey</text:p>
          </table:table-cell>
          <table:table-cell table:style-name="clr_23_636363" table:formula="of:=T(ORG.OPENOFFICE.STYLE(CRTSTYLESIFNEED([.A123];&quot;clr&quot;)))">
            <text:p/>
          </table:table-cell>
        </table:table-row>
        <table:table-row table:style-name="ro1">
          <table:table-cell office:value-type="string" calcext:value-type="string">
            <text:p>#57575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ortar</text:p>
          </table:table-cell>
          <table:table-cell office:value-type="string" calcext:value-type="string">
            <text:p>Grey</text:p>
          </table:table-cell>
          <table:table-cell table:style-name="clr_23_575757" table:formula="of:=T(ORG.OPENOFFICE.STYLE(CRTSTYLESIFNEED([.A124];&quot;clr&quot;)))">
            <text:p/>
          </table:table-cell>
        </table:table-row>
        <table:table-row table:style-name="ro1">
          <table:table-cell office:value-type="string" calcext:value-type="string">
            <text:p>#4E4E4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atterhorn</text:p>
          </table:table-cell>
          <table:table-cell office:value-type="string" calcext:value-type="string">
            <text:p>Grey</text:p>
          </table:table-cell>
          <table:table-cell table:style-name="clr_23_4E4E4E" table:formula="of:=T(ORG.OPENOFFICE.STYLE(CRTSTYLESIFNEED([.A125];&quot;clr&quot;)))">
            <text:p/>
          </table:table-cell>
        </table:table-row>
        <table:table-row table:style-name="ro1">
          <table:table-cell office:value-type="string" calcext:value-type="string">
            <text:p>#43434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harcoal</text:p>
          </table:table-cell>
          <table:table-cell office:value-type="string" calcext:value-type="string">
            <text:p>Grey</text:p>
          </table:table-cell>
          <table:table-cell table:style-name="clr_23_434343" table:formula="of:=T(ORG.OPENOFFICE.STYLE(CRTSTYLESIFNEED([.A126];&quot;clr&quot;)))">
            <text:p/>
          </table:table-cell>
        </table:table-row>
        <table:table-row table:style-name="ro1">
          <table:table-cell office:value-type="string" calcext:value-type="string">
            <text:p>#3A3A3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Grey</text:p>
          </table:table-cell>
          <table:table-cell table:style-name="clr_23_3A3A3A" table:formula="of:=T(ORG.OPENOFFICE.STYLE(CRTSTYLESIFNEED([.A127];&quot;clr&quot;)))">
            <text:p/>
          </table:table-cell>
        </table:table-row>
        <table:table-row table:style-name="ro1">
          <table:table-cell office:value-type="string" calcext:value-type="string">
            <text:p>#33333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Night Rider</text:p>
          </table:table-cell>
          <table:table-cell office:value-type="string" calcext:value-type="string">
            <text:p>Grey</text:p>
          </table:table-cell>
          <table:table-cell table:style-name="clr_23_333333" table:formula="of:=T(ORG.OPENOFFICE.STYLE(CRTSTYLESIFNEED([.A128];&quot;clr&quot;)))">
            <text:p/>
          </table:table-cell>
        </table:table-row>
        <table:table-row table:style-name="ro1">
          <table:table-cell office:value-type="string" calcext:value-type="string">
            <text:p>#2C2C2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Grey</text:p>
          </table:table-cell>
          <table:table-cell table:style-name="clr_23_2C2C2C" table:formula="of:=T(ORG.OPENOFFICE.STYLE(CRTSTYLESIFNEED([.A129];&quot;clr&quot;)))">
            <text:p/>
          </table:table-cell>
        </table:table-row>
        <table:table-row table:style-name="ro1">
          <table:table-cell office:value-type="string" calcext:value-type="string">
            <text:p>#B6DAE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Powder Blue</text:p>
          </table:table-cell>
          <table:table-cell office:value-type="string" calcext:value-type="string">
            <text:p>Blue</text:p>
          </table:table-cell>
          <table:table-cell table:style-name="clr_23_B6DAE3" table:formula="of:=T(ORG.OPENOFFICE.STYLE(CRTSTYLESIFNEED([.A130];&quot;clr&quot;)))">
            <text:p/>
          </table:table-cell>
        </table:table-row>
        <table:table-row table:style-name="ro1">
          <table:table-cell office:value-type="string" calcext:value-type="string">
            <text:p>#9ECAC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inbad</text:p>
          </table:table-cell>
          <table:table-cell office:value-type="string" calcext:value-type="string">
            <text:p>Green</text:p>
          </table:table-cell>
          <table:table-cell table:style-name="clr_23_9ECACA" table:formula="of:=T(ORG.OPENOFFICE.STYLE(CRTSTYLESIFNEED([.A131];&quot;clr&quot;)))">
            <text:p/>
          </table:table-cell>
        </table:table-row>
        <table:table-row table:style-name="ro1">
          <table:table-cell office:value-type="string" calcext:value-type="string">
            <text:p>#86BBB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ulf Stream</text:p>
          </table:table-cell>
          <table:table-cell office:value-type="string" calcext:value-type="string">
            <text:p>Green</text:p>
          </table:table-cell>
          <table:table-cell table:style-name="clr_23_86BBBB" table:formula="of:=T(ORG.OPENOFFICE.STYLE(CRTSTYLESIFNEED([.A132];&quot;clr&quot;)))">
            <text:p/>
          </table:table-cell>
        </table:table-row>
        <table:table-row table:style-name="ro1">
          <table:table-cell office:value-type="string" calcext:value-type="string">
            <text:p>#6DAAA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radewind</text:p>
          </table:table-cell>
          <table:table-cell office:value-type="string" calcext:value-type="string">
            <text:p>Green</text:p>
          </table:table-cell>
          <table:table-cell table:style-name="clr_23_6DAAAA" table:formula="of:=T(ORG.OPENOFFICE.STYLE(CRTSTYLESIFNEED([.A133];&quot;clr&quot;)))">
            <text:p/>
          </table:table-cell>
        </table:table-row>
        <table:table-row table:style-name="ro1">
          <table:table-cell office:value-type="string" calcext:value-type="string">
            <text:p>#579A9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Half Baked</text:p>
          </table:table-cell>
          <table:table-cell office:value-type="string" calcext:value-type="string">
            <text:p>Blue</text:p>
          </table:table-cell>
          <table:table-cell table:style-name="clr_23_579A9A" table:formula="of:=T(ORG.OPENOFFICE.STYLE(CRTSTYLESIFNEED([.A134];&quot;clr&quot;)))">
            <text:p/>
          </table:table-cell>
        </table:table-row>
        <table:table-row table:style-name="ro1">
          <table:table-cell office:value-type="string" calcext:value-type="string">
            <text:p>#4D8E8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Half Baked</text:p>
          </table:table-cell>
          <table:table-cell office:value-type="string" calcext:value-type="string">
            <text:p>Blue</text:p>
          </table:table-cell>
          <table:table-cell table:style-name="clr_23_4D8E8E" table:formula="of:=T(ORG.OPENOFFICE.STYLE(CRTSTYLESIFNEED([.A135];&quot;clr&quot;)))">
            <text:p/>
          </table:table-cell>
        </table:table-row>
        <table:table-row table:style-name="ro1">
          <table:table-cell office:value-type="string" calcext:value-type="string">
            <text:p>#46878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Paradiso</text:p>
          </table:table-cell>
          <table:table-cell office:value-type="string" calcext:value-type="string">
            <text:p>Green</text:p>
          </table:table-cell>
          <table:table-cell table:style-name="clr_23_468787" table:formula="of:=T(ORG.OPENOFFICE.STYLE(CRTSTYLESIFNEED([.A136];&quot;clr&quot;)))">
            <text:p/>
          </table:table-cell>
        </table:table-row>
        <table:table-row table:style-name="ro1">
          <table:table-cell office:value-type="string" calcext:value-type="string">
            <text:p>#3E7C7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ing</text:p>
          </table:table-cell>
          <table:table-cell office:value-type="string" calcext:value-type="string">
            <text:p>Green</text:p>
          </table:table-cell>
          <table:table-cell table:style-name="clr_23_3E7C7C" table:formula="of:=T(ORG.OPENOFFICE.STYLE(CRTSTYLESIFNEED([.A137];&quot;clr&quot;)))">
            <text:p/>
          </table:table-cell>
        </table:table-row>
        <table:table-row table:style-name="ro1">
          <table:table-cell office:value-type="string" calcext:value-type="string">
            <text:p>#36707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ing</text:p>
          </table:table-cell>
          <table:table-cell office:value-type="string" calcext:value-type="string">
            <text:p>Green</text:p>
          </table:table-cell>
          <table:table-cell table:style-name="clr_23_367070" table:formula="of:=T(ORG.OPENOFFICE.STYLE(CRTSTYLESIFNEED([.A138];&quot;clr&quot;)))">
            <text:p/>
          </table:table-cell>
        </table:table-row>
        <table:table-row table:style-name="ro1">
          <table:table-cell office:value-type="string" calcext:value-type="string">
            <text:p>#2E676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lumine</text:p>
          </table:table-cell>
          <table:table-cell office:value-type="string" calcext:value-type="string">
            <text:p>Blue</text:p>
          </table:table-cell>
          <table:table-cell table:style-name="clr_23_2E6767" table:formula="of:=T(ORG.OPENOFFICE.STYLE(CRTSTYLESIFNEED([.A139];&quot;clr&quot;)))">
            <text:p/>
          </table:table-cell>
        </table:table-row>
        <table:table-row table:style-name="ro1">
          <table:table-cell office:value-type="string" calcext:value-type="string">
            <text:p>#275B5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Green</text:p>
          </table:table-cell>
          <table:table-cell table:style-name="clr_23_275B5B" table:formula="of:=T(ORG.OPENOFFICE.STYLE(CRTSTYLESIFNEED([.A140];&quot;clr&quot;)))">
            <text:p/>
          </table:table-cell>
        </table:table-row>
        <table:table-row table:style-name="ro1">
          <table:table-cell office:value-type="string" calcext:value-type="string">
            <text:p>#28535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eal Blue</text:p>
          </table:table-cell>
          <table:table-cell office:value-type="string" calcext:value-type="string">
            <text:p>Blue</text:p>
          </table:table-cell>
          <table:table-cell table:style-name="clr_23_285353" table:formula="of:=T(ORG.OPENOFFICE.STYLE(CRTSTYLESIFNEED([.A141];&quot;clr&quot;)))">
            <text:p/>
          </table:table-cell>
        </table:table-row>
        <table:table-row table:style-name="ro1">
          <table:table-cell office:value-type="string" calcext:value-type="string">
            <text:p>#2D484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able Green</text:p>
          </table:table-cell>
          <table:table-cell office:value-type="string" calcext:value-type="string">
            <text:p>Green</text:p>
          </table:table-cell>
          <table:table-cell table:style-name="clr_23_2D4848" table:formula="of:=T(ORG.OPENOFFICE.STYLE(CRTSTYLESIFNEED([.A142];&quot;clr&quot;)))">
            <text:p/>
          </table:table-cell>
        </table:table-row>
        <table:table-row table:style-name="ro1">
          <table:table-cell office:value-type="string" calcext:value-type="string">
            <text:p>#2F3F3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Outer Space</text:p>
          </table:table-cell>
          <table:table-cell office:value-type="string" calcext:value-type="string">
            <text:p>Grey</text:p>
          </table:table-cell>
          <table:table-cell table:style-name="clr_23_2F3F3F" table:formula="of:=T(ORG.OPENOFFICE.STYLE(CRTSTYLESIFNEED([.A143];&quot;clr&quot;)))">
            <text:p/>
          </table:table-cell>
        </table:table-row>
        <table:table-row table:style-name="ro1">
          <table:table-cell office:value-type="string" calcext:value-type="string">
            <text:p>#32373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Woodsmoke</text:p>
          </table:table-cell>
          <table:table-cell office:value-type="string" calcext:value-type="string">
            <text:p>Grey</text:p>
          </table:table-cell>
          <table:table-cell table:style-name="clr_23_323737" table:formula="of:=T(ORG.OPENOFFICE.STYLE(CRTSTYLESIFNEED([.A144];&quot;clr&quot;)))">
            <text:p/>
          </table:table-cell>
        </table:table-row>
        <table:table-row table:style-name="ro1">
          <table:table-cell office:value-type="string" calcext:value-type="string">
            <text:p>#2D303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Woodsmoke</text:p>
          </table:table-cell>
          <table:table-cell office:value-type="string" calcext:value-type="string">
            <text:p>Grey</text:p>
          </table:table-cell>
          <table:table-cell table:style-name="clr_23_2D3030" table:formula="of:=T(ORG.OPENOFFICE.STYLE(CRTSTYLESIFNEED([.A145];&quot;clr&quot;)))">
            <text:p/>
          </table:table-cell>
        </table:table-row>
        <table:table-row table:style-name="ro1">
          <table:table-cell office:value-type="string" calcext:value-type="string">
            <text:p>#FFF66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Laser Lemon</text:p>
          </table:table-cell>
          <table:table-cell office:value-type="string" calcext:value-type="string">
            <text:p>Yellow</text:p>
          </table:table-cell>
          <table:table-cell table:style-name="clr_23_FFF667" table:formula="of:=T(ORG.OPENOFFICE.STYLE(CRTSTYLESIFNEED([.A146];&quot;clr&quot;)))">
            <text:p/>
          </table:table-cell>
        </table:table-row>
        <table:table-row table:style-name="ro1">
          <table:table-cell office:value-type="string" calcext:value-type="string">
            <text:p>#F1EE2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olden Fizz</text:p>
          </table:table-cell>
          <table:table-cell office:value-type="string" calcext:value-type="string">
            <text:p>Green</text:p>
          </table:table-cell>
          <table:table-cell table:style-name="clr_23_F1EE2D" table:formula="of:=T(ORG.OPENOFFICE.STYLE(CRTSTYLESIFNEED([.A147];&quot;clr&quot;)))">
            <text:p/>
          </table:table-cell>
        </table:table-row>
        <table:table-row table:style-name="ro1">
          <table:table-cell office:value-type="string" calcext:value-type="string">
            <text:p>#E2DC0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olden Yellow</text:p>
          </table:table-cell>
          <table:table-cell office:value-type="string" calcext:value-type="string">
            <text:p>Yellow</text:p>
          </table:table-cell>
          <table:table-cell table:style-name="clr_23_E2DC00" table:formula="of:=T(ORG.OPENOFFICE.STYLE(CRTSTYLESIFNEED([.A148];&quot;clr&quot;)))">
            <text:p/>
          </table:table-cell>
        </table:table-row>
        <table:table-row table:style-name="ro1">
          <table:table-cell office:value-type="string" calcext:value-type="string">
            <text:p>#D4CB0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olden Poppy</text:p>
          </table:table-cell>
          <table:table-cell office:value-type="string" calcext:value-type="string">
            <text:p>Yellow</text:p>
          </table:table-cell>
          <table:table-cell table:style-name="clr_23_D4CB00" table:formula="of:=T(ORG.OPENOFFICE.STYLE(CRTSTYLESIFNEED([.A149];&quot;clr&quot;)))">
            <text:p/>
          </table:table-cell>
        </table:table-row>
        <table:table-row table:style-name="ro1">
          <table:table-cell office:value-type="string" calcext:value-type="string">
            <text:p>#C5B90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Green</text:p>
          </table:table-cell>
          <table:table-cell table:style-name="clr_23_C5B900" table:formula="of:=T(ORG.OPENOFFICE.STYLE(CRTSTYLESIFNEED([.A150];&quot;clr&quot;)))">
            <text:p/>
          </table:table-cell>
        </table:table-row>
        <table:table-row table:style-name="ro1">
          <table:table-cell office:value-type="string" calcext:value-type="string">
            <text:p>#B7A80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Green</text:p>
          </table:table-cell>
          <table:table-cell table:style-name="clr_23_B7A800" table:formula="of:=T(ORG.OPENOFFICE.STYLE(CRTSTYLESIFNEED([.A151];&quot;clr&quot;)))">
            <text:p/>
          </table:table-cell>
        </table:table-row>
        <table:table-row table:style-name="ro1">
          <table:table-cell office:value-type="string" calcext:value-type="string">
            <text:p>#A8960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ark Goldenrod</text:p>
          </table:table-cell>
          <table:table-cell office:value-type="string" calcext:value-type="string">
            <text:p>Yellow</text:p>
          </table:table-cell>
          <table:table-cell table:style-name="clr_23_A89600" table:formula="of:=T(ORG.OPENOFFICE.STYLE(CRTSTYLESIFNEED([.A152];&quot;clr&quot;)))">
            <text:p/>
          </table:table-cell>
        </table:table-row>
        <table:table-row table:style-name="ro1">
          <table:table-cell office:value-type="string" calcext:value-type="string">
            <text:p>#9A850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Green</text:p>
          </table:table-cell>
          <table:table-cell table:style-name="clr_23_9A8500" table:formula="of:=T(ORG.OPENOFFICE.STYLE(CRTSTYLESIFNEED([.A153];&quot;clr&quot;)))">
            <text:p/>
          </table:table-cell>
        </table:table-row>
        <table:table-row table:style-name="ro1">
          <table:table-cell office:value-type="string" calcext:value-type="string">
            <text:p>#8B730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Green</text:p>
          </table:table-cell>
          <table:table-cell table:style-name="clr_23_8B7300" table:formula="of:=T(ORG.OPENOFFICE.STYLE(CRTSTYLESIFNEED([.A154];&quot;clr&quot;)))">
            <text:p/>
          </table:table-cell>
        </table:table-row>
        <table:table-row table:style-name="ro1">
          <table:table-cell office:value-type="string" calcext:value-type="string">
            <text:p>#7F6A04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Green</text:p>
          </table:table-cell>
          <table:table-cell table:style-name="clr_23_7F6A04" table:formula="of:=T(ORG.OPENOFFICE.STYLE(CRTSTYLESIFNEED([.A155];&quot;clr&quot;)))">
            <text:p/>
          </table:table-cell>
        </table:table-row>
        <table:table-row table:style-name="ro1">
          <table:table-cell office:value-type="string" calcext:value-type="string">
            <text:p>#74610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Green</text:p>
          </table:table-cell>
          <table:table-cell table:style-name="clr_23_746107" table:formula="of:=T(ORG.OPENOFFICE.STYLE(CRTSTYLESIFNEED([.A156];&quot;clr&quot;)))">
            <text:p/>
          </table:table-cell>
        </table:table-row>
        <table:table-row table:style-name="ro1">
          <table:table-cell office:value-type="string" calcext:value-type="string">
            <text:p>#68570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aw Umber</text:p>
          </table:table-cell>
          <table:table-cell office:value-type="string" calcext:value-type="string">
            <text:p>Brown</text:p>
          </table:table-cell>
          <table:table-cell table:style-name="clr_23_68570B" table:formula="of:=T(ORG.OPENOFFICE.STYLE(CRTSTYLESIFNEED([.A157];&quot;clr&quot;)))">
            <text:p/>
          </table:table-cell>
        </table:table-row>
        <table:table-row table:style-name="ro1">
          <table:table-cell office:value-type="string" calcext:value-type="string">
            <text:p>#5D4E0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aw Umber</text:p>
          </table:table-cell>
          <table:table-cell office:value-type="string" calcext:value-type="string">
            <text:p>Brown</text:p>
          </table:table-cell>
          <table:table-cell table:style-name="clr_23_5D4E0E" table:formula="of:=T(ORG.OPENOFFICE.STYLE(CRTSTYLESIFNEED([.A158];&quot;clr&quot;)))">
            <text:p/>
          </table:table-cell>
        </table:table-row>
        <table:table-row table:style-name="ro1">
          <table:table-cell office:value-type="string" calcext:value-type="string">
            <text:p>#51451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aker's Chocolate</text:p>
          </table:table-cell>
          <table:table-cell office:value-type="string" calcext:value-type="string">
            <text:p>Brown</text:p>
          </table:table-cell>
          <table:table-cell table:style-name="clr_23_514512" table:formula="of:=T(ORG.OPENOFFICE.STYLE(CRTSTYLESIFNEED([.A159];&quot;clr&quot;)))">
            <text:p/>
          </table:table-cell>
        </table:table-row>
        <table:table-row table:style-name="ro1">
          <table:table-cell office:value-type="string" calcext:value-type="string">
            <text:p>#453C1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Verdun Green</text:p>
          </table:table-cell>
          <table:table-cell office:value-type="string" calcext:value-type="string">
            <text:p>Green</text:p>
          </table:table-cell>
          <table:table-cell table:style-name="clr_23_453C15" table:formula="of:=T(ORG.OPENOFFICE.STYLE(CRTSTYLESIFNEED([.A160];&quot;clr&quot;)))">
            <text:p/>
          </table:table-cell>
        </table:table-row>
        <table:table-row table:style-name="ro1">
          <table:table-cell office:value-type="string" calcext:value-type="string">
            <text:p>#3A331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urtle Green</text:p>
          </table:table-cell>
          <table:table-cell office:value-type="string" calcext:value-type="string">
            <text:p>Green</text:p>
          </table:table-cell>
          <table:table-cell table:style-name="clr_23_3A3319" table:formula="of:=T(ORG.OPENOFFICE.STYLE(CRTSTYLESIFNEED([.A161];&quot;clr&quot;)))">
            <text:p/>
          </table:table-cell>
        </table:table-row>
        <table:table-row table:style-name="ro1">
          <table:table-cell office:value-type="string" calcext:value-type="string">
            <text:p>#CADDC4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urf Crest</text:p>
          </table:table-cell>
          <table:table-cell office:value-type="string" calcext:value-type="string">
            <text:p>Green</text:p>
          </table:table-cell>
          <table:table-cell table:style-name="clr_23_CADDC4" table:formula="of:=T(ORG.OPENOFFICE.STYLE(CRTSTYLESIFNEED([.A162];&quot;clr&quot;)))">
            <text:p/>
          </table:table-cell>
        </table:table-row>
        <table:table-row table:style-name="ro1">
          <table:table-cell office:value-type="string" calcext:value-type="string">
            <text:p>#AFC8A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pring Rain</text:p>
          </table:table-cell>
          <table:table-cell office:value-type="string" calcext:value-type="string">
            <text:p>Green</text:p>
          </table:table-cell>
          <table:table-cell table:style-name="clr_23_AFC8A8" table:formula="of:=T(ORG.OPENOFFICE.STYLE(CRTSTYLESIFNEED([.A163];&quot;clr&quot;)))">
            <text:p/>
          </table:table-cell>
        </table:table-row>
        <table:table-row table:style-name="ro1">
          <table:table-cell office:value-type="string" calcext:value-type="string">
            <text:p>#94B08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antle</text:p>
          </table:table-cell>
          <table:table-cell office:value-type="string" calcext:value-type="string">
            <text:p>Green</text:p>
          </table:table-cell>
          <table:table-cell table:style-name="clr_23_94B08D" table:formula="of:=T(ORG.OPENOFFICE.STYLE(CRTSTYLESIFNEED([.A164];&quot;clr&quot;)))">
            <text:p/>
          </table:table-cell>
        </table:table-row>
        <table:table-row table:style-name="ro1">
          <table:table-cell office:value-type="string" calcext:value-type="string">
            <text:p>#7B9C7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Amulet</text:p>
          </table:table-cell>
          <table:table-cell office:value-type="string" calcext:value-type="string">
            <text:p>Green</text:p>
          </table:table-cell>
          <table:table-cell table:style-name="clr_23_7B9C76" table:formula="of:=T(ORG.OPENOFFICE.STYLE(CRTSTYLESIFNEED([.A165];&quot;clr&quot;)))">
            <text:p/>
          </table:table-cell>
        </table:table-row>
        <table:table-row table:style-name="ro1">
          <table:table-cell office:value-type="string" calcext:value-type="string">
            <text:p>#6B906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Laurel</text:p>
          </table:table-cell>
          <table:table-cell office:value-type="string" calcext:value-type="string">
            <text:p>Green</text:p>
          </table:table-cell>
          <table:table-cell table:style-name="clr_23_6B906D" table:formula="of:=T(ORG.OPENOFFICE.STYLE(CRTSTYLESIFNEED([.A166];&quot;clr&quot;)))">
            <text:p/>
          </table:table-cell>
        </table:table-row>
        <table:table-row table:style-name="ro1">
          <table:table-cell office:value-type="string" calcext:value-type="string">
            <text:p>#5D825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Hippie Green</text:p>
          </table:table-cell>
          <table:table-cell office:value-type="string" calcext:value-type="string">
            <text:p>Green</text:p>
          </table:table-cell>
          <table:table-cell table:style-name="clr_23_5D825E" table:formula="of:=T(ORG.OPENOFFICE.STYLE(CRTSTYLESIFNEED([.A167];&quot;clr&quot;)))">
            <text:p/>
          </table:table-cell>
        </table:table-row>
        <table:table-row table:style-name="ro1">
          <table:table-cell office:value-type="string" calcext:value-type="string">
            <text:p>#52745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omo</text:p>
          </table:table-cell>
          <table:table-cell office:value-type="string" calcext:value-type="string">
            <text:p>Green</text:p>
          </table:table-cell>
          <table:table-cell table:style-name="clr_23_527456" table:formula="of:=T(ORG.OPENOFFICE.STYLE(CRTSTYLESIFNEED([.A168];&quot;clr&quot;)))">
            <text:p/>
          </table:table-cell>
        </table:table-row>
        <table:table-row table:style-name="ro1">
          <table:table-cell office:value-type="string" calcext:value-type="string">
            <text:p>#4D6E4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Killarney</text:p>
          </table:table-cell>
          <table:table-cell office:value-type="string" calcext:value-type="string">
            <text:p>Green</text:p>
          </table:table-cell>
          <table:table-cell table:style-name="clr_23_4D6E4E" table:formula="of:=T(ORG.OPENOFFICE.STYLE(CRTSTYLESIFNEED([.A169];&quot;clr&quot;)))">
            <text:p/>
          </table:table-cell>
        </table:table-row>
        <table:table-row table:style-name="ro1">
          <table:table-cell office:value-type="string" calcext:value-type="string">
            <text:p>#44634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om Thumb</text:p>
          </table:table-cell>
          <table:table-cell office:value-type="string" calcext:value-type="string">
            <text:p>Green</text:p>
          </table:table-cell>
          <table:table-cell table:style-name="clr_23_446343" table:formula="of:=T(ORG.OPENOFFICE.STYLE(CRTSTYLESIFNEED([.A170];&quot;clr&quot;)))">
            <text:p/>
          </table:table-cell>
        </table:table-row>
        <table:table-row table:style-name="ro1">
          <table:table-cell office:value-type="string" calcext:value-type="string">
            <text:p>#3D593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reen House</text:p>
          </table:table-cell>
          <table:table-cell office:value-type="string" calcext:value-type="string">
            <text:p>Green</text:p>
          </table:table-cell>
          <table:table-cell table:style-name="clr_23_3D5935" table:formula="of:=T(ORG.OPENOFFICE.STYLE(CRTSTYLESIFNEED([.A171];&quot;clr&quot;)))">
            <text:p/>
          </table:table-cell>
        </table:table-row>
        <table:table-row table:style-name="ro1">
          <table:table-cell office:value-type="string" calcext:value-type="string">
            <text:p>#344D2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Palm Leaf</text:p>
          </table:table-cell>
          <table:table-cell office:value-type="string" calcext:value-type="string">
            <text:p>Green</text:p>
          </table:table-cell>
          <table:table-cell table:style-name="clr_23_344D2D" table:formula="of:=T(ORG.OPENOFFICE.STYLE(CRTSTYLESIFNEED([.A172];&quot;clr&quot;)))">
            <text:p/>
          </table:table-cell>
        </table:table-row>
        <table:table-row table:style-name="ro1">
          <table:table-cell office:value-type="string" calcext:value-type="string">
            <text:p>#2E442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yrtle</text:p>
          </table:table-cell>
          <table:table-cell office:value-type="string" calcext:value-type="string">
            <text:p>Green</text:p>
          </table:table-cell>
          <table:table-cell table:style-name="clr_23_2E4425" table:formula="of:=T(ORG.OPENOFFICE.STYLE(CRTSTYLESIFNEED([.A173];&quot;clr&quot;)))">
            <text:p/>
          </table:table-cell>
        </table:table-row>
        <table:table-row table:style-name="ro1">
          <table:table-cell office:value-type="string" calcext:value-type="string">
            <text:p>#273C2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Palm Leaf</text:p>
          </table:table-cell>
          <table:table-cell office:value-type="string" calcext:value-type="string">
            <text:p>Green</text:p>
          </table:table-cell>
          <table:table-cell table:style-name="clr_23_273C27" table:formula="of:=T(ORG.OPENOFFICE.STYLE(CRTSTYLESIFNEED([.A174];&quot;clr&quot;)))">
            <text:p/>
          </table:table-cell>
        </table:table-row>
        <table:table-row table:style-name="ro1">
          <table:table-cell office:value-type="string" calcext:value-type="string">
            <text:p>#1E371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ardin Green</text:p>
          </table:table-cell>
          <table:table-cell office:value-type="string" calcext:value-type="string">
            <text:p>Green</text:p>
          </table:table-cell>
          <table:table-cell table:style-name="clr_23_1E371E" table:formula="of:=T(ORG.OPENOFFICE.STYLE(CRTSTYLESIFNEED([.A175];&quot;clr&quot;)))">
            <text:p/>
          </table:table-cell>
        </table:table-row>
        <table:table-row table:style-name="ro1">
          <table:table-cell office:value-type="string" calcext:value-type="string">
            <text:p>#22332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Green</text:p>
          </table:table-cell>
          <table:table-cell table:style-name="clr_23_223322" table:formula="of:=T(ORG.OPENOFFICE.STYLE(CRTSTYLESIFNEED([.A176];&quot;clr&quot;)))">
            <text:p/>
          </table:table-cell>
        </table:table-row>
        <table:table-row table:style-name="ro1">
          <table:table-cell office:value-type="string" calcext:value-type="string">
            <text:p>#282F2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ordons Green</text:p>
          </table:table-cell>
          <table:table-cell office:value-type="string" calcext:value-type="string">
            <text:p>Green</text:p>
          </table:table-cell>
          <table:table-cell table:style-name="clr_23_282F28" table:formula="of:=T(ORG.OPENOFFICE.STYLE(CRTSTYLESIFNEED([.A177];&quot;clr&quot;)))">
            <text:p/>
          </table:table-cell>
        </table:table-row>
        <table:table-row table:style-name="ro1">
          <table:table-cell office:value-type="string" calcext:value-type="string">
            <text:p>#B36B5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Orange</text:p>
          </table:table-cell>
          <table:table-cell table:style-name="clr_23_B36B53" table:formula="of:=T(ORG.OPENOFFICE.STYLE(CRTSTYLESIFNEED([.A178];&quot;clr&quot;)))">
            <text:p/>
          </table:table-cell>
        </table:table-row>
        <table:table-row table:style-name="ro1">
          <table:table-cell office:value-type="string" calcext:value-type="string">
            <text:p>#AF5F4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rail</text:p>
          </table:table-cell>
          <table:table-cell office:value-type="string" calcext:value-type="string">
            <text:p>Red</text:p>
          </table:table-cell>
          <table:table-cell table:style-name="clr_23_AF5F4B" table:formula="of:=T(ORG.OPENOFFICE.STYLE(CRTSTYLESIFNEED([.A179];&quot;clr&quot;)))">
            <text:p/>
          </table:table-cell>
        </table:table-row>
        <table:table-row table:style-name="ro1">
          <table:table-cell office:value-type="string" calcext:value-type="string">
            <text:p>#AF574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Orange</text:p>
          </table:table-cell>
          <table:table-cell table:style-name="clr_23_AF5743" table:formula="of:=T(ORG.OPENOFFICE.STYLE(CRTSTYLESIFNEED([.A180];&quot;clr&quot;)))">
            <text:p/>
          </table:table-cell>
        </table:table-row>
        <table:table-row table:style-name="ro1">
          <table:table-cell office:value-type="string" calcext:value-type="string">
            <text:p>#A34F3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</text:p>
          </table:table-cell>
          <table:table-cell table:style-name="clr_23_A34F3B" table:formula="of:=T(ORG.OPENOFFICE.STYLE(CRTSTYLESIFNEED([.A181];&quot;clr&quot;)))">
            <text:p/>
          </table:table-cell>
        </table:table-row>
        <table:table-row table:style-name="ro1">
          <table:table-cell office:value-type="string" calcext:value-type="string">
            <text:p>#9B4B3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Orange</text:p>
          </table:table-cell>
          <table:table-cell table:style-name="clr_23_9B4B33" table:formula="of:=T(ORG.OPENOFFICE.STYLE(CRTSTYLESIFNEED([.A182];&quot;clr&quot;)))">
            <text:p/>
          </table:table-cell>
        </table:table-row>
        <table:table-row table:style-name="ro1">
          <table:table-cell office:value-type="string" calcext:value-type="string">
            <text:p>#93472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ia Maria</text:p>
          </table:table-cell>
          <table:table-cell office:value-type="string" calcext:value-type="string">
            <text:p>Orange</text:p>
          </table:table-cell>
          <table:table-cell table:style-name="clr_23_93472F" table:formula="of:=T(ORG.OPENOFFICE.STYLE(CRTSTYLESIFNEED([.A183];&quot;clr&quot;)))">
            <text:p/>
          </table:table-cell>
        </table:table-row>
        <table:table-row table:style-name="ro1">
          <table:table-cell office:value-type="string" calcext:value-type="string">
            <text:p>#9B5B2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Orange</text:p>
          </table:table-cell>
          <table:table-cell table:style-name="clr_23_9B5B2F" table:formula="of:=T(ORG.OPENOFFICE.STYLE(CRTSTYLESIFNEED([.A184];&quot;clr&quot;)))">
            <text:p/>
          </table:table-cell>
        </table:table-row>
        <table:table-row table:style-name="ro1">
          <table:table-cell office:value-type="string" calcext:value-type="string">
            <text:p>#8B532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usty Nail</text:p>
          </table:table-cell>
          <table:table-cell office:value-type="string" calcext:value-type="string">
            <text:p>Orange</text:p>
          </table:table-cell>
          <table:table-cell table:style-name="clr_23_8B532B" table:formula="of:=T(ORG.OPENOFFICE.STYLE(CRTSTYLESIFNEED([.A185];&quot;clr&quot;)))">
            <text:p/>
          </table:table-cell>
        </table:table-row>
        <table:table-row table:style-name="ro1">
          <table:table-cell office:value-type="string" calcext:value-type="string">
            <text:p>#7F4B2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Korma</text:p>
          </table:table-cell>
          <table:table-cell office:value-type="string" calcext:value-type="string">
            <text:p>Orange</text:p>
          </table:table-cell>
          <table:table-cell table:style-name="clr_23_7F4B27" table:formula="of:=T(ORG.OPENOFFICE.STYLE(CRTSTYLESIFNEED([.A186];&quot;clr&quot;)))">
            <text:p/>
          </table:table-cell>
        </table:table-row>
        <table:table-row table:style-name="ro1">
          <table:table-cell office:value-type="string" calcext:value-type="string">
            <text:p>#73432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Antique Brass</text:p>
          </table:table-cell>
          <table:table-cell office:value-type="string" calcext:value-type="string">
            <text:p>Orange</text:p>
          </table:table-cell>
          <table:table-cell table:style-name="clr_23_734323" table:formula="of:=T(ORG.OPENOFFICE.STYLE(CRTSTYLESIFNEED([.A187];&quot;clr&quot;)))">
            <text:p/>
          </table:table-cell>
        </table:table-row>
        <table:table-row table:style-name="ro1">
          <table:table-cell office:value-type="string" calcext:value-type="string">
            <text:p>#633F1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ark Brown</text:p>
          </table:table-cell>
          <table:table-cell office:value-type="string" calcext:value-type="string">
            <text:p>Brown</text:p>
          </table:table-cell>
          <table:table-cell table:style-name="clr_23_633F1F" table:formula="of:=T(ORG.OPENOFFICE.STYLE(CRTSTYLESIFNEED([.A188];&quot;clr&quot;)))">
            <text:p/>
          </table:table-cell>
        </table:table-row>
        <table:table-row table:style-name="ro1">
          <table:table-cell office:value-type="string" calcext:value-type="string">
            <text:p>#57371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rown Bramble</text:p>
          </table:table-cell>
          <table:table-cell office:value-type="string" calcext:value-type="string">
            <text:p>Brown</text:p>
          </table:table-cell>
          <table:table-cell table:style-name="clr_23_57371B" table:formula="of:=T(ORG.OPENOFFICE.STYLE(CRTSTYLESIFNEED([.A189];&quot;clr&quot;)))">
            <text:p/>
          </table:table-cell>
        </table:table-row>
        <table:table-row table:style-name="ro1">
          <table:table-cell office:value-type="string" calcext:value-type="string">
            <text:p>#4B2F1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rown Bramble</text:p>
          </table:table-cell>
          <table:table-cell office:value-type="string" calcext:value-type="string">
            <text:p>Brown</text:p>
          </table:table-cell>
          <table:table-cell table:style-name="clr_23_4B2F17" table:formula="of:=T(ORG.OPENOFFICE.STYLE(CRTSTYLESIFNEED([.A190];&quot;clr&quot;)))">
            <text:p/>
          </table:table-cell>
        </table:table-row>
        <table:table-row table:style-name="ro1">
          <table:table-cell office:value-type="string" calcext:value-type="string">
            <text:p>#3B271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rown Bramble</text:p>
          </table:table-cell>
          <table:table-cell office:value-type="string" calcext:value-type="string">
            <text:p>Brown</text:p>
          </table:table-cell>
          <table:table-cell table:style-name="clr_23_3B2713" table:formula="of:=T(ORG.OPENOFFICE.STYLE(CRTSTYLESIFNEED([.A191];&quot;clr&quot;)))">
            <text:p/>
          </table:table-cell>
        </table:table-row>
        <table:table-row table:style-name="ro1">
          <table:table-cell office:value-type="string" calcext:value-type="string">
            <text:p>#2F1F0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eal Brown</text:p>
          </table:table-cell>
          <table:table-cell office:value-type="string" calcext:value-type="string">
            <text:p>Brown</text:p>
          </table:table-cell>
          <table:table-cell table:style-name="clr_23_2F1F0F" table:formula="of:=T(ORG.OPENOFFICE.STYLE(CRTSTYLESIFNEED([.A192];&quot;clr&quot;)))">
            <text:p/>
          </table:table-cell>
        </table:table-row>
        <table:table-row table:style-name="ro1">
          <table:table-cell office:value-type="string" calcext:value-type="string">
            <text:p>#23170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eal Brown</text:p>
          </table:table-cell>
          <table:table-cell office:value-type="string" calcext:value-type="string">
            <text:p>Brown</text:p>
          </table:table-cell>
          <table:table-cell table:style-name="clr_23_23170B" table:formula="of:=T(ORG.OPENOFFICE.STYLE(CRTSTYLESIFNEED([.A193];&quot;clr&quot;)))">
            <text:p/>
          </table:table-cell>
        </table:table-row>
        <table:table-row table:style-name="ro1">
          <table:table-cell office:value-type="string" calcext:value-type="string">
            <text:p>#D8E3A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Green</text:p>
          </table:table-cell>
          <table:table-cell table:style-name="clr_23_D8E3A2" table:formula="of:=T(ORG.OPENOFFICE.STYLE(CRTSTYLESIFNEED([.A194];&quot;clr&quot;)))">
            <text:p/>
          </table:table-cell>
        </table:table-row>
        <table:table-row table:style-name="ro1">
          <table:table-cell office:value-type="string" calcext:value-type="string">
            <text:p>#B9CD7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eco</text:p>
          </table:table-cell>
          <table:table-cell office:value-type="string" calcext:value-type="string">
            <text:p>Green</text:p>
          </table:table-cell>
          <table:table-cell table:style-name="clr_23_B9CD7F" table:formula="of:=T(ORG.OPENOFFICE.STYLE(CRTSTYLESIFNEED([.A195];&quot;clr&quot;)))">
            <text:p/>
          </table:table-cell>
        </table:table-row>
        <table:table-row table:style-name="ro1">
          <table:table-cell office:value-type="string" calcext:value-type="string">
            <text:p>#9FB76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Olivine</text:p>
          </table:table-cell>
          <table:table-cell office:value-type="string" calcext:value-type="string">
            <text:p>Green</text:p>
          </table:table-cell>
          <table:table-cell table:style-name="clr_23_9FB765" table:formula="of:=T(ORG.OPENOFFICE.STYLE(CRTSTYLESIFNEED([.A196];&quot;clr&quot;)))">
            <text:p/>
          </table:table-cell>
        </table:table-row>
        <table:table-row table:style-name="ro1">
          <table:table-cell office:value-type="string" calcext:value-type="string">
            <text:p>#82A24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helsea Cucumber</text:p>
          </table:table-cell>
          <table:table-cell office:value-type="string" calcext:value-type="string">
            <text:p>Green</text:p>
          </table:table-cell>
          <table:table-cell table:style-name="clr_23_82A24D" table:formula="of:=T(ORG.OPENOFFICE.STYLE(CRTSTYLESIFNEED([.A197];&quot;clr&quot;)))">
            <text:p/>
          </table:table-cell>
        </table:table-row>
        <table:table-row table:style-name="ro1">
          <table:table-cell office:value-type="string" calcext:value-type="string">
            <text:p>#6D924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Green</text:p>
          </table:table-cell>
          <table:table-cell table:style-name="clr_23_6D9242" table:formula="of:=T(ORG.OPENOFFICE.STYLE(CRTSTYLESIFNEED([.A198];&quot;clr&quot;)))">
            <text:p/>
          </table:table-cell>
        </table:table-row>
        <table:table-row table:style-name="ro1">
          <table:table-cell office:value-type="string" calcext:value-type="string">
            <text:p>#65893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Wasabi</text:p>
          </table:table-cell>
          <table:table-cell office:value-type="string" calcext:value-type="string">
            <text:p>Green</text:p>
          </table:table-cell>
          <table:table-cell table:style-name="clr_23_65893C" table:formula="of:=T(ORG.OPENOFFICE.STYLE(CRTSTYLESIFNEED([.A199];&quot;clr&quot;)))">
            <text:p/>
          </table:table-cell>
        </table:table-row>
        <table:table-row table:style-name="ro1">
          <table:table-cell office:value-type="string" calcext:value-type="string">
            <text:p>#5C7F3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ark Olive Green</text:p>
          </table:table-cell>
          <table:table-cell office:value-type="string" calcext:value-type="string">
            <text:p>Green</text:p>
          </table:table-cell>
          <table:table-cell table:style-name="clr_23_5C7F36" table:formula="of:=T(ORG.OPENOFFICE.STYLE(CRTSTYLESIFNEED([.A200];&quot;clr&quot;)))">
            <text:p/>
          </table:table-cell>
        </table:table-row>
        <table:table-row table:style-name="ro1">
          <table:table-cell office:value-type="string" calcext:value-type="string">
            <text:p>#54763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reen Leaf</text:p>
          </table:table-cell>
          <table:table-cell office:value-type="string" calcext:value-type="string">
            <text:p>Green</text:p>
          </table:table-cell>
          <table:table-cell table:style-name="clr_23_547630" table:formula="of:=T(ORG.OPENOFFICE.STYLE(CRTSTYLESIFNEED([.A201];&quot;clr&quot;)))">
            <text:p/>
          </table:table-cell>
        </table:table-row>
        <table:table-row table:style-name="ro1">
          <table:table-cell office:value-type="string" calcext:value-type="string">
            <text:p>#4C6C2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reen Leaf</text:p>
          </table:table-cell>
          <table:table-cell office:value-type="string" calcext:value-type="string">
            <text:p>Green</text:p>
          </table:table-cell>
          <table:table-cell table:style-name="clr_23_4C6C2A" table:formula="of:=T(ORG.OPENOFFICE.STYLE(CRTSTYLESIFNEED([.A202];&quot;clr&quot;)))">
            <text:p/>
          </table:table-cell>
        </table:table-row>
        <table:table-row table:style-name="ro1">
          <table:table-cell office:value-type="string" calcext:value-type="string">
            <text:p>#41622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Green Leaf</text:p>
          </table:table-cell>
          <table:table-cell office:value-type="string" calcext:value-type="string">
            <text:p>Green</text:p>
          </table:table-cell>
          <table:table-cell table:style-name="clr_23_416225" table:formula="of:=T(ORG.OPENOFFICE.STYLE(CRTSTYLESIFNEED([.A203];&quot;clr&quot;)))">
            <text:p/>
          </table:table-cell>
        </table:table-row>
        <table:table-row table:style-name="ro1">
          <table:table-cell office:value-type="string" calcext:value-type="string">
            <text:p>#35572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Army Green</text:p>
          </table:table-cell>
          <table:table-cell office:value-type="string" calcext:value-type="string">
            <text:p>Green</text:p>
          </table:table-cell>
          <table:table-cell table:style-name="clr_23_355722" table:formula="of:=T(ORG.OPENOFFICE.STYLE(CRTSTYLESIFNEED([.A204];&quot;clr&quot;)))">
            <text:p/>
          </table:table-cell>
        </table:table-row>
        <table:table-row table:style-name="ro1">
          <table:table-cell office:value-type="string" calcext:value-type="string">
            <text:p>#334B2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yrtle</text:p>
          </table:table-cell>
          <table:table-cell office:value-type="string" calcext:value-type="string">
            <text:p>Green</text:p>
          </table:table-cell>
          <table:table-cell table:style-name="clr_23_334B23" table:formula="of:=T(ORG.OPENOFFICE.STYLE(CRTSTYLESIFNEED([.A205];&quot;clr&quot;)))">
            <text:p/>
          </table:table-cell>
        </table:table-row>
        <table:table-row table:style-name="ro1">
          <table:table-cell office:value-type="string" calcext:value-type="string">
            <text:p>#2D4025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eaweed</text:p>
          </table:table-cell>
          <table:table-cell office:value-type="string" calcext:value-type="string">
            <text:p>Green</text:p>
          </table:table-cell>
          <table:table-cell table:style-name="clr_23_2D4025" table:formula="of:=T(ORG.OPENOFFICE.STYLE(CRTSTYLESIFNEED([.A206];&quot;clr&quot;)))">
            <text:p/>
          </table:table-cell>
        </table:table-row>
        <table:table-row table:style-name="ro1">
          <table:table-cell office:value-type="string" calcext:value-type="string">
            <text:p>#2B382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lack Forest</text:p>
          </table:table-cell>
          <table:table-cell office:value-type="string" calcext:value-type="string">
            <text:p>Green</text:p>
          </table:table-cell>
          <table:table-cell table:style-name="clr_23_2B3827" table:formula="of:=T(ORG.OPENOFFICE.STYLE(CRTSTYLESIFNEED([.A207];&quot;clr&quot;)))">
            <text:p/>
          </table:table-cell>
        </table:table-row>
        <table:table-row table:style-name="ro1">
          <table:table-cell office:value-type="string" calcext:value-type="string">
            <text:p>#26332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lack Bean</text:p>
          </table:table-cell>
          <table:table-cell office:value-type="string" calcext:value-type="string">
            <text:p>Green</text:p>
          </table:table-cell>
          <table:table-cell table:style-name="clr_23_263328" table:formula="of:=T(ORG.OPENOFFICE.STYLE(CRTSTYLESIFNEED([.A208];&quot;clr&quot;)))">
            <text:p/>
          </table:table-cell>
        </table:table-row>
        <table:table-row table:style-name="ro1">
          <table:table-cell office:value-type="string" calcext:value-type="string">
            <text:p>#2B2E2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Woodsmoke</text:p>
          </table:table-cell>
          <table:table-cell office:value-type="string" calcext:value-type="string">
            <text:p>Grey</text:p>
          </table:table-cell>
          <table:table-cell table:style-name="clr_23_2B2E2D" table:formula="of:=T(ORG.OPENOFFICE.STYLE(CRTSTYLESIFNEED([.A209];&quot;clr&quot;)))">
            <text:p/>
          </table:table-cell>
        </table:table-row>
        <table:table-row table:style-name="ro1">
          <table:table-cell office:value-type="string" calcext:value-type="string">
            <text:p>#B3734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Orange</text:p>
          </table:table-cell>
          <table:table-cell table:style-name="clr_23_B3734F" table:formula="of:=T(ORG.OPENOFFICE.STYLE(CRTSTYLESIFNEED([.A210];&quot;clr&quot;)))">
            <text:p/>
          </table:table-cell>
        </table:table-row>
        <table:table-row table:style-name="ro1">
          <table:table-cell office:value-type="string" calcext:value-type="string">
            <text:p>#AF6F4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Orange</text:p>
          </table:table-cell>
          <table:table-cell table:style-name="clr_23_AF6F4B" table:formula="of:=T(ORG.OPENOFFICE.STYLE(CRTSTYLESIFNEED([.A211];&quot;clr&quot;)))">
            <text:p/>
          </table:table-cell>
        </table:table-row>
        <table:table-row table:style-name="ro1">
          <table:table-cell office:value-type="string" calcext:value-type="string">
            <text:p>#AB6B4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Orange</text:p>
          </table:table-cell>
          <table:table-cell table:style-name="clr_23_AB6B47" table:formula="of:=T(ORG.OPENOFFICE.STYLE(CRTSTYLESIFNEED([.A212];&quot;clr&quot;)))">
            <text:p/>
          </table:table-cell>
        </table:table-row>
        <table:table-row table:style-name="ro1">
          <table:table-cell office:value-type="string" calcext:value-type="string">
            <text:p>#A7674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Tuscany</text:p>
          </table:table-cell>
          <table:table-cell office:value-type="string" calcext:value-type="string">
            <text:p>Orange</text:p>
          </table:table-cell>
          <table:table-cell table:style-name="clr_23_A76743" table:formula="of:=T(ORG.OPENOFFICE.STYLE(CRTSTYLESIFNEED([.A213];&quot;clr&quot;)))">
            <text:p/>
          </table:table-cell>
        </table:table-row>
        <table:table-row table:style-name="ro1">
          <table:table-cell office:value-type="string" calcext:value-type="string">
            <text:p>#9F633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Brown</text:p>
          </table:table-cell>
          <table:table-cell table:style-name="clr_23_9F633F" table:formula="of:=T(ORG.OPENOFFICE.STYLE(CRTSTYLESIFNEED([.A214];&quot;clr&quot;)))">
            <text:p/>
          </table:table-cell>
        </table:table-row>
        <table:table-row table:style-name="ro1">
          <table:table-cell office:value-type="string" calcext:value-type="string">
            <text:p>#9B5F3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Orange</text:p>
          </table:table-cell>
          <table:table-cell table:style-name="clr_23_9B5F3B" table:formula="of:=T(ORG.OPENOFFICE.STYLE(CRTSTYLESIFNEED([.A215];&quot;clr&quot;)))">
            <text:p/>
          </table:table-cell>
        </table:table-row>
        <table:table-row table:style-name="ro1">
          <table:table-cell office:value-type="string" calcext:value-type="string">
            <text:p>#975B3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ndochine</text:p>
          </table:table-cell>
          <table:table-cell office:value-type="string" calcext:value-type="string">
            <text:p>Orange</text:p>
          </table:table-cell>
          <table:table-cell table:style-name="clr_23_975B37" table:formula="of:=T(ORG.OPENOFFICE.STYLE(CRTSTYLESIFNEED([.A216];&quot;clr&quot;)))">
            <text:p/>
          </table:table-cell>
        </table:table-row>
        <table:table-row table:style-name="ro1">
          <table:table-cell office:value-type="string" calcext:value-type="string">
            <text:p>#8F573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helsea Gem</text:p>
          </table:table-cell>
          <table:table-cell office:value-type="string" calcext:value-type="string">
            <text:p>Orange</text:p>
          </table:table-cell>
          <table:table-cell table:style-name="clr_23_8F5733" table:formula="of:=T(ORG.OPENOFFICE.STYLE(CRTSTYLESIFNEED([.A217];&quot;clr&quot;)))">
            <text:p/>
          </table:table-cell>
        </table:table-row>
        <table:table-row table:style-name="ro1">
          <table:table-cell office:value-type="string" calcext:value-type="string">
            <text:p>#28282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Grey</text:p>
          </table:table-cell>
          <table:table-cell table:style-name="clr_23_282828" table:formula="of:=T(ORG.OPENOFFICE.STYLE(CRTSTYLESIFNEED([.A218];&quot;clr&quot;)))">
            <text:p/>
          </table:table-cell>
        </table:table-row>
        <table:table-row table:style-name="ro1">
          <table:table-cell office:value-type="string" calcext:value-type="string">
            <text:p>#26262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Grey</text:p>
          </table:table-cell>
          <table:table-cell table:style-name="clr_23_262626" table:formula="of:=T(ORG.OPENOFFICE.STYLE(CRTSTYLESIFNEED([.A219];&quot;clr&quot;)))">
            <text:p/>
          </table:table-cell>
        </table:table-row>
        <table:table-row table:style-name="ro1">
          <table:table-cell office:value-type="string" calcext:value-type="string">
            <text:p>#23232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Grey</text:p>
          </table:table-cell>
          <table:table-cell table:style-name="clr_23_232323" table:formula="of:=T(ORG.OPENOFFICE.STYLE(CRTSTYLESIFNEED([.A220];&quot;clr&quot;)))">
            <text:p/>
          </table:table-cell>
        </table:table-row>
        <table:table-row table:style-name="ro1">
          <table:table-cell office:value-type="string" calcext:value-type="string">
            <text:p>#1F1F1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Grey</text:p>
          </table:table-cell>
          <table:table-cell table:style-name="clr_23_1F1F1F" table:formula="of:=T(ORG.OPENOFFICE.STYLE(CRTSTYLESIFNEED([.A221];&quot;clr&quot;)))">
            <text:p/>
          </table:table-cell>
        </table:table-row>
        <table:table-row table:style-name="ro1">
          <table:table-cell office:value-type="string" calcext:value-type="string">
            <text:p>#1B1B1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Grey</text:p>
          </table:table-cell>
          <table:table-cell table:style-name="clr_23_1B1B1B" table:formula="of:=T(ORG.OPENOFFICE.STYLE(CRTSTYLESIFNEED([.A222];&quot;clr&quot;)))">
            <text:p/>
          </table:table-cell>
        </table:table-row>
        <table:table-row table:style-name="ro1">
          <table:table-cell office:value-type="string" calcext:value-type="string">
            <text:p>#17171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Grey</text:p>
          </table:table-cell>
          <table:table-cell table:style-name="clr_23_171717" table:formula="of:=T(ORG.OPENOFFICE.STYLE(CRTSTYLESIFNEED([.A223];&quot;clr&quot;)))">
            <text:p/>
          </table:table-cell>
        </table:table-row>
        <table:table-row table:style-name="ro1">
          <table:table-cell office:value-type="string" calcext:value-type="string">
            <text:p>#13131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Nero</text:p>
          </table:table-cell>
          <table:table-cell office:value-type="string" calcext:value-type="string">
            <text:p>Grey</text:p>
          </table:table-cell>
          <table:table-cell table:style-name="clr_23_131313" table:formula="of:=T(ORG.OPENOFFICE.STYLE(CRTSTYLESIFNEED([.A224];&quot;clr&quot;)))">
            <text:p/>
          </table:table-cell>
        </table:table-row>
        <table:table-row table:style-name="ro1">
          <table:table-cell office:value-type="string" calcext:value-type="string">
            <text:p>#0F0F0F</text:p>
          </table:table-cell>
          <table:table-cell office:value-type="float" office:value="1" calcext:value-type="float">
            <text:p>1.00000</text:p>
          </table:table-cell>
          <table:table-cell table:number-columns-repeated="2" office:value-type="string" calcext:value-type="string">
            <text:p>Black</text:p>
          </table:table-cell>
          <table:table-cell table:style-name="clr_23_0F0F0F" table:formula="of:=T(ORG.OPENOFFICE.STYLE(CRTSTYLESIFNEED([.A225];&quot;clr&quot;)))">
            <text:p/>
          </table:table-cell>
        </table:table-row>
        <table:table-row table:style-name="ro1">
          <table:table-cell office:value-type="string" calcext:value-type="string">
            <text:p>#FEFFC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Lemon Chiffon</text:p>
          </table:table-cell>
          <table:table-cell office:value-type="string" calcext:value-type="string">
            <text:p>Yellow</text:p>
          </table:table-cell>
          <table:table-cell table:style-name="clr_23_FEFFC7" table:formula="of:=T(ORG.OPENOFFICE.STYLE(CRTSTYLESIFNEED([.A226];&quot;clr&quot;)))">
            <text:p/>
          </table:table-cell>
        </table:table-row>
        <table:table-row table:style-name="ro1">
          <table:table-cell office:value-type="string" calcext:value-type="string">
            <text:p>#FEF5B9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occasin</text:p>
          </table:table-cell>
          <table:table-cell office:value-type="string" calcext:value-type="string">
            <text:p>Yellow</text:p>
          </table:table-cell>
          <table:table-cell table:style-name="clr_23_FEF5B9" table:formula="of:=T(ORG.OPENOFFICE.STYLE(CRTSTYLESIFNEED([.A227];&quot;clr&quot;)))">
            <text:p/>
          </table:table-cell>
        </table:table-row>
        <table:table-row table:style-name="ro1">
          <table:table-cell office:value-type="string" calcext:value-type="string">
            <text:p>#FEEBA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ape Honey</text:p>
          </table:table-cell>
          <table:table-cell office:value-type="string" calcext:value-type="string">
            <text:p>Yellow</text:p>
          </table:table-cell>
          <table:table-cell table:style-name="clr_23_FEEBAA" table:formula="of:=T(ORG.OPENOFFICE.STYLE(CRTSTYLESIFNEED([.A228];&quot;clr&quot;)))">
            <text:p/>
          </table:table-cell>
        </table:table-row>
        <table:table-row table:style-name="ro1">
          <table:table-cell office:value-type="string" calcext:value-type="string">
            <text:p>#FEE19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ream Brulee</text:p>
          </table:table-cell>
          <table:table-cell office:value-type="string" calcext:value-type="string">
            <text:p>Yellow</text:p>
          </table:table-cell>
          <table:table-cell table:style-name="clr_23_FEE19C" table:formula="of:=T(ORG.OPENOFFICE.STYLE(CRTSTYLESIFNEED([.A229];&quot;clr&quot;)))">
            <text:p/>
          </table:table-cell>
        </table:table-row>
        <table:table-row table:style-name="ro1">
          <table:table-cell office:value-type="string" calcext:value-type="string">
            <text:p>#FFD78D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aramel</text:p>
          </table:table-cell>
          <table:table-cell office:value-type="string" calcext:value-type="string">
            <text:p>Yellow</text:p>
          </table:table-cell>
          <table:table-cell table:style-name="clr_23_FFD78D" table:formula="of:=T(ORG.OPENOFFICE.STYLE(CRTSTYLESIFNEED([.A230];&quot;clr&quot;)))">
            <text:p/>
          </table:table-cell>
        </table:table-row>
        <table:table-row table:style-name="ro1">
          <table:table-cell office:value-type="string" calcext:value-type="string">
            <text:p>#FFCD7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Yellow</text:p>
          </table:table-cell>
          <table:table-cell table:style-name="clr_23_FFCD7F" table:formula="of:=T(ORG.OPENOFFICE.STYLE(CRTSTYLESIFNEED([.A231];&quot;clr&quot;)))">
            <text:p/>
          </table:table-cell>
        </table:table-row>
        <table:table-row table:style-name="ro1">
          <table:table-cell office:value-type="string" calcext:value-type="string">
            <text:p>#FFC37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Yellow</text:p>
          </table:table-cell>
          <table:table-cell table:style-name="clr_23_FFC370" table:formula="of:=T(ORG.OPENOFFICE.STYLE(CRTSTYLESIFNEED([.A232];&quot;clr&quot;)))">
            <text:p/>
          </table:table-cell>
        </table:table-row>
        <table:table-row table:style-name="ro1">
          <table:table-cell office:value-type="string" calcext:value-type="string">
            <text:p>#FFB96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ajah</text:p>
          </table:table-cell>
          <table:table-cell office:value-type="string" calcext:value-type="string">
            <text:p>Orange</text:p>
          </table:table-cell>
          <table:table-cell table:style-name="clr_23_FFB962" table:formula="of:=T(ORG.OPENOFFICE.STYLE(CRTSTYLESIFNEED([.A233];&quot;clr&quot;)))">
            <text:p/>
          </table:table-cell>
        </table:table-row>
        <table:table-row table:style-name="ro1">
          <table:table-cell office:value-type="string" calcext:value-type="string">
            <text:p>#FFAF5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Koromiko</text:p>
          </table:table-cell>
          <table:table-cell office:value-type="string" calcext:value-type="string">
            <text:p>Yellow</text:p>
          </table:table-cell>
          <table:table-cell table:style-name="clr_23_FFAF53" table:formula="of:=T(ORG.OPENOFFICE.STYLE(CRTSTYLESIFNEED([.A234];&quot;clr&quot;)))">
            <text:p/>
          </table:table-cell>
        </table:table-row>
        <table:table-row table:style-name="ro1">
          <table:table-cell office:value-type="string" calcext:value-type="string">
            <text:p>#F1A736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Yellow Sea</text:p>
          </table:table-cell>
          <table:table-cell office:value-type="string" calcext:value-type="string">
            <text:p>Yellow</text:p>
          </table:table-cell>
          <table:table-cell table:style-name="clr_23_F1A736" table:formula="of:=T(ORG.OPENOFFICE.STYLE(CRTSTYLESIFNEED([.A235];&quot;clr&quot;)))">
            <text:p/>
          </table:table-cell>
        </table:table-row>
        <table:table-row table:style-name="ro1">
          <table:table-cell office:value-type="string" calcext:value-type="string">
            <text:p>#EA9B32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Orange</text:p>
          </table:table-cell>
          <table:table-cell table:style-name="clr_23_EA9B32" table:formula="of:=T(ORG.OPENOFFICE.STYLE(CRTSTYLESIFNEED([.A236];&quot;clr&quot;)))">
            <text:p/>
          </table:table-cell>
        </table:table-row>
        <table:table-row table:style-name="ro1">
          <table:table-cell office:value-type="string" calcext:value-type="string">
            <text:p>#E28F2E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West Side</text:p>
          </table:table-cell>
          <table:table-cell office:value-type="string" calcext:value-type="string">
            <text:p>Orange</text:p>
          </table:table-cell>
          <table:table-cell table:style-name="clr_23_E28F2E" table:formula="of:=T(ORG.OPENOFFICE.STYLE(CRTSTYLESIFNEED([.A237];&quot;clr&quot;)))">
            <text:p/>
          </table:table-cell>
        </table:table-row>
        <table:table-row table:style-name="ro1">
          <table:table-cell office:value-type="string" calcext:value-type="string">
            <text:p>#DB832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Buttercup</text:p>
          </table:table-cell>
          <table:table-cell office:value-type="string" calcext:value-type="string">
            <text:p>Yellow</text:p>
          </table:table-cell>
          <table:table-cell table:style-name="clr_23_DB832B" table:formula="of:=T(ORG.OPENOFFICE.STYLE(CRTSTYLESIFNEED([.A238];&quot;clr&quot;)))">
            <text:p/>
          </table:table-cell>
        </table:table-row>
        <table:table-row table:style-name="ro1">
          <table:table-cell office:value-type="string" calcext:value-type="string">
            <text:p>#D4772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Ochre</text:p>
          </table:table-cell>
          <table:table-cell office:value-type="string" calcext:value-type="string">
            <text:p>Brown</text:p>
          </table:table-cell>
          <table:table-cell table:style-name="clr_23_D47727" table:formula="of:=T(ORG.OPENOFFICE.STYLE(CRTSTYLESIFNEED([.A239];&quot;clr&quot;)))">
            <text:p/>
          </table:table-cell>
        </table:table-row>
        <table:table-row table:style-name="ro1">
          <table:table-cell office:value-type="string" calcext:value-type="string">
            <text:p>#CD6B2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Ochre</text:p>
          </table:table-cell>
          <table:table-cell office:value-type="string" calcext:value-type="string">
            <text:p>Brown</text:p>
          </table:table-cell>
          <table:table-cell table:style-name="clr_23_CD6B23" table:formula="of:=T(ORG.OPENOFFICE.STYLE(CRTSTYLESIFNEED([.A240];&quot;clr&quot;)))">
            <text:p/>
          </table:table-cell>
        </table:table-row>
        <table:table-row table:style-name="ro1">
          <table:table-cell office:value-type="string" calcext:value-type="string">
            <text:p>#C65F1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Brown</text:p>
          </table:table-cell>
          <table:table-cell table:style-name="clr_23_C65F1F" table:formula="of:=T(ORG.OPENOFFICE.STYLE(CRTSTYLESIFNEED([.A241];&quot;clr&quot;)))">
            <text:p/>
          </table:table-cell>
        </table:table-row>
        <table:table-row table:style-name="ro1">
          <table:table-cell office:value-type="string" calcext:value-type="string">
            <text:p>#BE541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Brown</text:p>
          </table:table-cell>
          <table:table-cell table:style-name="clr_23_BE541B" table:formula="of:=T(ORG.OPENOFFICE.STYLE(CRTSTYLESIFNEED([.A242];&quot;clr&quot;)))">
            <text:p/>
          </table:table-cell>
        </table:table-row>
        <table:table-row table:style-name="ro1">
          <table:table-cell office:value-type="string" calcext:value-type="string">
            <text:p>#B7481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d</text:p>
          </table:table-cell>
          <table:table-cell table:style-name="clr_23_B74817" table:formula="of:=T(ORG.OPENOFFICE.STYLE(CRTSTYLESIFNEED([.A243];&quot;clr&quot;)))">
            <text:p/>
          </table:table-cell>
        </table:table-row>
        <table:table-row table:style-name="ro1">
          <table:table-cell office:value-type="string" calcext:value-type="string">
            <text:p>#B03C1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d</text:p>
          </table:table-cell>
          <table:table-cell table:style-name="clr_23_B03C13" table:formula="of:=T(ORG.OPENOFFICE.STYLE(CRTSTYLESIFNEED([.A244];&quot;clr&quot;)))">
            <text:p/>
          </table:table-cell>
        </table:table-row>
        <table:table-row table:style-name="ro1">
          <table:table-cell office:value-type="string" calcext:value-type="string">
            <text:p>#A9300F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d</text:p>
          </table:table-cell>
          <table:table-cell table:style-name="clr_23_A9300F" table:formula="of:=T(ORG.OPENOFFICE.STYLE(CRTSTYLESIFNEED([.A245];&quot;clr&quot;)))">
            <text:p/>
          </table:table-cell>
        </table:table-row>
        <table:table-row table:style-name="ro1">
          <table:table-cell office:value-type="string" calcext:value-type="string">
            <text:p>#A2240C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Red</text:p>
          </table:table-cell>
          <table:table-cell table:style-name="clr_23_A2240C" table:formula="of:=T(ORG.OPENOFFICE.STYLE(CRTSTYLESIFNEED([.A246];&quot;clr&quot;)))">
            <text:p/>
          </table:table-cell>
        </table:table-row>
        <table:table-row table:style-name="ro1">
          <table:table-cell office:value-type="string" calcext:value-type="string">
            <text:p>#9A1808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angria</text:p>
          </table:table-cell>
          <table:table-cell office:value-type="string" calcext:value-type="string">
            <text:p>Red</text:p>
          </table:table-cell>
          <table:table-cell table:style-name="clr_23_9A1808" table:formula="of:=T(ORG.OPENOFFICE.STYLE(CRTSTYLESIFNEED([.A247];&quot;clr&quot;)))">
            <text:p/>
          </table:table-cell>
        </table:table-row>
        <table:table-row table:style-name="ro1">
          <table:table-cell office:value-type="string" calcext:value-type="string">
            <text:p>#930C04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Sangria</text:p>
          </table:table-cell>
          <table:table-cell office:value-type="string" calcext:value-type="string">
            <text:p>Red</text:p>
          </table:table-cell>
          <table:table-cell table:style-name="clr_23_930C04" table:formula="of:=T(ORG.OPENOFFICE.STYLE(CRTSTYLESIFNEED([.A248];&quot;clr&quot;)))">
            <text:p/>
          </table:table-cell>
        </table:table-row>
        <table:table-row table:style-name="ro1">
          <table:table-cell office:value-type="string" calcext:value-type="string">
            <text:p>#82160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Brown</text:p>
          </table:table-cell>
          <table:table-cell table:style-name="clr_23_821600" table:formula="of:=T(ORG.OPENOFFICE.STYLE(CRTSTYLESIFNEED([.A249];&quot;clr&quot;)))">
            <text:p/>
          </table:table-cell>
        </table:table-row>
        <table:table-row table:style-name="ro1">
          <table:table-cell office:value-type="string" calcext:value-type="string">
            <text:p>#6F2200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Brown</text:p>
          </table:table-cell>
          <table:table-cell table:style-name="clr_23_6F2200" table:formula="of:=T(ORG.OPENOFFICE.STYLE(CRTSTYLESIFNEED([.A250];&quot;clr&quot;)))">
            <text:p/>
          </table:table-cell>
        </table:table-row>
        <table:table-row table:style-name="ro1">
          <table:table-cell office:value-type="string" calcext:value-type="string">
            <text:p>#662101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Brown</text:p>
          </table:table-cell>
          <table:table-cell table:style-name="clr_23_662101" table:formula="of:=T(ORG.OPENOFFICE.STYLE(CRTSTYLESIFNEED([.A251];&quot;clr&quot;)))">
            <text:p/>
          </table:table-cell>
        </table:table-row>
        <table:table-row table:style-name="ro1">
          <table:table-cell office:value-type="string" calcext:value-type="string">
            <text:p>#5C2103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aroon</text:p>
          </table:table-cell>
          <table:table-cell office:value-type="string" calcext:value-type="string">
            <text:p>Brown</text:p>
          </table:table-cell>
          <table:table-cell table:style-name="clr_23_5C2103" table:formula="of:=T(ORG.OPENOFFICE.STYLE(CRTSTYLESIFNEED([.A252];&quot;clr&quot;)))">
            <text:p/>
          </table:table-cell>
        </table:table-row>
        <table:table-row table:style-name="ro1">
          <table:table-cell office:value-type="string" calcext:value-type="string">
            <text:p>#53200A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Raw Umber</text:p>
          </table:table-cell>
          <table:table-cell office:value-type="string" calcext:value-type="string">
            <text:p>Brown</text:p>
          </table:table-cell>
          <table:table-cell table:style-name="clr_23_53200A" table:formula="of:=T(ORG.OPENOFFICE.STYLE(CRTSTYLESIFNEED([.A253];&quot;clr&quot;)))">
            <text:p/>
          </table:table-cell>
        </table:table-row>
        <table:table-row table:style-name="ro1">
          <table:table-cell office:value-type="string" calcext:value-type="string">
            <text:p>#4A271B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Indian Tan</text:p>
          </table:table-cell>
          <table:table-cell office:value-type="string" calcext:value-type="string">
            <text:p>Brown</text:p>
          </table:table-cell>
          <table:table-cell table:style-name="clr_23_4A271B" table:formula="of:=T(ORG.OPENOFFICE.STYLE(CRTSTYLESIFNEED([.A254];&quot;clr&quot;)))">
            <text:p/>
          </table:table-cell>
        </table:table-row>
        <table:table-row table:style-name="ro1">
          <table:table-cell office:value-type="string" calcext:value-type="string">
            <text:p>#412921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Morocco Brown</text:p>
          </table:table-cell>
          <table:table-cell office:value-type="string" calcext:value-type="string">
            <text:p>Brown</text:p>
          </table:table-cell>
          <table:table-cell table:style-name="clr_23_412921" table:formula="of:=T(ORG.OPENOFFICE.STYLE(CRTSTYLESIFNEED([.A255];&quot;clr&quot;)))">
            <text:p/>
          </table:table-cell>
        </table:table-row>
        <table:table-row table:style-name="ro1">
          <table:table-cell office:value-type="string" calcext:value-type="string">
            <text:p>#392B27</text:p>
          </table:table-cell>
          <table:table-cell office:value-type="float" office:value="1" calcext:value-type="float">
            <text:p>1.00000</text:p>
          </table:table-cell>
          <table:table-cell office:value-type="string" calcext:value-type="string">
            <text:p>Coffee Bean</text:p>
          </table:table-cell>
          <table:table-cell office:value-type="string" calcext:value-type="string">
            <text:p>Brown</text:p>
          </table:table-cell>
          <table:table-cell table:style-name="clr_23_392B27" table:formula="of:=T(ORG.OPENOFFICE.STYLE(CRTSTYLESIFNEED([.A256];&quot;clr&quot;)))">
            <text:p/>
          </table:table-cell>
        </table:table-row>
        <table:table-row table:style-name="ro1" table:number-rows-repeated="10483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lr_23_00FFFF" style:display-name="clr#00FFFF" style:family="table-cell" style:parent-style-name="Default" style:data-style-name="N0">
      <style:table-cell-properties fo:background-color="#00ffff"/>
    </style:style>
    <style:style style:name="clr_23_000000" style:display-name="clr#000000" style:family="table-cell" style:parent-style-name="Default" style:data-style-name="N0">
      <style:table-cell-properties fo:background-color="#000000"/>
    </style:style>
    <style:style style:name="clr1" style:family="table-cell" style:parent-style-name="Default" style:data-style-name="N0">
      <style:table-cell-properties fo:background-color="#000001"/>
    </style:style>
    <style:style style:name="clr0" style:family="table-cell" style:parent-style-name="Default" style:data-style-name="N0">
      <style:table-cell-properties fo:background-color="#000000"/>
    </style:style>
    <style:style style:name="clr_23_FFE581" style:display-name="clr#FFE581" style:family="table-cell" style:parent-style-name="Default" style:data-style-name="N0">
      <style:table-cell-properties fo:background-color="#ffe581"/>
    </style:style>
    <style:style style:name="clr_23_FFCE6B" style:display-name="clr#FFCE6B" style:family="table-cell" style:parent-style-name="Default" style:data-style-name="N0">
      <style:table-cell-properties fo:background-color="#ffce6b"/>
    </style:style>
    <style:style style:name="clr_23_FFCE63" style:display-name="clr#FFCE63" style:family="table-cell" style:parent-style-name="Default" style:data-style-name="N0">
      <style:table-cell-properties fo:background-color="#ffce63"/>
    </style:style>
    <style:style style:name="clr_23_F7CE73" style:display-name="clr#F7CE73" style:family="table-cell" style:parent-style-name="Default" style:data-style-name="N0">
      <style:table-cell-properties fo:background-color="#f7ce73"/>
    </style:style>
    <style:style style:name="clr_23_FFCE5A" style:display-name="clr#FFCE5A" style:family="table-cell" style:parent-style-name="Default" style:data-style-name="N0">
      <style:table-cell-properties fo:background-color="#ffce5a"/>
    </style:style>
    <style:style style:name="clr_23_F7CE6B" style:display-name="clr#F7CE6B" style:family="table-cell" style:parent-style-name="Default" style:data-style-name="N0">
      <style:table-cell-properties fo:background-color="#f7ce6b"/>
    </style:style>
    <style:style style:name="clr_23_EFCE73" style:display-name="clr#EFCE73" style:family="table-cell" style:parent-style-name="Default" style:data-style-name="N0">
      <style:table-cell-properties fo:background-color="#efce73"/>
    </style:style>
    <style:style style:name="clr_23_E7CE7B" style:display-name="clr#E7CE7B" style:family="table-cell" style:parent-style-name="Default" style:data-style-name="N0">
      <style:table-cell-properties fo:background-color="#e7ce7b"/>
    </style:style>
    <style:style style:name="clr_23_FFC663" style:display-name="clr#FFC663" style:family="table-cell" style:parent-style-name="Default" style:data-style-name="N0">
      <style:table-cell-properties fo:background-color="#ffc663"/>
    </style:style>
    <style:style style:name="clr_23_FFC556" style:display-name="clr#FFC556" style:family="table-cell" style:parent-style-name="Default" style:data-style-name="N0">
      <style:table-cell-properties fo:background-color="#ffc556"/>
    </style:style>
    <style:style style:name="clr_23_E7C67A" style:display-name="clr#E7C67A" style:family="table-cell" style:parent-style-name="Default" style:data-style-name="N0">
      <style:table-cell-properties fo:background-color="#e7c67a"/>
    </style:style>
    <style:style style:name="clr_23_DEC680" style:display-name="clr#DEC680" style:family="table-cell" style:parent-style-name="Default" style:data-style-name="N0">
      <style:table-cell-properties fo:background-color="#dec680"/>
    </style:style>
    <style:style style:name="clr_23_F7BD4F" style:display-name="clr#F7BD4F" style:family="table-cell" style:parent-style-name="Default" style:data-style-name="N0">
      <style:table-cell-properties fo:background-color="#f7bd4f"/>
    </style:style>
    <style:style style:name="clr_23_D0B986" style:display-name="clr#D0B986" style:family="table-cell" style:parent-style-name="Default" style:data-style-name="N0">
      <style:table-cell-properties fo:background-color="#d0b986"/>
    </style:style>
    <style:style style:name="clr_23_E4B250" style:display-name="clr#E4B250" style:family="table-cell" style:parent-style-name="Default" style:data-style-name="N0">
      <style:table-cell-properties fo:background-color="#e4b250"/>
    </style:style>
    <style:style style:name="clr_23_BAAE93" style:display-name="clr#BAAE93" style:family="table-cell" style:parent-style-name="Default" style:data-style-name="N0">
      <style:table-cell-properties fo:background-color="#baae93"/>
    </style:style>
    <style:style style:name="clr_23_B0A494" style:display-name="clr#B0A494" style:family="table-cell" style:parent-style-name="Default" style:data-style-name="N0">
      <style:table-cell-properties fo:background-color="#b0a494"/>
    </style:style>
    <style:style style:name="clr_23_CE9F49" style:display-name="clr#CE9F49" style:family="table-cell" style:parent-style-name="Default" style:data-style-name="N0">
      <style:table-cell-properties fo:background-color="#ce9f49"/>
    </style:style>
    <style:style style:name="clr_23_B3A079" style:display-name="clr#B3A079" style:family="table-cell" style:parent-style-name="Default" style:data-style-name="N0">
      <style:table-cell-properties fo:background-color="#b3a079"/>
    </style:style>
    <style:style style:name="clr_23_A59C9C" style:display-name="clr#A59C9C" style:family="table-cell" style:parent-style-name="Default" style:data-style-name="N0">
      <style:table-cell-properties fo:background-color="#a59c9c"/>
    </style:style>
    <style:style style:name="clr_23_B9944C" style:display-name="clr#B9944C" style:family="table-cell" style:parent-style-name="Default" style:data-style-name="N0">
      <style:table-cell-properties fo:background-color="#b9944c"/>
    </style:style>
    <style:style style:name="clr_23_A1937D" style:display-name="clr#A1937D" style:family="table-cell" style:parent-style-name="Default" style:data-style-name="N0">
      <style:table-cell-properties fo:background-color="#a1937d"/>
    </style:style>
    <style:style style:name="clr_23_A48D5E" style:display-name="clr#A48D5E" style:family="table-cell" style:parent-style-name="Default" style:data-style-name="N0">
      <style:table-cell-properties fo:background-color="#a48d5e"/>
    </style:style>
    <style:style style:name="clr_23_A48243" style:display-name="clr#A48243" style:family="table-cell" style:parent-style-name="Default" style:data-style-name="N0">
      <style:table-cell-properties fo:background-color="#a48243"/>
    </style:style>
    <style:style style:name="clr_23_8C8177" style:display-name="clr#8C8177" style:family="table-cell" style:parent-style-name="Default" style:data-style-name="N0">
      <style:table-cell-properties fo:background-color="#8c8177"/>
    </style:style>
    <style:style style:name="clr_23_89795E" style:display-name="clr#89795E" style:family="table-cell" style:parent-style-name="Default" style:data-style-name="N0">
      <style:table-cell-properties fo:background-color="#89795e"/>
    </style:style>
    <style:style style:name="clr_23_84776B" style:display-name="clr#84776B" style:family="table-cell" style:parent-style-name="Default" style:data-style-name="N0">
      <style:table-cell-properties fo:background-color="#84776b"/>
    </style:style>
    <style:style style:name="clr_23_847252" style:display-name="clr#847252" style:family="table-cell" style:parent-style-name="Default" style:data-style-name="N0">
      <style:table-cell-properties fo:background-color="#847252"/>
    </style:style>
    <style:style style:name="clr_23_897042" style:display-name="clr#897042" style:family="table-cell" style:parent-style-name="Default" style:data-style-name="N0">
      <style:table-cell-properties fo:background-color="#897042"/>
    </style:style>
    <style:style style:name="clr_23_76695D" style:display-name="clr#76695D" style:family="table-cell" style:parent-style-name="Default" style:data-style-name="N0">
      <style:table-cell-properties fo:background-color="#76695d"/>
    </style:style>
    <style:style style:name="clr_23_705E48" style:display-name="clr#705E48" style:family="table-cell" style:parent-style-name="Default" style:data-style-name="N0">
      <style:table-cell-properties fo:background-color="#705e48"/>
    </style:style>
    <style:style style:name="clr_23_F4CAA7" style:display-name="clr#F4CAA7" style:family="table-cell" style:parent-style-name="Default" style:data-style-name="N0">
      <style:table-cell-properties fo:background-color="#f4caa7"/>
    </style:style>
    <style:style style:name="clr_23_E3B490" style:display-name="clr#E3B490" style:family="table-cell" style:parent-style-name="Default" style:data-style-name="N0">
      <style:table-cell-properties fo:background-color="#e3b490"/>
    </style:style>
    <style:style style:name="clr_23_CF9876" style:display-name="clr#CF9876" style:family="table-cell" style:parent-style-name="Default" style:data-style-name="N0">
      <style:table-cell-properties fo:background-color="#cf9876"/>
    </style:style>
    <style:style style:name="clr_23_C18564" style:display-name="clr#C18564" style:family="table-cell" style:parent-style-name="Default" style:data-style-name="N0">
      <style:table-cell-properties fo:background-color="#c18564"/>
    </style:style>
    <style:style style:name="clr_23_B47150" style:display-name="clr#B47150" style:family="table-cell" style:parent-style-name="Default" style:data-style-name="N0">
      <style:table-cell-properties fo:background-color="#b47150"/>
    </style:style>
    <style:style style:name="clr_23_A56446" style:display-name="clr#A56446" style:family="table-cell" style:parent-style-name="Default" style:data-style-name="N0">
      <style:table-cell-properties fo:background-color="#a56446"/>
    </style:style>
    <style:style style:name="clr_23_985D3F" style:display-name="clr#985D3F" style:family="table-cell" style:parent-style-name="Default" style:data-style-name="N0">
      <style:table-cell-properties fo:background-color="#985d3f"/>
    </style:style>
    <style:style style:name="clr_23_8C5637" style:display-name="clr#8C5637" style:family="table-cell" style:parent-style-name="Default" style:data-style-name="N0">
      <style:table-cell-properties fo:background-color="#8c5637"/>
    </style:style>
    <style:style style:name="clr_23_814F30" style:display-name="clr#814F30" style:family="table-cell" style:parent-style-name="Default" style:data-style-name="N0">
      <style:table-cell-properties fo:background-color="#814f30"/>
    </style:style>
    <style:style style:name="clr_23_7A4B2B" style:display-name="clr#7A4B2B" style:family="table-cell" style:parent-style-name="Default" style:data-style-name="N0">
      <style:table-cell-properties fo:background-color="#7a4b2b"/>
    </style:style>
    <style:style style:name="clr_23_704628" style:display-name="clr#704628" style:family="table-cell" style:parent-style-name="Default" style:data-style-name="N0">
      <style:table-cell-properties fo:background-color="#704628"/>
    </style:style>
    <style:style style:name="clr_23_674027" style:display-name="clr#674027" style:family="table-cell" style:parent-style-name="Default" style:data-style-name="N0">
      <style:table-cell-properties fo:background-color="#674027"/>
    </style:style>
    <style:style style:name="clr_23_5B4326" style:display-name="clr#5B4326" style:family="table-cell" style:parent-style-name="Default" style:data-style-name="N0">
      <style:table-cell-properties fo:background-color="#5b4326"/>
    </style:style>
    <style:style style:name="clr_23_4F3F2B" style:display-name="clr#4F3F2B" style:family="table-cell" style:parent-style-name="Default" style:data-style-name="N0">
      <style:table-cell-properties fo:background-color="#4f3f2b"/>
    </style:style>
    <style:style style:name="clr_23_423629" style:display-name="clr#423629" style:family="table-cell" style:parent-style-name="Default" style:data-style-name="N0">
      <style:table-cell-properties fo:background-color="#423629"/>
    </style:style>
    <style:style style:name="clr_23_363228" style:display-name="clr#363228" style:family="table-cell" style:parent-style-name="Default" style:data-style-name="N0">
      <style:table-cell-properties fo:background-color="#363228"/>
    </style:style>
    <style:style style:name="clr_23_E8BCC8" style:display-name="clr#E8BCC8" style:family="table-cell" style:parent-style-name="Default" style:data-style-name="N0">
      <style:table-cell-properties fo:background-color="#e8bcc8"/>
    </style:style>
    <style:style style:name="clr_23_DCA6BC" style:display-name="clr#DCA6BC" style:family="table-cell" style:parent-style-name="Default" style:data-style-name="N0">
      <style:table-cell-properties fo:background-color="#dca6bc"/>
    </style:style>
    <style:style style:name="clr_23_CC92AA" style:display-name="clr#CC92AA" style:family="table-cell" style:parent-style-name="Default" style:data-style-name="N0">
      <style:table-cell-properties fo:background-color="#cc92aa"/>
    </style:style>
    <style:style style:name="clr_23_BC7F9E" style:display-name="clr#BC7F9E" style:family="table-cell" style:parent-style-name="Default" style:data-style-name="N0">
      <style:table-cell-properties fo:background-color="#bc7f9e"/>
    </style:style>
    <style:style style:name="clr_23_AF6F90" style:display-name="clr#AF6F90" style:family="table-cell" style:parent-style-name="Default" style:data-style-name="N0">
      <style:table-cell-properties fo:background-color="#af6f90"/>
    </style:style>
    <style:style style:name="clr_23_9B6282" style:display-name="clr#9B6282" style:family="table-cell" style:parent-style-name="Default" style:data-style-name="N0">
      <style:table-cell-properties fo:background-color="#9b6282"/>
    </style:style>
    <style:style style:name="clr_23_8F5477" style:display-name="clr#8F5477" style:family="table-cell" style:parent-style-name="Default" style:data-style-name="N0">
      <style:table-cell-properties fo:background-color="#8f5477"/>
    </style:style>
    <style:style style:name="clr_23_7F4D6A" style:display-name="clr#7F4D6A" style:family="table-cell" style:parent-style-name="Default" style:data-style-name="N0">
      <style:table-cell-properties fo:background-color="#7f4d6a"/>
    </style:style>
    <style:style style:name="clr_23_6D4566" style:display-name="clr#6D4566" style:family="table-cell" style:parent-style-name="Default" style:data-style-name="N0">
      <style:table-cell-properties fo:background-color="#6d4566"/>
    </style:style>
    <style:style style:name="clr_23_654160" style:display-name="clr#654160" style:family="table-cell" style:parent-style-name="Default" style:data-style-name="N0">
      <style:table-cell-properties fo:background-color="#654160"/>
    </style:style>
    <style:style style:name="clr_23_563A4D" style:display-name="clr#563A4D" style:family="table-cell" style:parent-style-name="Default" style:data-style-name="N0">
      <style:table-cell-properties fo:background-color="#563a4d"/>
    </style:style>
    <style:style style:name="clr_23_4B3447" style:display-name="clr#4B3447" style:family="table-cell" style:parent-style-name="Default" style:data-style-name="N0">
      <style:table-cell-properties fo:background-color="#4b3447"/>
    </style:style>
    <style:style style:name="clr_23_43333F" style:display-name="clr#43333F" style:family="table-cell" style:parent-style-name="Default" style:data-style-name="N0">
      <style:table-cell-properties fo:background-color="#43333f"/>
    </style:style>
    <style:style style:name="clr_23_3F2F38" style:display-name="clr#3F2F38" style:family="table-cell" style:parent-style-name="Default" style:data-style-name="N0">
      <style:table-cell-properties fo:background-color="#3f2f38"/>
    </style:style>
    <style:style style:name="clr_23_382D34" style:display-name="clr#382D34" style:family="table-cell" style:parent-style-name="Default" style:data-style-name="N0">
      <style:table-cell-properties fo:background-color="#382d34"/>
    </style:style>
    <style:style style:name="clr_23_2E2C2E" style:display-name="clr#2E2C2E" style:family="table-cell" style:parent-style-name="Default" style:data-style-name="N0">
      <style:table-cell-properties fo:background-color="#2e2c2e"/>
    </style:style>
    <style:style style:name="clr_23_F5D4AC" style:display-name="clr#F5D4AC" style:family="table-cell" style:parent-style-name="Default" style:data-style-name="N0">
      <style:table-cell-properties fo:background-color="#f5d4ac"/>
    </style:style>
    <style:style style:name="clr_23_E5C196" style:display-name="clr#E5C196" style:family="table-cell" style:parent-style-name="Default" style:data-style-name="N0">
      <style:table-cell-properties fo:background-color="#e5c196"/>
    </style:style>
    <style:style style:name="clr_23_D5AE80" style:display-name="clr#D5AE80" style:family="table-cell" style:parent-style-name="Default" style:data-style-name="N0">
      <style:table-cell-properties fo:background-color="#d5ae80"/>
    </style:style>
    <style:style style:name="clr_23_C49A69" style:display-name="clr#C49A69" style:family="table-cell" style:parent-style-name="Default" style:data-style-name="N0">
      <style:table-cell-properties fo:background-color="#c49a69"/>
    </style:style>
    <style:style style:name="clr_23_B78C58" style:display-name="clr#B78C58" style:family="table-cell" style:parent-style-name="Default" style:data-style-name="N0">
      <style:table-cell-properties fo:background-color="#b78c58"/>
    </style:style>
    <style:style style:name="clr_23_AD7F4E" style:display-name="clr#AD7F4E" style:family="table-cell" style:parent-style-name="Default" style:data-style-name="N0">
      <style:table-cell-properties fo:background-color="#ad7f4e"/>
    </style:style>
    <style:style style:name="clr_23_A0764A" style:display-name="clr#A0764A" style:family="table-cell" style:parent-style-name="Default" style:data-style-name="N0">
      <style:table-cell-properties fo:background-color="#a0764a"/>
    </style:style>
    <style:style style:name="clr_23_976E45" style:display-name="clr#976E45" style:family="table-cell" style:parent-style-name="Default" style:data-style-name="N0">
      <style:table-cell-properties fo:background-color="#976e45"/>
    </style:style>
    <style:style style:name="clr_23_866741" style:display-name="clr#866741" style:family="table-cell" style:parent-style-name="Default" style:data-style-name="N0">
      <style:table-cell-properties fo:background-color="#866741"/>
    </style:style>
    <style:style style:name="clr_23_7B5C3C" style:display-name="clr#7B5C3C" style:family="table-cell" style:parent-style-name="Default" style:data-style-name="N0">
      <style:table-cell-properties fo:background-color="#7b5c3c"/>
    </style:style>
    <style:style style:name="clr_23_6D5536" style:display-name="clr#6D5536" style:family="table-cell" style:parent-style-name="Default" style:data-style-name="N0">
      <style:table-cell-properties fo:background-color="#6d5536"/>
    </style:style>
    <style:style style:name="clr_23_604C33" style:display-name="clr#604C33" style:family="table-cell" style:parent-style-name="Default" style:data-style-name="N0">
      <style:table-cell-properties fo:background-color="#604c33"/>
    </style:style>
    <style:style style:name="clr_23_53472C" style:display-name="clr#53472C" style:family="table-cell" style:parent-style-name="Default" style:data-style-name="N0">
      <style:table-cell-properties fo:background-color="#53472c"/>
    </style:style>
    <style:style style:name="clr_23_453F2A" style:display-name="clr#453F2A" style:family="table-cell" style:parent-style-name="Default" style:data-style-name="N0">
      <style:table-cell-properties fo:background-color="#453f2a"/>
    </style:style>
    <style:style style:name="clr_23_3D3626" style:display-name="clr#3D3626" style:family="table-cell" style:parent-style-name="Default" style:data-style-name="N0">
      <style:table-cell-properties fo:background-color="#3d3626"/>
    </style:style>
    <style:style style:name="clr_23_322D22" style:display-name="clr#322D22" style:family="table-cell" style:parent-style-name="Default" style:data-style-name="N0">
      <style:table-cell-properties fo:background-color="#322d22"/>
    </style:style>
    <style:style style:name="clr_23_CDCDE0" style:display-name="clr#CDCDE0" style:family="table-cell" style:parent-style-name="Default" style:data-style-name="N0">
      <style:table-cell-properties fo:background-color="#cdcde0"/>
    </style:style>
    <style:style style:name="clr_23_BCBCC7" style:display-name="clr#BCBCC7" style:family="table-cell" style:parent-style-name="Default" style:data-style-name="N0">
      <style:table-cell-properties fo:background-color="#bcbcc7"/>
    </style:style>
    <style:style style:name="clr_23_A5A5AE" style:display-name="clr#A5A5AE" style:family="table-cell" style:parent-style-name="Default" style:data-style-name="N0">
      <style:table-cell-properties fo:background-color="#a5a5ae"/>
    </style:style>
    <style:style style:name="clr_23_91919F" style:display-name="clr#91919F" style:family="table-cell" style:parent-style-name="Default" style:data-style-name="N0">
      <style:table-cell-properties fo:background-color="#91919f"/>
    </style:style>
    <style:style style:name="clr_23_878795" style:display-name="clr#878795" style:family="table-cell" style:parent-style-name="Default" style:data-style-name="N0">
      <style:table-cell-properties fo:background-color="#878795"/>
    </style:style>
    <style:style style:name="clr_23_7A7A89" style:display-name="clr#7A7A89" style:family="table-cell" style:parent-style-name="Default" style:data-style-name="N0">
      <style:table-cell-properties fo:background-color="#7a7a89"/>
    </style:style>
    <style:style style:name="clr_23_72727F" style:display-name="clr#72727F" style:family="table-cell" style:parent-style-name="Default" style:data-style-name="N0">
      <style:table-cell-properties fo:background-color="#72727f"/>
    </style:style>
    <style:style style:name="clr_23_676774" style:display-name="clr#676774" style:family="table-cell" style:parent-style-name="Default" style:data-style-name="N0">
      <style:table-cell-properties fo:background-color="#676774"/>
    </style:style>
    <style:style style:name="clr_23_5E5E6D" style:display-name="clr#5E5E6D" style:family="table-cell" style:parent-style-name="Default" style:data-style-name="N0">
      <style:table-cell-properties fo:background-color="#5e5e6d"/>
    </style:style>
    <style:style style:name="clr_23_555560" style:display-name="clr#555560" style:family="table-cell" style:parent-style-name="Default" style:data-style-name="N0">
      <style:table-cell-properties fo:background-color="#555560"/>
    </style:style>
    <style:style style:name="clr_23_4B4B55" style:display-name="clr#4B4B55" style:family="table-cell" style:parent-style-name="Default" style:data-style-name="N0">
      <style:table-cell-properties fo:background-color="#4b4b55"/>
    </style:style>
    <style:style style:name="clr_23_444450" style:display-name="clr#444450" style:family="table-cell" style:parent-style-name="Default" style:data-style-name="N0">
      <style:table-cell-properties fo:background-color="#444450"/>
    </style:style>
    <style:style style:name="clr_23_3D3D43" style:display-name="clr#3D3D43" style:family="table-cell" style:parent-style-name="Default" style:data-style-name="N0">
      <style:table-cell-properties fo:background-color="#3d3d43"/>
    </style:style>
    <style:style style:name="clr_23_35353B" style:display-name="clr#35353B" style:family="table-cell" style:parent-style-name="Default" style:data-style-name="N0">
      <style:table-cell-properties fo:background-color="#35353b"/>
    </style:style>
    <style:style style:name="clr_23_303032" style:display-name="clr#303032" style:family="table-cell" style:parent-style-name="Default" style:data-style-name="N0">
      <style:table-cell-properties fo:background-color="#303032"/>
    </style:style>
    <style:style style:name="clr_23_2C2C2D" style:display-name="clr#2C2C2D" style:family="table-cell" style:parent-style-name="Default" style:data-style-name="N0">
      <style:table-cell-properties fo:background-color="#2c2c2d"/>
    </style:style>
    <style:style style:name="clr_23_B0CDFF" style:display-name="clr#B0CDFF" style:family="table-cell" style:parent-style-name="Default" style:data-style-name="N0">
      <style:table-cell-properties fo:background-color="#b0cdff"/>
    </style:style>
    <style:style style:name="clr_23_93B9F4" style:display-name="clr#93B9F4" style:family="table-cell" style:parent-style-name="Default" style:data-style-name="N0">
      <style:table-cell-properties fo:background-color="#93b9f4"/>
    </style:style>
    <style:style style:name="clr_23_7BA4E6" style:display-name="clr#7BA4E6" style:family="table-cell" style:parent-style-name="Default" style:data-style-name="N0">
      <style:table-cell-properties fo:background-color="#7ba4e6"/>
    </style:style>
    <style:style style:name="clr_23_6898D9" style:display-name="clr#6898D9" style:family="table-cell" style:parent-style-name="Default" style:data-style-name="N0">
      <style:table-cell-properties fo:background-color="#6898d9"/>
    </style:style>
    <style:style style:name="clr_23_5789CD" style:display-name="clr#5789CD" style:family="table-cell" style:parent-style-name="Default" style:data-style-name="N0">
      <style:table-cell-properties fo:background-color="#5789cd"/>
    </style:style>
    <style:style style:name="clr_23_447CC0" style:display-name="clr#447CC0" style:family="table-cell" style:parent-style-name="Default" style:data-style-name="N0">
      <style:table-cell-properties fo:background-color="#447cc0"/>
    </style:style>
    <style:style style:name="clr_23_4470B3" style:display-name="clr#4470B3" style:family="table-cell" style:parent-style-name="Default" style:data-style-name="N0">
      <style:table-cell-properties fo:background-color="#4470b3"/>
    </style:style>
    <style:style style:name="clr_23_3E69A7" style:display-name="clr#3E69A7" style:family="table-cell" style:parent-style-name="Default" style:data-style-name="N0">
      <style:table-cell-properties fo:background-color="#3e69a7"/>
    </style:style>
    <style:style style:name="clr_23_37619A" style:display-name="clr#37619A" style:family="table-cell" style:parent-style-name="Default" style:data-style-name="N0">
      <style:table-cell-properties fo:background-color="#37619a"/>
    </style:style>
    <style:style style:name="clr_23_315A8E" style:display-name="clr#315A8E" style:family="table-cell" style:parent-style-name="Default" style:data-style-name="N0">
      <style:table-cell-properties fo:background-color="#315a8e"/>
    </style:style>
    <style:style style:name="clr_23_2D527A" style:display-name="clr#2D527A" style:family="table-cell" style:parent-style-name="Default" style:data-style-name="N0">
      <style:table-cell-properties fo:background-color="#2d527a"/>
    </style:style>
    <style:style style:name="clr_23_334D66" style:display-name="clr#334D66" style:family="table-cell" style:parent-style-name="Default" style:data-style-name="N0">
      <style:table-cell-properties fo:background-color="#334d66"/>
    </style:style>
    <style:style style:name="clr_23_344557" style:display-name="clr#344557" style:family="table-cell" style:parent-style-name="Default" style:data-style-name="N0">
      <style:table-cell-properties fo:background-color="#344557"/>
    </style:style>
    <style:style style:name="clr_23_323E49" style:display-name="clr#323E49" style:family="table-cell" style:parent-style-name="Default" style:data-style-name="N0">
      <style:table-cell-properties fo:background-color="#323e49"/>
    </style:style>
    <style:style style:name="clr_23_2F3B3C" style:display-name="clr#2F3B3C" style:family="table-cell" style:parent-style-name="Default" style:data-style-name="N0">
      <style:table-cell-properties fo:background-color="#2f3b3c"/>
    </style:style>
    <style:style style:name="clr_23_2C3031" style:display-name="clr#2C3031" style:family="table-cell" style:parent-style-name="Default" style:data-style-name="N0">
      <style:table-cell-properties fo:background-color="#2c3031"/>
    </style:style>
    <style:style style:name="clr_23_DCDCDC" style:display-name="clr#DCDCDC" style:family="table-cell" style:parent-style-name="Default" style:data-style-name="N0">
      <style:table-cell-properties fo:background-color="#dcdcdc"/>
    </style:style>
    <style:style style:name="clr_23_C5C5C5" style:display-name="clr#C5C5C5" style:family="table-cell" style:parent-style-name="Default" style:data-style-name="N0">
      <style:table-cell-properties fo:background-color="#c5c5c5"/>
    </style:style>
    <style:style style:name="clr_23_B9B9B9" style:display-name="clr#B9B9B9" style:family="table-cell" style:parent-style-name="Default" style:data-style-name="N0">
      <style:table-cell-properties fo:background-color="#b9b9b9"/>
    </style:style>
    <style:style style:name="clr_23_AEAEAE" style:display-name="clr#AEAEAE" style:family="table-cell" style:parent-style-name="Default" style:data-style-name="N0">
      <style:table-cell-properties fo:background-color="#aeaeae"/>
    </style:style>
    <style:style style:name="clr_23_A2A2A2" style:display-name="clr#A2A2A2" style:family="table-cell" style:parent-style-name="Default" style:data-style-name="N0">
      <style:table-cell-properties fo:background-color="#a2a2a2"/>
    </style:style>
    <style:style style:name="clr_23_939393" style:display-name="clr#939393" style:family="table-cell" style:parent-style-name="Default" style:data-style-name="N0">
      <style:table-cell-properties fo:background-color="#939393"/>
    </style:style>
    <style:style style:name="clr_23_848484" style:display-name="clr#848484" style:family="table-cell" style:parent-style-name="Default" style:data-style-name="N0">
      <style:table-cell-properties fo:background-color="#848484"/>
    </style:style>
    <style:style style:name="clr_23_777777" style:display-name="clr#777777" style:family="table-cell" style:parent-style-name="Default" style:data-style-name="N0">
      <style:table-cell-properties fo:background-color="#777777"/>
    </style:style>
    <style:style style:name="clr_23_6E6E6E" style:display-name="clr#6E6E6E" style:family="table-cell" style:parent-style-name="Default" style:data-style-name="N0">
      <style:table-cell-properties fo:background-color="#6e6e6e"/>
    </style:style>
    <style:style style:name="clr_23_636363" style:display-name="clr#636363" style:family="table-cell" style:parent-style-name="Default" style:data-style-name="N0">
      <style:table-cell-properties fo:background-color="#636363"/>
    </style:style>
    <style:style style:name="clr_23_575757" style:display-name="clr#575757" style:family="table-cell" style:parent-style-name="Default" style:data-style-name="N0">
      <style:table-cell-properties fo:background-color="#575757"/>
    </style:style>
    <style:style style:name="clr_23_4E4E4E" style:display-name="clr#4E4E4E" style:family="table-cell" style:parent-style-name="Default" style:data-style-name="N0">
      <style:table-cell-properties fo:background-color="#4e4e4e"/>
    </style:style>
    <style:style style:name="clr_23_434343" style:display-name="clr#434343" style:family="table-cell" style:parent-style-name="Default" style:data-style-name="N0">
      <style:table-cell-properties fo:background-color="#434343"/>
    </style:style>
    <style:style style:name="clr_23_3A3A3A" style:display-name="clr#3A3A3A" style:family="table-cell" style:parent-style-name="Default" style:data-style-name="N0">
      <style:table-cell-properties fo:background-color="#3a3a3a"/>
    </style:style>
    <style:style style:name="clr_23_333333" style:display-name="clr#333333" style:family="table-cell" style:parent-style-name="Default" style:data-style-name="N0">
      <style:table-cell-properties fo:background-color="#333333"/>
    </style:style>
    <style:style style:name="clr_23_2C2C2C" style:display-name="clr#2C2C2C" style:family="table-cell" style:parent-style-name="Default" style:data-style-name="N0">
      <style:table-cell-properties fo:background-color="#2c2c2c"/>
    </style:style>
    <style:style style:name="clr_23_B6DAE3" style:display-name="clr#B6DAE3" style:family="table-cell" style:parent-style-name="Default" style:data-style-name="N0">
      <style:table-cell-properties fo:background-color="#b6dae3"/>
    </style:style>
    <style:style style:name="clr_23_9ECACA" style:display-name="clr#9ECACA" style:family="table-cell" style:parent-style-name="Default" style:data-style-name="N0">
      <style:table-cell-properties fo:background-color="#9ecaca"/>
    </style:style>
    <style:style style:name="clr_23_86BBBB" style:display-name="clr#86BBBB" style:family="table-cell" style:parent-style-name="Default" style:data-style-name="N0">
      <style:table-cell-properties fo:background-color="#86bbbb"/>
    </style:style>
    <style:style style:name="clr_23_6DAAAA" style:display-name="clr#6DAAAA" style:family="table-cell" style:parent-style-name="Default" style:data-style-name="N0">
      <style:table-cell-properties fo:background-color="#6daaaa"/>
    </style:style>
    <style:style style:name="clr_23_579A9A" style:display-name="clr#579A9A" style:family="table-cell" style:parent-style-name="Default" style:data-style-name="N0">
      <style:table-cell-properties fo:background-color="#579a9a"/>
    </style:style>
    <style:style style:name="clr_23_4D8E8E" style:display-name="clr#4D8E8E" style:family="table-cell" style:parent-style-name="Default" style:data-style-name="N0">
      <style:table-cell-properties fo:background-color="#4d8e8e"/>
    </style:style>
    <style:style style:name="clr_23_468787" style:display-name="clr#468787" style:family="table-cell" style:parent-style-name="Default" style:data-style-name="N0">
      <style:table-cell-properties fo:background-color="#468787"/>
    </style:style>
    <style:style style:name="clr_23_3E7C7C" style:display-name="clr#3E7C7C" style:family="table-cell" style:parent-style-name="Default" style:data-style-name="N0">
      <style:table-cell-properties fo:background-color="#3e7c7c"/>
    </style:style>
    <style:style style:name="clr_23_367070" style:display-name="clr#367070" style:family="table-cell" style:parent-style-name="Default" style:data-style-name="N0">
      <style:table-cell-properties fo:background-color="#367070"/>
    </style:style>
    <style:style style:name="clr_23_2E6767" style:display-name="clr#2E6767" style:family="table-cell" style:parent-style-name="Default" style:data-style-name="N0">
      <style:table-cell-properties fo:background-color="#2e6767"/>
    </style:style>
    <style:style style:name="clr_23_275B5B" style:display-name="clr#275B5B" style:family="table-cell" style:parent-style-name="Default" style:data-style-name="N0">
      <style:table-cell-properties fo:background-color="#275b5b"/>
    </style:style>
    <style:style style:name="clr_23_285353" style:display-name="clr#285353" style:family="table-cell" style:parent-style-name="Default" style:data-style-name="N0">
      <style:table-cell-properties fo:background-color="#285353"/>
    </style:style>
    <style:style style:name="clr_23_2D4848" style:display-name="clr#2D4848" style:family="table-cell" style:parent-style-name="Default" style:data-style-name="N0">
      <style:table-cell-properties fo:background-color="#2d4848"/>
    </style:style>
    <style:style style:name="clr_23_2F3F3F" style:display-name="clr#2F3F3F" style:family="table-cell" style:parent-style-name="Default" style:data-style-name="N0">
      <style:table-cell-properties fo:background-color="#2f3f3f"/>
    </style:style>
    <style:style style:name="clr_23_323737" style:display-name="clr#323737" style:family="table-cell" style:parent-style-name="Default" style:data-style-name="N0">
      <style:table-cell-properties fo:background-color="#323737"/>
    </style:style>
    <style:style style:name="clr_23_2D3030" style:display-name="clr#2D3030" style:family="table-cell" style:parent-style-name="Default" style:data-style-name="N0">
      <style:table-cell-properties fo:background-color="#2d3030"/>
    </style:style>
    <style:style style:name="clr_23_FFF667" style:display-name="clr#FFF667" style:family="table-cell" style:parent-style-name="Default" style:data-style-name="N0">
      <style:table-cell-properties fo:background-color="#fff667"/>
    </style:style>
    <style:style style:name="clr_23_F1EE2D" style:display-name="clr#F1EE2D" style:family="table-cell" style:parent-style-name="Default" style:data-style-name="N0">
      <style:table-cell-properties fo:background-color="#f1ee2d"/>
    </style:style>
    <style:style style:name="clr_23_E2DC00" style:display-name="clr#E2DC00" style:family="table-cell" style:parent-style-name="Default" style:data-style-name="N0">
      <style:table-cell-properties fo:background-color="#e2dc00"/>
    </style:style>
    <style:style style:name="clr_23_D4CB00" style:display-name="clr#D4CB00" style:family="table-cell" style:parent-style-name="Default" style:data-style-name="N0">
      <style:table-cell-properties fo:background-color="#d4cb00"/>
    </style:style>
    <style:style style:name="clr_23_C5B900" style:display-name="clr#C5B900" style:family="table-cell" style:parent-style-name="Default" style:data-style-name="N0">
      <style:table-cell-properties fo:background-color="#c5b900"/>
    </style:style>
    <style:style style:name="clr_23_B7A800" style:display-name="clr#B7A800" style:family="table-cell" style:parent-style-name="Default" style:data-style-name="N0">
      <style:table-cell-properties fo:background-color="#b7a800"/>
    </style:style>
    <style:style style:name="clr_23_A89600" style:display-name="clr#A89600" style:family="table-cell" style:parent-style-name="Default" style:data-style-name="N0">
      <style:table-cell-properties fo:background-color="#a89600"/>
    </style:style>
    <style:style style:name="clr_23_9A8500" style:display-name="clr#9A8500" style:family="table-cell" style:parent-style-name="Default" style:data-style-name="N0">
      <style:table-cell-properties fo:background-color="#9a8500"/>
    </style:style>
    <style:style style:name="clr_23_8B7300" style:display-name="clr#8B7300" style:family="table-cell" style:parent-style-name="Default" style:data-style-name="N0">
      <style:table-cell-properties fo:background-color="#8b7300"/>
    </style:style>
    <style:style style:name="clr_23_7F6A04" style:display-name="clr#7F6A04" style:family="table-cell" style:parent-style-name="Default" style:data-style-name="N0">
      <style:table-cell-properties fo:background-color="#7f6a04"/>
    </style:style>
    <style:style style:name="clr_23_746107" style:display-name="clr#746107" style:family="table-cell" style:parent-style-name="Default" style:data-style-name="N0">
      <style:table-cell-properties fo:background-color="#746107"/>
    </style:style>
    <style:style style:name="clr_23_68570B" style:display-name="clr#68570B" style:family="table-cell" style:parent-style-name="Default" style:data-style-name="N0">
      <style:table-cell-properties fo:background-color="#68570b"/>
    </style:style>
    <style:style style:name="clr_23_5D4E0E" style:display-name="clr#5D4E0E" style:family="table-cell" style:parent-style-name="Default" style:data-style-name="N0">
      <style:table-cell-properties fo:background-color="#5d4e0e"/>
    </style:style>
    <style:style style:name="clr_23_514512" style:display-name="clr#514512" style:family="table-cell" style:parent-style-name="Default" style:data-style-name="N0">
      <style:table-cell-properties fo:background-color="#514512"/>
    </style:style>
    <style:style style:name="clr_23_453C15" style:display-name="clr#453C15" style:family="table-cell" style:parent-style-name="Default" style:data-style-name="N0">
      <style:table-cell-properties fo:background-color="#453c15"/>
    </style:style>
    <style:style style:name="clr_23_3A3319" style:display-name="clr#3A3319" style:family="table-cell" style:parent-style-name="Default" style:data-style-name="N0">
      <style:table-cell-properties fo:background-color="#3a3319"/>
    </style:style>
    <style:style style:name="clr_23_CADDC4" style:display-name="clr#CADDC4" style:family="table-cell" style:parent-style-name="Default" style:data-style-name="N0">
      <style:table-cell-properties fo:background-color="#caddc4"/>
    </style:style>
    <style:style style:name="clr_23_AFC8A8" style:display-name="clr#AFC8A8" style:family="table-cell" style:parent-style-name="Default" style:data-style-name="N0">
      <style:table-cell-properties fo:background-color="#afc8a8"/>
    </style:style>
    <style:style style:name="clr_23_94B08D" style:display-name="clr#94B08D" style:family="table-cell" style:parent-style-name="Default" style:data-style-name="N0">
      <style:table-cell-properties fo:background-color="#94b08d"/>
    </style:style>
    <style:style style:name="clr_23_7B9C76" style:display-name="clr#7B9C76" style:family="table-cell" style:parent-style-name="Default" style:data-style-name="N0">
      <style:table-cell-properties fo:background-color="#7b9c76"/>
    </style:style>
    <style:style style:name="clr_23_6B906D" style:display-name="clr#6B906D" style:family="table-cell" style:parent-style-name="Default" style:data-style-name="N0">
      <style:table-cell-properties fo:background-color="#6b906d"/>
    </style:style>
    <style:style style:name="clr_23_5D825E" style:display-name="clr#5D825E" style:family="table-cell" style:parent-style-name="Default" style:data-style-name="N0">
      <style:table-cell-properties fo:background-color="#5d825e"/>
    </style:style>
    <style:style style:name="clr_23_527456" style:display-name="clr#527456" style:family="table-cell" style:parent-style-name="Default" style:data-style-name="N0">
      <style:table-cell-properties fo:background-color="#527456"/>
    </style:style>
    <style:style style:name="clr_23_4D6E4E" style:display-name="clr#4D6E4E" style:family="table-cell" style:parent-style-name="Default" style:data-style-name="N0">
      <style:table-cell-properties fo:background-color="#4d6e4e"/>
    </style:style>
    <style:style style:name="clr_23_446343" style:display-name="clr#446343" style:family="table-cell" style:parent-style-name="Default" style:data-style-name="N0">
      <style:table-cell-properties fo:background-color="#446343"/>
    </style:style>
    <style:style style:name="clr_23_3D5935" style:display-name="clr#3D5935" style:family="table-cell" style:parent-style-name="Default" style:data-style-name="N0">
      <style:table-cell-properties fo:background-color="#3d5935"/>
    </style:style>
    <style:style style:name="clr_23_344D2D" style:display-name="clr#344D2D" style:family="table-cell" style:parent-style-name="Default" style:data-style-name="N0">
      <style:table-cell-properties fo:background-color="#344d2d"/>
    </style:style>
    <style:style style:name="clr_23_2E4425" style:display-name="clr#2E4425" style:family="table-cell" style:parent-style-name="Default" style:data-style-name="N0">
      <style:table-cell-properties fo:background-color="#2e4425"/>
    </style:style>
    <style:style style:name="clr_23_273C27" style:display-name="clr#273C27" style:family="table-cell" style:parent-style-name="Default" style:data-style-name="N0">
      <style:table-cell-properties fo:background-color="#273c27"/>
    </style:style>
    <style:style style:name="clr_23_1E371E" style:display-name="clr#1E371E" style:family="table-cell" style:parent-style-name="Default" style:data-style-name="N0">
      <style:table-cell-properties fo:background-color="#1e371e"/>
    </style:style>
    <style:style style:name="clr_23_223322" style:display-name="clr#223322" style:family="table-cell" style:parent-style-name="Default" style:data-style-name="N0">
      <style:table-cell-properties fo:background-color="#223322"/>
    </style:style>
    <style:style style:name="clr_23_282F28" style:display-name="clr#282F28" style:family="table-cell" style:parent-style-name="Default" style:data-style-name="N0">
      <style:table-cell-properties fo:background-color="#282f28"/>
    </style:style>
    <style:style style:name="clr_23_B36B53" style:display-name="clr#B36B53" style:family="table-cell" style:parent-style-name="Default" style:data-style-name="N0">
      <style:table-cell-properties fo:background-color="#b36b53"/>
    </style:style>
    <style:style style:name="clr_23_AF5F4B" style:display-name="clr#AF5F4B" style:family="table-cell" style:parent-style-name="Default" style:data-style-name="N0">
      <style:table-cell-properties fo:background-color="#af5f4b"/>
    </style:style>
    <style:style style:name="clr_23_AF5743" style:display-name="clr#AF5743" style:family="table-cell" style:parent-style-name="Default" style:data-style-name="N0">
      <style:table-cell-properties fo:background-color="#af5743"/>
    </style:style>
    <style:style style:name="clr_23_A34F3B" style:display-name="clr#A34F3B" style:family="table-cell" style:parent-style-name="Default" style:data-style-name="N0">
      <style:table-cell-properties fo:background-color="#a34f3b"/>
    </style:style>
    <style:style style:name="clr_23_9B4B33" style:display-name="clr#9B4B33" style:family="table-cell" style:parent-style-name="Default" style:data-style-name="N0">
      <style:table-cell-properties fo:background-color="#9b4b33"/>
    </style:style>
    <style:style style:name="clr_23_93472F" style:display-name="clr#93472F" style:family="table-cell" style:parent-style-name="Default" style:data-style-name="N0">
      <style:table-cell-properties fo:background-color="#93472f"/>
    </style:style>
    <style:style style:name="clr_23_9B5B2F" style:display-name="clr#9B5B2F" style:family="table-cell" style:parent-style-name="Default" style:data-style-name="N0">
      <style:table-cell-properties fo:background-color="#9b5b2f"/>
    </style:style>
    <style:style style:name="clr_23_8B532B" style:display-name="clr#8B532B" style:family="table-cell" style:parent-style-name="Default" style:data-style-name="N0">
      <style:table-cell-properties fo:background-color="#8b532b"/>
    </style:style>
    <style:style style:name="clr_23_7F4B27" style:display-name="clr#7F4B27" style:family="table-cell" style:parent-style-name="Default" style:data-style-name="N0">
      <style:table-cell-properties fo:background-color="#7f4b27"/>
    </style:style>
    <style:style style:name="clr_23_734323" style:display-name="clr#734323" style:family="table-cell" style:parent-style-name="Default" style:data-style-name="N0">
      <style:table-cell-properties fo:background-color="#734323"/>
    </style:style>
    <style:style style:name="clr_23_633F1F" style:display-name="clr#633F1F" style:family="table-cell" style:parent-style-name="Default" style:data-style-name="N0">
      <style:table-cell-properties fo:background-color="#633f1f"/>
    </style:style>
    <style:style style:name="clr_23_57371B" style:display-name="clr#57371B" style:family="table-cell" style:parent-style-name="Default" style:data-style-name="N0">
      <style:table-cell-properties fo:background-color="#57371b"/>
    </style:style>
    <style:style style:name="clr_23_4B2F17" style:display-name="clr#4B2F17" style:family="table-cell" style:parent-style-name="Default" style:data-style-name="N0">
      <style:table-cell-properties fo:background-color="#4b2f17"/>
    </style:style>
    <style:style style:name="clr_23_3B2713" style:display-name="clr#3B2713" style:family="table-cell" style:parent-style-name="Default" style:data-style-name="N0">
      <style:table-cell-properties fo:background-color="#3b2713"/>
    </style:style>
    <style:style style:name="clr_23_2F1F0F" style:display-name="clr#2F1F0F" style:family="table-cell" style:parent-style-name="Default" style:data-style-name="N0">
      <style:table-cell-properties fo:background-color="#2f1f0f"/>
    </style:style>
    <style:style style:name="clr_23_23170B" style:display-name="clr#23170B" style:family="table-cell" style:parent-style-name="Default" style:data-style-name="N0">
      <style:table-cell-properties fo:background-color="#23170b"/>
    </style:style>
    <style:style style:name="clr_23_D8E3A2" style:display-name="clr#D8E3A2" style:family="table-cell" style:parent-style-name="Default" style:data-style-name="N0">
      <style:table-cell-properties fo:background-color="#d8e3a2"/>
    </style:style>
    <style:style style:name="clr_23_B9CD7F" style:display-name="clr#B9CD7F" style:family="table-cell" style:parent-style-name="Default" style:data-style-name="N0">
      <style:table-cell-properties fo:background-color="#b9cd7f"/>
    </style:style>
    <style:style style:name="clr_23_9FB765" style:display-name="clr#9FB765" style:family="table-cell" style:parent-style-name="Default" style:data-style-name="N0">
      <style:table-cell-properties fo:background-color="#9fb765"/>
    </style:style>
    <style:style style:name="clr_23_82A24D" style:display-name="clr#82A24D" style:family="table-cell" style:parent-style-name="Default" style:data-style-name="N0">
      <style:table-cell-properties fo:background-color="#82a24d"/>
    </style:style>
    <style:style style:name="clr_23_6D9242" style:display-name="clr#6D9242" style:family="table-cell" style:parent-style-name="Default" style:data-style-name="N0">
      <style:table-cell-properties fo:background-color="#6d9242"/>
    </style:style>
    <style:style style:name="clr_23_65893C" style:display-name="clr#65893C" style:family="table-cell" style:parent-style-name="Default" style:data-style-name="N0">
      <style:table-cell-properties fo:background-color="#65893c"/>
    </style:style>
    <style:style style:name="clr_23_5C7F36" style:display-name="clr#5C7F36" style:family="table-cell" style:parent-style-name="Default" style:data-style-name="N0">
      <style:table-cell-properties fo:background-color="#5c7f36"/>
    </style:style>
    <style:style style:name="clr_23_547630" style:display-name="clr#547630" style:family="table-cell" style:parent-style-name="Default" style:data-style-name="N0">
      <style:table-cell-properties fo:background-color="#547630"/>
    </style:style>
    <style:style style:name="clr_23_4C6C2A" style:display-name="clr#4C6C2A" style:family="table-cell" style:parent-style-name="Default" style:data-style-name="N0">
      <style:table-cell-properties fo:background-color="#4c6c2a"/>
    </style:style>
    <style:style style:name="clr_23_416225" style:display-name="clr#416225" style:family="table-cell" style:parent-style-name="Default" style:data-style-name="N0">
      <style:table-cell-properties fo:background-color="#416225"/>
    </style:style>
    <style:style style:name="clr_23_355722" style:display-name="clr#355722" style:family="table-cell" style:parent-style-name="Default" style:data-style-name="N0">
      <style:table-cell-properties fo:background-color="#355722"/>
    </style:style>
    <style:style style:name="clr_23_334B23" style:display-name="clr#334B23" style:family="table-cell" style:parent-style-name="Default" style:data-style-name="N0">
      <style:table-cell-properties fo:background-color="#334b23"/>
    </style:style>
    <style:style style:name="clr_23_2D4025" style:display-name="clr#2D4025" style:family="table-cell" style:parent-style-name="Default" style:data-style-name="N0">
      <style:table-cell-properties fo:background-color="#2d4025"/>
    </style:style>
    <style:style style:name="clr_23_2B3827" style:display-name="clr#2B3827" style:family="table-cell" style:parent-style-name="Default" style:data-style-name="N0">
      <style:table-cell-properties fo:background-color="#2b3827"/>
    </style:style>
    <style:style style:name="clr_23_263328" style:display-name="clr#263328" style:family="table-cell" style:parent-style-name="Default" style:data-style-name="N0">
      <style:table-cell-properties fo:background-color="#263328"/>
    </style:style>
    <style:style style:name="clr_23_2B2E2D" style:display-name="clr#2B2E2D" style:family="table-cell" style:parent-style-name="Default" style:data-style-name="N0">
      <style:table-cell-properties fo:background-color="#2b2e2d"/>
    </style:style>
    <style:style style:name="clr_23_B3734F" style:display-name="clr#B3734F" style:family="table-cell" style:parent-style-name="Default" style:data-style-name="N0">
      <style:table-cell-properties fo:background-color="#b3734f"/>
    </style:style>
    <style:style style:name="clr_23_AF6F4B" style:display-name="clr#AF6F4B" style:family="table-cell" style:parent-style-name="Default" style:data-style-name="N0">
      <style:table-cell-properties fo:background-color="#af6f4b"/>
    </style:style>
    <style:style style:name="clr_23_AB6B47" style:display-name="clr#AB6B47" style:family="table-cell" style:parent-style-name="Default" style:data-style-name="N0">
      <style:table-cell-properties fo:background-color="#ab6b47"/>
    </style:style>
    <style:style style:name="clr_23_A76743" style:display-name="clr#A76743" style:family="table-cell" style:parent-style-name="Default" style:data-style-name="N0">
      <style:table-cell-properties fo:background-color="#a76743"/>
    </style:style>
    <style:style style:name="clr_23_9F633F" style:display-name="clr#9F633F" style:family="table-cell" style:parent-style-name="Default" style:data-style-name="N0">
      <style:table-cell-properties fo:background-color="#9f633f"/>
    </style:style>
    <style:style style:name="clr_23_9B5F3B" style:display-name="clr#9B5F3B" style:family="table-cell" style:parent-style-name="Default" style:data-style-name="N0">
      <style:table-cell-properties fo:background-color="#9b5f3b"/>
    </style:style>
    <style:style style:name="clr_23_975B37" style:display-name="clr#975B37" style:family="table-cell" style:parent-style-name="Default" style:data-style-name="N0">
      <style:table-cell-properties fo:background-color="#975b37"/>
    </style:style>
    <style:style style:name="clr_23_8F5733" style:display-name="clr#8F5733" style:family="table-cell" style:parent-style-name="Default" style:data-style-name="N0">
      <style:table-cell-properties fo:background-color="#8f5733"/>
    </style:style>
    <style:style style:name="clr_23_282828" style:display-name="clr#282828" style:family="table-cell" style:parent-style-name="Default" style:data-style-name="N0">
      <style:table-cell-properties fo:background-color="#282828"/>
    </style:style>
    <style:style style:name="clr_23_262626" style:display-name="clr#262626" style:family="table-cell" style:parent-style-name="Default" style:data-style-name="N0">
      <style:table-cell-properties fo:background-color="#262626"/>
    </style:style>
    <style:style style:name="clr_23_232323" style:display-name="clr#232323" style:family="table-cell" style:parent-style-name="Default" style:data-style-name="N0">
      <style:table-cell-properties fo:background-color="#232323"/>
    </style:style>
    <style:style style:name="clr_23_1F1F1F" style:display-name="clr#1F1F1F" style:family="table-cell" style:parent-style-name="Default" style:data-style-name="N0">
      <style:table-cell-properties fo:background-color="#1f1f1f"/>
    </style:style>
    <style:style style:name="clr_23_1B1B1B" style:display-name="clr#1B1B1B" style:family="table-cell" style:parent-style-name="Default" style:data-style-name="N0">
      <style:table-cell-properties fo:background-color="#1b1b1b"/>
    </style:style>
    <style:style style:name="clr_23_171717" style:display-name="clr#171717" style:family="table-cell" style:parent-style-name="Default" style:data-style-name="N0">
      <style:table-cell-properties fo:background-color="#171717"/>
    </style:style>
    <style:style style:name="clr_23_131313" style:display-name="clr#131313" style:family="table-cell" style:parent-style-name="Default" style:data-style-name="N0">
      <style:table-cell-properties fo:background-color="#131313"/>
    </style:style>
    <style:style style:name="clr_23_0F0F0F" style:display-name="clr#0F0F0F" style:family="table-cell" style:parent-style-name="Default" style:data-style-name="N0">
      <style:table-cell-properties fo:background-color="#0f0f0f"/>
    </style:style>
    <style:style style:name="clr_23_FEFFC7" style:display-name="clr#FEFFC7" style:family="table-cell" style:parent-style-name="Default" style:data-style-name="N0">
      <style:table-cell-properties fo:background-color="#feffc7"/>
    </style:style>
    <style:style style:name="clr_23_FEF5B9" style:display-name="clr#FEF5B9" style:family="table-cell" style:parent-style-name="Default" style:data-style-name="N0">
      <style:table-cell-properties fo:background-color="#fef5b9"/>
    </style:style>
    <style:style style:name="clr_23_FEEBAA" style:display-name="clr#FEEBAA" style:family="table-cell" style:parent-style-name="Default" style:data-style-name="N0">
      <style:table-cell-properties fo:background-color="#feebaa"/>
    </style:style>
    <style:style style:name="clr_23_FEE19C" style:display-name="clr#FEE19C" style:family="table-cell" style:parent-style-name="Default" style:data-style-name="N0">
      <style:table-cell-properties fo:background-color="#fee19c"/>
    </style:style>
    <style:style style:name="clr_23_FFD78D" style:display-name="clr#FFD78D" style:family="table-cell" style:parent-style-name="Default" style:data-style-name="N0">
      <style:table-cell-properties fo:background-color="#ffd78d"/>
    </style:style>
    <style:style style:name="clr_23_FFCD7F" style:display-name="clr#FFCD7F" style:family="table-cell" style:parent-style-name="Default" style:data-style-name="N0">
      <style:table-cell-properties fo:background-color="#ffcd7f"/>
    </style:style>
    <style:style style:name="clr_23_FFC370" style:display-name="clr#FFC370" style:family="table-cell" style:parent-style-name="Default" style:data-style-name="N0">
      <style:table-cell-properties fo:background-color="#ffc370"/>
    </style:style>
    <style:style style:name="clr_23_FFB962" style:display-name="clr#FFB962" style:family="table-cell" style:parent-style-name="Default" style:data-style-name="N0">
      <style:table-cell-properties fo:background-color="#ffb962"/>
    </style:style>
    <style:style style:name="clr_23_FFAF53" style:display-name="clr#FFAF53" style:family="table-cell" style:parent-style-name="Default" style:data-style-name="N0">
      <style:table-cell-properties fo:background-color="#ffaf53"/>
    </style:style>
    <style:style style:name="clr_23_F1A736" style:display-name="clr#F1A736" style:family="table-cell" style:parent-style-name="Default" style:data-style-name="N0">
      <style:table-cell-properties fo:background-color="#f1a736"/>
    </style:style>
    <style:style style:name="clr_23_EA9B32" style:display-name="clr#EA9B32" style:family="table-cell" style:parent-style-name="Default" style:data-style-name="N0">
      <style:table-cell-properties fo:background-color="#ea9b32"/>
    </style:style>
    <style:style style:name="clr_23_E28F2E" style:display-name="clr#E28F2E" style:family="table-cell" style:parent-style-name="Default" style:data-style-name="N0">
      <style:table-cell-properties fo:background-color="#e28f2e"/>
    </style:style>
    <style:style style:name="clr_23_DB832B" style:display-name="clr#DB832B" style:family="table-cell" style:parent-style-name="Default" style:data-style-name="N0">
      <style:table-cell-properties fo:background-color="#db832b"/>
    </style:style>
    <style:style style:name="clr_23_D47727" style:display-name="clr#D47727" style:family="table-cell" style:parent-style-name="Default" style:data-style-name="N0">
      <style:table-cell-properties fo:background-color="#d47727"/>
    </style:style>
    <style:style style:name="clr_23_CD6B23" style:display-name="clr#CD6B23" style:family="table-cell" style:parent-style-name="Default" style:data-style-name="N0">
      <style:table-cell-properties fo:background-color="#cd6b23"/>
    </style:style>
    <style:style style:name="clr_23_C65F1F" style:display-name="clr#C65F1F" style:family="table-cell" style:parent-style-name="Default" style:data-style-name="N0">
      <style:table-cell-properties fo:background-color="#c65f1f"/>
    </style:style>
    <style:style style:name="clr_23_BE541B" style:display-name="clr#BE541B" style:family="table-cell" style:parent-style-name="Default" style:data-style-name="N0">
      <style:table-cell-properties fo:background-color="#be541b"/>
    </style:style>
    <style:style style:name="clr_23_B74817" style:display-name="clr#B74817" style:family="table-cell" style:parent-style-name="Default" style:data-style-name="N0">
      <style:table-cell-properties fo:background-color="#b74817"/>
    </style:style>
    <style:style style:name="clr_23_B03C13" style:display-name="clr#B03C13" style:family="table-cell" style:parent-style-name="Default" style:data-style-name="N0">
      <style:table-cell-properties fo:background-color="#b03c13"/>
    </style:style>
    <style:style style:name="clr_23_A9300F" style:display-name="clr#A9300F" style:family="table-cell" style:parent-style-name="Default" style:data-style-name="N0">
      <style:table-cell-properties fo:background-color="#a9300f"/>
    </style:style>
    <style:style style:name="clr_23_A2240C" style:display-name="clr#A2240C" style:family="table-cell" style:parent-style-name="Default" style:data-style-name="N0">
      <style:table-cell-properties fo:background-color="#a2240c"/>
    </style:style>
    <style:style style:name="clr_23_9A1808" style:display-name="clr#9A1808" style:family="table-cell" style:parent-style-name="Default" style:data-style-name="N0">
      <style:table-cell-properties fo:background-color="#9a1808"/>
    </style:style>
    <style:style style:name="clr_23_930C04" style:display-name="clr#930C04" style:family="table-cell" style:parent-style-name="Default" style:data-style-name="N0">
      <style:table-cell-properties fo:background-color="#930c04"/>
    </style:style>
    <style:style style:name="clr_23_821600" style:display-name="clr#821600" style:family="table-cell" style:parent-style-name="Default" style:data-style-name="N0">
      <style:table-cell-properties fo:background-color="#821600"/>
    </style:style>
    <style:style style:name="clr_23_6F2200" style:display-name="clr#6F2200" style:family="table-cell" style:parent-style-name="Default" style:data-style-name="N0">
      <style:table-cell-properties fo:background-color="#6f2200"/>
    </style:style>
    <style:style style:name="clr_23_662101" style:display-name="clr#662101" style:family="table-cell" style:parent-style-name="Default" style:data-style-name="N0">
      <style:table-cell-properties fo:background-color="#662101"/>
    </style:style>
    <style:style style:name="clr_23_5C2103" style:display-name="clr#5C2103" style:family="table-cell" style:parent-style-name="Default" style:data-style-name="N0">
      <style:table-cell-properties fo:background-color="#5c2103"/>
    </style:style>
    <style:style style:name="clr_23_53200A" style:display-name="clr#53200A" style:family="table-cell" style:parent-style-name="Default" style:data-style-name="N0">
      <style:table-cell-properties fo:background-color="#53200a"/>
    </style:style>
    <style:style style:name="clr_23_4A271B" style:display-name="clr#4A271B" style:family="table-cell" style:parent-style-name="Default" style:data-style-name="N0">
      <style:table-cell-properties fo:background-color="#4a271b"/>
    </style:style>
    <style:style style:name="clr_23_412921" style:display-name="clr#412921" style:family="table-cell" style:parent-style-name="Default" style:data-style-name="N0">
      <style:table-cell-properties fo:background-color="#412921"/>
    </style:style>
    <style:style style:name="clr_23_392B27" style:display-name="clr#392B27" style:family="table-cell" style:parent-style-name="Default" style:data-style-name="N0">
      <style:table-cell-properties fo:background-color="#392b27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2T16:50:49.522000000</dc:date>
    <meta:editing-duration>PT8M31S</meta:editing-duration>
    <meta:editing-cycles>1</meta:editing-cycles>
    <meta:document-statistic meta:table-count="1" meta:cell-count="1280" meta:object-count="0"/>
    <meta:generator>LibreOffice/6.1.2.1$Windows_X86_64 LibreOffice_project/65905a128db06ba48db947242809d14d3f9a93fe</meta:generator>
  </office:meta>
</office:document-meta>
</file>